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1.jpeg" manifest:media-type="image/jpeg"/>
  <manifest:file-entry manifest:full-path="media/image10.png" manifest:media-type="image/png"/>
  <manifest:file-entry manifest:full-path="media/image13.jpeg" manifest:media-type="image/jpeg"/>
  <manifest:file-entry manifest:full-path="media/image14.png" manifest:media-type="image/png"/>
  <manifest:file-entry manifest:full-path="media/image12.jpeg" manifest:media-type="image/jpeg"/>
  <manifest:file-entry manifest:full-path="media/image9.png" manifest:media-type="image/png"/>
  <manifest:file-entry manifest:full-path="media/image7.png" manifest:media-type="image/png"/>
  <manifest:file-entry manifest:full-path="media/image2.jpg" manifest:media-type="image/png"/>
  <manifest:file-entry manifest:full-path="media/image3.png" manifest:media-type="image/png"/>
  <manifest:file-entry manifest:full-path="media/image4.png" manifest:media-type="image/png"/>
  <manifest:file-entry manifest:full-path="media/image5.jpeg" manifest:media-type="image/jpeg"/>
  <manifest:file-entry manifest:full-path="media/image6.jpeg" manifest:media-type="image/jpeg"/>
  <manifest:file-entry manifest:full-path="media/image8.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Courier New" svg:font-family="Courier New" style:font-family-generic="modern" style:font-pitch="fixed" svg:panose-1="2 7 3 9 2 2 5 2 4 4"/>
    <style:font-face style:name="Helvetica" svg:font-family="Helvetica" style:font-family-generic="swiss" style:font-pitch="variable" svg:panose-1="2 11 6 4 2 2 2 2 2 4"/>
  </office:font-face-decls>
  <office:automatic-styles>
    <style:style style:name="P1" style:parent-style-name="Standard" style:master-page-name="MP0" style:family="paragraph">
      <style:paragraph-properties fo:break-before="page" fo:text-align="center"/>
    </style:style>
    <style:style style:name="T6" style:parent-style-name="DefaultParagraphFont" style:family="text">
      <style:text-properties style:language-asian="en" style:country-asian="CA"/>
    </style:style>
    <style:style style:name="P7" style:parent-style-name="Standard" style:family="paragraph">
      <style:paragraph-properties fo:text-align="center"/>
      <style:text-properties fo:font-weight="bold" style:font-weight-asian="bold" fo:font-size="14pt" style:font-size-asian="14pt" style:font-size-complex="14pt" style:text-underline-type="single" style:text-underline-style="wave" style:text-underline-width="auto" style:text-underline-mode="continuous"/>
    </style:style>
    <style:style style:name="P8" style:parent-style-name="Standard" style:family="paragraph">
      <style:paragraph-properties fo:text-align="center"/>
    </style:style>
    <style:style style:name="T9" style:parent-style-name="DefaultParagraphFont" style:family="text">
      <style:text-properties style:language-asian="en" style:country-asian="CA"/>
    </style:style>
    <style:style style:name="T10" style:parent-style-name="DefaultParagraphFont" style:family="text">
      <style:text-properties style:language-asian="en" style:country-asian="CA"/>
    </style:style>
    <style:style style:name="T11" style:parent-style-name="DefaultParagraphFont" style:family="text">
      <style:text-properties style:language-asian="en" style:country-asian="CA"/>
    </style:style>
    <style:style style:name="P12" style:parent-style-name="Standard" style:family="paragraph">
      <style:paragraph-properties fo:text-align="center"/>
      <style:text-properties fo:font-weight="bold" style:font-weight-asian="bold" fo:font-size="14pt" style:font-size-asian="14pt" style:font-size-complex="14pt"/>
    </style:style>
    <style:style style:name="TableColumn14" style:family="table-column">
      <style:table-column-properties style:column-width="1.1993in" style:use-optimal-column-width="false"/>
    </style:style>
    <style:style style:name="TableColumn15" style:family="table-column">
      <style:table-column-properties style:column-width="1.5625in" style:use-optimal-column-width="false"/>
    </style:style>
    <style:style style:name="TableColumn16" style:family="table-column">
      <style:table-column-properties style:column-width="1.8027in" style:use-optimal-column-width="false"/>
    </style:style>
    <style:style style:name="TableColumn17" style:family="table-column">
      <style:table-column-properties style:column-width="1.759in" style:use-optimal-column-width="false"/>
    </style:style>
    <style:style style:name="TableColumn18" style:family="table-column">
      <style:table-column-properties style:column-width="1.327in" style:use-optimal-column-width="false"/>
    </style:style>
    <style:style style:name="Table13" style:family="table">
      <style:table-properties style:width="7.6506in" fo:margin-left="-0.075in" table:align="left"/>
    </style:style>
    <style:style style:name="TableRow19" style:family="table-row">
      <style:table-row-properties style:use-optimal-row-height="false"/>
    </style:style>
    <style:style style:name="TableCell20" style:family="table-cell">
      <style:table-cell-properties fo:border="0.0069in solid #00000A" fo:padding-top="0in" fo:padding-left="0.075in" fo:padding-bottom="0in" fo:padding-right="0.075in"/>
    </style:style>
    <style:style style:name="P21" style:parent-style-name="Standard" style:family="paragraph">
      <style:paragraph-properties fo:text-align="center" fo:margin-bottom="0in" fo:line-height="100%"/>
    </style:style>
    <style:style style:name="TableCell22" style:family="table-cell">
      <style:table-cell-properties fo:border="0.0069in solid #00000A" fo:padding-top="0in" fo:padding-left="0.075in" fo:padding-bottom="0in" fo:padding-right="0.075in"/>
    </style:style>
    <style:style style:name="P23" style:parent-style-name="Standard" style:family="paragraph">
      <style:paragraph-properties fo:text-align="center" fo:margin-bottom="0in" fo:line-height="100%"/>
    </style:style>
    <style:style style:name="TableCell24" style:family="table-cell">
      <style:table-cell-properties fo:border="0.0069in solid #00000A" fo:padding-top="0in" fo:padding-left="0.075in" fo:padding-bottom="0in" fo:padding-right="0.075in"/>
    </style:style>
    <style:style style:name="P25" style:parent-style-name="Standard" style:family="paragraph">
      <style:paragraph-properties fo:text-align="center" fo:margin-bottom="0in" fo:line-height="100%"/>
    </style:style>
    <style:style style:name="TableCell26" style:family="table-cell">
      <style:table-cell-properties fo:border="0.0069in solid #00000A" fo:padding-top="0in" fo:padding-left="0.075in" fo:padding-bottom="0in" fo:padding-right="0.075in"/>
    </style:style>
    <style:style style:name="P27" style:parent-style-name="Standard" style:family="paragraph">
      <style:paragraph-properties fo:text-align="center" fo:margin-bottom="0in" fo:line-height="100%"/>
    </style:style>
    <style:style style:name="P28" style:parent-style-name="Standard" style:family="paragraph">
      <style:paragraph-properties fo:text-align="center" fo:margin-bottom="0in" fo:line-height="100%"/>
      <style:text-properties fo:font-weight="bold" style:font-weight-asian="bold" fo:font-size="14pt" style:font-size-asian="14pt" style:font-size-complex="14pt"/>
    </style:style>
    <style:style style:name="TableCell29" style:family="table-cell">
      <style:table-cell-properties fo:border="0.0069in solid #00000A" fo:padding-top="0in" fo:padding-left="0.075in" fo:padding-bottom="0in" fo:padding-right="0.075in"/>
    </style:style>
    <style:style style:name="P30" style:parent-style-name="Standard" style:family="paragraph">
      <style:paragraph-properties fo:text-align="center" fo:margin-bottom="0in" fo:line-height="100%"/>
    </style:style>
    <style:style style:name="TableRow31" style:family="table-row">
      <style:table-row-properties style:use-optimal-row-height="false"/>
    </style:style>
    <style:style style:name="TableCell32" style:family="table-cell">
      <style:table-cell-properties fo:border="0.0069in solid #00000A" fo:padding-top="0in" fo:padding-left="0.075in" fo:padding-bottom="0in" fo:padding-right="0.075in"/>
    </style:style>
    <style:style style:name="P33" style:parent-style-name="Standard" style:family="paragraph">
      <style:paragraph-properties fo:text-align="center" fo:margin-bottom="0in" fo:line-height="100%"/>
    </style:style>
    <style:style style:name="TableCell34" style:family="table-cell">
      <style:table-cell-properties fo:border="0.0069in solid #00000A" fo:padding-top="0in" fo:padding-left="0.075in" fo:padding-bottom="0in" fo:padding-right="0.075in"/>
    </style:style>
    <style:style style:name="P35" style:parent-style-name="Standard" style:family="paragraph">
      <style:paragraph-properties fo:text-align="center" fo:margin-bottom="0in" fo:line-height="100%"/>
    </style:style>
    <style:style style:name="P36" style:parent-style-name="Standard" style:family="paragraph">
      <style:paragraph-properties fo:text-align="center" fo:margin-bottom="0in" fo:line-height="100%"/>
      <style:text-properties fo:font-weight="bold" style:font-weight-asian="bold" fo:font-size="14pt" style:font-size-asian="14pt" style:font-size-complex="14pt"/>
    </style:style>
    <style:style style:name="TableCell37" style:family="table-cell">
      <style:table-cell-properties fo:border="0.0069in solid #00000A" fo:padding-top="0in" fo:padding-left="0.075in" fo:padding-bottom="0in" fo:padding-right="0.075in"/>
    </style:style>
    <style:style style:name="P38" style:parent-style-name="Standard" style:family="paragraph">
      <style:paragraph-properties fo:text-align="center" fo:margin-bottom="0in" fo:line-height="100%"/>
    </style:style>
    <style:style style:name="TableCell39" style:family="table-cell">
      <style:table-cell-properties fo:border="0.0069in solid #00000A" fo:padding-top="0in" fo:padding-left="0.075in" fo:padding-bottom="0in" fo:padding-right="0.075in"/>
    </style:style>
    <style:style style:name="P40" style:parent-style-name="Standard" style:family="paragraph">
      <style:paragraph-properties fo:text-align="center" fo:margin-bottom="0in" fo:line-height="100%"/>
      <style:text-properties fo:font-weight="bold" style:font-weight-asian="bold" fo:font-size="14pt" style:font-size-asian="14pt" style:font-size-complex="14pt"/>
    </style:style>
    <style:style style:name="TableCell41" style:family="table-cell">
      <style:table-cell-properties fo:border="0.0069in solid #00000A" fo:padding-top="0in" fo:padding-left="0.075in" fo:padding-bottom="0in" fo:padding-right="0.075in"/>
    </style:style>
    <style:style style:name="P42" style:parent-style-name="Standard" style:family="paragraph">
      <style:paragraph-properties fo:text-align="center" fo:margin-bottom="0in" fo:line-height="100%"/>
    </style:style>
    <style:style style:name="TableRow43" style:family="table-row">
      <style:table-row-properties style:use-optimal-row-height="false"/>
    </style:style>
    <style:style style:name="TableCell44" style:family="table-cell">
      <style:table-cell-properties fo:border="0.0069in solid #00000A" fo:padding-top="0in" fo:padding-left="0.075in" fo:padding-bottom="0in" fo:padding-right="0.075in"/>
    </style:style>
    <style:style style:name="P45" style:parent-style-name="Standard" style:family="paragraph">
      <style:paragraph-properties fo:text-align="center" fo:margin-bottom="0in" fo:line-height="100%"/>
    </style:style>
    <style:style style:name="TableCell46" style:family="table-cell">
      <style:table-cell-properties fo:border="0.0069in solid #00000A" fo:padding-top="0in" fo:padding-left="0.075in" fo:padding-bottom="0in" fo:padding-right="0.075in"/>
    </style:style>
    <style:style style:name="P47" style:parent-style-name="Standard" style:family="paragraph">
      <style:paragraph-properties fo:text-align="center" fo:margin-bottom="0in" fo:line-height="100%"/>
    </style:style>
    <style:style style:name="TableCell48" style:family="table-cell">
      <style:table-cell-properties fo:border="0.0069in solid #00000A" fo:padding-top="0in" fo:padding-left="0.075in" fo:padding-bottom="0in" fo:padding-right="0.075in"/>
    </style:style>
    <style:style style:name="P49" style:parent-style-name="Standard" style:family="paragraph">
      <style:paragraph-properties fo:text-align="center" fo:margin-bottom="0in" fo:line-height="100%"/>
    </style:style>
    <style:style style:name="TableCell50" style:family="table-cell">
      <style:table-cell-properties fo:border="0.0069in solid #00000A" fo:padding-top="0in" fo:padding-left="0.075in" fo:padding-bottom="0in" fo:padding-right="0.075in"/>
    </style:style>
    <style:style style:name="P51" style:parent-style-name="Standard" style:family="paragraph">
      <style:paragraph-properties fo:text-align="center" fo:margin-bottom="0in" fo:line-height="100%"/>
    </style:style>
    <style:style style:name="P52" style:parent-style-name="Standard" style:family="paragraph">
      <style:paragraph-properties fo:text-align="center" fo:margin-bottom="0in" fo:line-height="100%"/>
      <style:text-properties fo:font-weight="bold" style:font-weight-asian="bold" fo:font-size="14pt" style:font-size-asian="14pt" style:font-size-complex="14pt"/>
    </style:style>
    <style:style style:name="TableCell53" style:family="table-cell">
      <style:table-cell-properties fo:border="0.0069in solid #00000A" fo:padding-top="0in" fo:padding-left="0.075in" fo:padding-bottom="0in" fo:padding-right="0.075in"/>
    </style:style>
    <style:style style:name="P54" style:parent-style-name="Standard" style:family="paragraph">
      <style:paragraph-properties fo:text-align="center" fo:margin-bottom="0in" fo:line-height="100%"/>
    </style:style>
    <style:style style:name="TableRow55" style:family="table-row">
      <style:table-row-properties style:use-optimal-row-height="false"/>
    </style:style>
    <style:style style:name="TableCell56" style:family="table-cell">
      <style:table-cell-properties fo:border="0.0069in solid #00000A" fo:padding-top="0in" fo:padding-left="0.075in" fo:padding-bottom="0in" fo:padding-right="0.075in"/>
    </style:style>
    <style:style style:name="P57" style:parent-style-name="Standard" style:family="paragraph">
      <style:paragraph-properties fo:text-align="center" fo:margin-bottom="0in" fo:line-height="100%"/>
    </style:style>
    <style:style style:name="TableCell58" style:family="table-cell">
      <style:table-cell-properties fo:border="0.0069in solid #00000A" fo:padding-top="0in" fo:padding-left="0.075in" fo:padding-bottom="0in" fo:padding-right="0.075in"/>
    </style:style>
    <style:style style:name="P59" style:parent-style-name="Standard" style:family="paragraph">
      <style:paragraph-properties fo:text-align="center" fo:margin-bottom="0in" fo:line-height="100%"/>
    </style:style>
    <style:style style:name="TableCell60" style:family="table-cell">
      <style:table-cell-properties fo:border="0.0069in solid #00000A" fo:padding-top="0in" fo:padding-left="0.075in" fo:padding-bottom="0in" fo:padding-right="0.075in"/>
    </style:style>
    <style:style style:name="P61" style:parent-style-name="Standard" style:family="paragraph">
      <style:paragraph-properties fo:text-align="center" fo:margin-bottom="0in" fo:line-height="100%"/>
    </style:style>
    <style:style style:name="TableCell62" style:family="table-cell">
      <style:table-cell-properties fo:border="0.0069in solid #00000A" fo:padding-top="0in" fo:padding-left="0.075in" fo:padding-bottom="0in" fo:padding-right="0.075in"/>
    </style:style>
    <style:style style:name="P63" style:parent-style-name="Standard" style:family="paragraph">
      <style:paragraph-properties fo:text-align="center" fo:margin-bottom="0in" fo:line-height="100%"/>
    </style:style>
    <style:style style:name="P64" style:parent-style-name="Standard" style:family="paragraph">
      <style:paragraph-properties fo:text-align="center" fo:margin-bottom="0in" fo:line-height="100%"/>
      <style:text-properties fo:font-weight="bold" style:font-weight-asian="bold" fo:font-size="14pt" style:font-size-asian="14pt" style:font-size-complex="14pt"/>
    </style:style>
    <style:style style:name="TableCell65" style:family="table-cell">
      <style:table-cell-properties fo:border="0.0069in solid #00000A" fo:padding-top="0in" fo:padding-left="0.075in" fo:padding-bottom="0in" fo:padding-right="0.075in"/>
    </style:style>
    <style:style style:name="P66" style:parent-style-name="Standard" style:family="paragraph">
      <style:paragraph-properties fo:text-align="center" fo:margin-bottom="0in" fo:line-height="100%"/>
    </style:style>
    <style:style style:name="P67" style:parent-style-name="Standard" style:family="paragraph">
      <style:paragraph-properties fo:text-align="center" fo:margin-bottom="0in" fo:line-height="100%"/>
      <style:text-properties fo:font-weight="bold" style:font-weight-asian="bold" fo:font-size="14pt" style:font-size-asian="14pt" style:font-size-complex="14pt"/>
    </style:style>
    <style:style style:name="P68" style:parent-style-name="Standard" style:family="paragraph">
      <style:paragraph-properties fo:text-align="center"/>
      <style:text-properties fo:font-weight="bold" style:font-weight-asian="bold" fo:text-transform="uppercase" fo:font-size="14pt" style:font-size-asian="14pt" style:font-size-complex="14pt"/>
    </style:style>
    <style:style style:name="TableColumn70" style:family="table-column">
      <style:table-column-properties style:column-width="1.1993in" style:use-optimal-column-width="false"/>
    </style:style>
    <style:style style:name="TableColumn71" style:family="table-column">
      <style:table-column-properties style:column-width="1.5625in" style:use-optimal-column-width="false"/>
    </style:style>
    <style:style style:name="TableColumn72" style:family="table-column">
      <style:table-column-properties style:column-width="1.8263in" style:use-optimal-column-width="false"/>
    </style:style>
    <style:style style:name="TableColumn73" style:family="table-column">
      <style:table-column-properties style:column-width="1.7354in" style:use-optimal-column-width="false"/>
    </style:style>
    <style:style style:name="TableColumn74" style:family="table-column">
      <style:table-column-properties style:column-width="1.327in" style:use-optimal-column-width="false"/>
    </style:style>
    <style:style style:name="Table69" style:family="table">
      <style:table-properties style:width="7.6506in" fo:margin-left="-0.075in" table:align="left"/>
    </style:style>
    <style:style style:name="TableRow75" style:family="table-row">
      <style:table-row-properties style:use-optimal-row-height="false"/>
    </style:style>
    <style:style style:name="TableCell76" style:family="table-cell">
      <style:table-cell-properties fo:border="0.0069in solid #00000A" fo:padding-top="0in" fo:padding-left="0.075in" fo:padding-bottom="0in" fo:padding-right="0.075in"/>
    </style:style>
    <style:style style:name="P77" style:parent-style-name="Standard" style:family="paragraph">
      <style:paragraph-properties fo:text-align="center" fo:margin-bottom="0in" fo:line-height="100%"/>
    </style:style>
    <style:style style:name="TableCell78" style:family="table-cell">
      <style:table-cell-properties fo:border="0.0069in solid #00000A" fo:padding-top="0in" fo:padding-left="0.075in" fo:padding-bottom="0in" fo:padding-right="0.075in"/>
    </style:style>
    <style:style style:name="P79" style:parent-style-name="Standard" style:family="paragraph">
      <style:paragraph-properties fo:text-align="center" fo:margin-bottom="0in" fo:line-height="100%"/>
    </style:style>
    <style:style style:name="TableCell80" style:family="table-cell">
      <style:table-cell-properties fo:border="0.0069in solid #00000A" fo:padding-top="0in" fo:padding-left="0.075in" fo:padding-bottom="0in" fo:padding-right="0.075in"/>
    </style:style>
    <style:style style:name="P81" style:parent-style-name="Standard" style:family="paragraph">
      <style:paragraph-properties fo:text-align="center" fo:margin-bottom="0in" fo:line-height="100%"/>
    </style:style>
    <style:style style:name="TableCell82" style:family="table-cell">
      <style:table-cell-properties fo:border="0.0069in solid #00000A" fo:padding-top="0in" fo:padding-left="0.075in" fo:padding-bottom="0in" fo:padding-right="0.075in"/>
    </style:style>
    <style:style style:name="P83" style:parent-style-name="Standard" style:family="paragraph">
      <style:paragraph-properties fo:text-align="center" fo:margin-bottom="0in" fo:line-height="100%"/>
    </style:style>
    <style:style style:name="TableCell84" style:family="table-cell">
      <style:table-cell-properties fo:border="0.0069in solid #00000A" fo:padding-top="0in" fo:padding-left="0.075in" fo:padding-bottom="0in" fo:padding-right="0.075in"/>
    </style:style>
    <style:style style:name="P85" style:parent-style-name="Standard" style:family="paragraph">
      <style:paragraph-properties fo:text-align="center" fo:margin-bottom="0in" fo:line-height="100%"/>
    </style:style>
    <style:style style:name="P86" style:parent-style-name="Standard" style:family="paragraph">
      <style:paragraph-properties fo:text-align="center" fo:margin-bottom="0in" fo:line-height="100%"/>
    </style:style>
    <style:style style:name="TableRow87" style:family="table-row">
      <style:table-row-properties style:use-optimal-row-height="false"/>
    </style:style>
    <style:style style:name="TableCell88" style:family="table-cell">
      <style:table-cell-properties fo:border="0.0069in solid #00000A" fo:padding-top="0in" fo:padding-left="0.075in" fo:padding-bottom="0in" fo:padding-right="0.075in"/>
    </style:style>
    <style:style style:name="P89" style:parent-style-name="Standard" style:family="paragraph">
      <style:paragraph-properties fo:text-align="center" fo:margin-bottom="0in" fo:line-height="100%"/>
    </style:style>
    <style:style style:name="TableCell90" style:family="table-cell">
      <style:table-cell-properties fo:border="0.0069in solid #00000A" fo:padding-top="0in" fo:padding-left="0.075in" fo:padding-bottom="0in" fo:padding-right="0.075in"/>
    </style:style>
    <style:style style:name="P91" style:parent-style-name="Standard" style:family="paragraph">
      <style:paragraph-properties fo:text-align="center" fo:margin-bottom="0in" fo:line-height="100%"/>
    </style:style>
    <style:style style:name="TableCell92" style:family="table-cell">
      <style:table-cell-properties fo:border="0.0069in solid #00000A" fo:padding-top="0in" fo:padding-left="0.075in" fo:padding-bottom="0in" fo:padding-right="0.075in"/>
    </style:style>
    <style:style style:name="P93" style:parent-style-name="Standard" style:family="paragraph">
      <style:paragraph-properties fo:text-align="center" fo:margin-bottom="0in" fo:line-height="100%"/>
    </style:style>
    <style:style style:name="TableCell94" style:family="table-cell">
      <style:table-cell-properties fo:border="0.0069in solid #00000A" fo:padding-top="0in" fo:padding-left="0.075in" fo:padding-bottom="0in" fo:padding-right="0.075in"/>
    </style:style>
    <style:style style:name="P95" style:parent-style-name="Standard" style:family="paragraph">
      <style:paragraph-properties fo:text-align="center" fo:margin-bottom="0in" fo:line-height="100%"/>
    </style:style>
    <style:style style:name="TableCell96" style:family="table-cell">
      <style:table-cell-properties fo:border="0.0069in solid #00000A" fo:padding-top="0in" fo:padding-left="0.075in" fo:padding-bottom="0in" fo:padding-right="0.075in"/>
    </style:style>
    <style:style style:name="P97" style:parent-style-name="Standard" style:family="paragraph">
      <style:paragraph-properties fo:text-align="center" fo:margin-bottom="0in" fo:line-height="100%"/>
    </style:style>
    <style:style style:name="P98" style:parent-style-name="Standard" style:family="paragraph">
      <style:paragraph-properties fo:text-align="center" fo:margin-bottom="0in" fo:line-height="100%"/>
    </style:style>
    <style:style style:name="TableRow99" style:family="table-row">
      <style:table-row-properties style:use-optimal-row-height="false"/>
    </style:style>
    <style:style style:name="TableCell100" style:family="table-cell">
      <style:table-cell-properties fo:border="0.0069in solid #00000A" fo:padding-top="0in" fo:padding-left="0.075in" fo:padding-bottom="0in" fo:padding-right="0.075in"/>
    </style:style>
    <style:style style:name="P101" style:parent-style-name="Standard" style:family="paragraph">
      <style:paragraph-properties fo:text-align="center" fo:margin-bottom="0in" fo:line-height="100%"/>
    </style:style>
    <style:style style:name="TableCell102" style:family="table-cell">
      <style:table-cell-properties fo:border="0.0069in solid #00000A" fo:padding-top="0in" fo:padding-left="0.075in" fo:padding-bottom="0in" fo:padding-right="0.075in"/>
    </style:style>
    <style:style style:name="P103" style:parent-style-name="Standard" style:family="paragraph">
      <style:paragraph-properties fo:text-align="center" fo:margin-bottom="0in" fo:line-height="100%"/>
    </style:style>
    <style:style style:name="P104" style:parent-style-name="Standard" style:family="paragraph">
      <style:paragraph-properties fo:text-align="center" fo:margin-bottom="0in" fo:line-height="100%"/>
    </style:style>
    <style:style style:name="TableCell105" style:family="table-cell">
      <style:table-cell-properties fo:border="0.0069in solid #00000A" fo:padding-top="0in" fo:padding-left="0.075in" fo:padding-bottom="0in" fo:padding-right="0.075in"/>
    </style:style>
    <style:style style:name="P106" style:parent-style-name="Standard" style:family="paragraph">
      <style:paragraph-properties fo:text-align="center" fo:margin-bottom="0in" fo:line-height="100%"/>
    </style:style>
    <style:style style:name="TableCell107" style:family="table-cell">
      <style:table-cell-properties fo:border="0.0069in solid #00000A" fo:padding-top="0in" fo:padding-left="0.075in" fo:padding-bottom="0in" fo:padding-right="0.075in"/>
    </style:style>
    <style:style style:name="P108" style:parent-style-name="Standard" style:family="paragraph">
      <style:paragraph-properties fo:text-align="center" fo:margin-bottom="0in" fo:line-height="100%"/>
    </style:style>
    <style:style style:name="TableCell109" style:family="table-cell">
      <style:table-cell-properties fo:border="0.0069in solid #00000A" fo:padding-top="0in" fo:padding-left="0.075in" fo:padding-bottom="0in" fo:padding-right="0.075in"/>
    </style:style>
    <style:style style:name="P110" style:parent-style-name="Standard" style:family="paragraph">
      <style:paragraph-properties fo:text-align="center" fo:margin-bottom="0in" fo:line-height="100%"/>
    </style:style>
    <style:style style:name="P111" style:parent-style-name="Standard" style:family="paragraph">
      <style:paragraph-properties fo:text-align="center" fo:margin-bottom="0in" fo:line-height="100%"/>
    </style:style>
    <style:style style:name="TableRow112" style:family="table-row">
      <style:table-row-properties style:use-optimal-row-height="false"/>
    </style:style>
    <style:style style:name="TableCell113" style:family="table-cell">
      <style:table-cell-properties fo:border="0.0069in solid #00000A" fo:padding-top="0in" fo:padding-left="0.075in" fo:padding-bottom="0in" fo:padding-right="0.075in"/>
    </style:style>
    <style:style style:name="P114" style:parent-style-name="Standard" style:family="paragraph">
      <style:paragraph-properties fo:text-align="center" fo:margin-bottom="0in" fo:line-height="100%"/>
    </style:style>
    <style:style style:name="TableCell115" style:family="table-cell">
      <style:table-cell-properties fo:border="0.0069in solid #00000A" fo:padding-top="0in" fo:padding-left="0.075in" fo:padding-bottom="0in" fo:padding-right="0.075in"/>
    </style:style>
    <style:style style:name="P116" style:parent-style-name="Standard" style:family="paragraph">
      <style:paragraph-properties fo:text-align="center" fo:margin-bottom="0in" fo:line-height="100%"/>
    </style:style>
    <style:style style:name="TableCell117" style:family="table-cell">
      <style:table-cell-properties fo:border="0.0069in solid #00000A" fo:padding-top="0in" fo:padding-left="0.075in" fo:padding-bottom="0in" fo:padding-right="0.075in"/>
    </style:style>
    <style:style style:name="P118" style:parent-style-name="Standard" style:family="paragraph">
      <style:paragraph-properties fo:text-align="center" fo:margin-bottom="0in" fo:line-height="100%"/>
    </style:style>
    <style:style style:name="TableCell119" style:family="table-cell">
      <style:table-cell-properties fo:border="0.0069in solid #00000A" fo:padding-top="0in" fo:padding-left="0.075in" fo:padding-bottom="0in" fo:padding-right="0.075in"/>
    </style:style>
    <style:style style:name="P120" style:parent-style-name="Standard" style:family="paragraph">
      <style:paragraph-properties fo:text-align="center" fo:margin-bottom="0in" fo:line-height="100%"/>
    </style:style>
    <style:style style:name="TableCell121" style:family="table-cell">
      <style:table-cell-properties fo:border="0.0069in solid #00000A" fo:padding-top="0in" fo:padding-left="0.075in" fo:padding-bottom="0in" fo:padding-right="0.075in"/>
    </style:style>
    <style:style style:name="P122" style:parent-style-name="Standard" style:family="paragraph">
      <style:paragraph-properties fo:text-align="center" fo:margin-bottom="0in" fo:line-height="100%"/>
    </style:style>
    <style:style style:name="P123" style:parent-style-name="Standard" style:family="paragraph">
      <style:paragraph-properties fo:text-align="center" fo:margin-bottom="0in" fo:line-height="100%"/>
    </style:style>
    <style:style style:name="TableRow124" style:family="table-row">
      <style:table-row-properties style:use-optimal-row-height="false"/>
    </style:style>
    <style:style style:name="TableCell125" style:family="table-cell">
      <style:table-cell-properties fo:border="0.0069in solid #00000A" fo:padding-top="0in" fo:padding-left="0.075in" fo:padding-bottom="0in" fo:padding-right="0.075in"/>
    </style:style>
    <style:style style:name="P126" style:parent-style-name="Standard" style:family="paragraph">
      <style:paragraph-properties fo:text-align="center" fo:margin-bottom="0in" fo:line-height="100%"/>
    </style:style>
    <style:style style:name="TableCell127" style:family="table-cell">
      <style:table-cell-properties fo:border="0.0069in solid #00000A" fo:padding-top="0in" fo:padding-left="0.075in" fo:padding-bottom="0in" fo:padding-right="0.075in"/>
    </style:style>
    <style:style style:name="P128" style:parent-style-name="Standard" style:family="paragraph">
      <style:paragraph-properties fo:text-align="center" fo:margin-bottom="0in" fo:line-height="100%"/>
    </style:style>
    <style:style style:name="TableCell129" style:family="table-cell">
      <style:table-cell-properties fo:border="0.0069in solid #00000A" fo:padding-top="0in" fo:padding-left="0.075in" fo:padding-bottom="0in" fo:padding-right="0.075in"/>
    </style:style>
    <style:style style:name="P130" style:parent-style-name="Standard" style:family="paragraph">
      <style:paragraph-properties fo:text-align="center" fo:margin-bottom="0in" fo:line-height="100%"/>
    </style:style>
    <style:style style:name="TableCell131" style:family="table-cell">
      <style:table-cell-properties fo:border="0.0069in solid #00000A" fo:padding-top="0in" fo:padding-left="0.075in" fo:padding-bottom="0in" fo:padding-right="0.075in"/>
    </style:style>
    <style:style style:name="P132" style:parent-style-name="Standard" style:family="paragraph">
      <style:paragraph-properties fo:text-align="center" fo:margin-bottom="0in" fo:line-height="100%"/>
    </style:style>
    <style:style style:name="TableCell133" style:family="table-cell">
      <style:table-cell-properties fo:border="0.0069in solid #00000A" fo:padding-top="0in" fo:padding-left="0.075in" fo:padding-bottom="0in" fo:padding-right="0.075in"/>
    </style:style>
    <style:style style:name="P134" style:parent-style-name="Standard" style:family="paragraph">
      <style:paragraph-properties fo:text-align="center" fo:margin-bottom="0in" fo:line-height="100%"/>
    </style:style>
    <style:style style:name="TableRow135" style:family="table-row">
      <style:table-row-properties style:use-optimal-row-height="false"/>
    </style:style>
    <style:style style:name="TableCell136" style:family="table-cell">
      <style:table-cell-properties fo:border="0.0069in solid #00000A" fo:padding-top="0in" fo:padding-left="0.075in" fo:padding-bottom="0in" fo:padding-right="0.075in"/>
    </style:style>
    <style:style style:name="P137" style:parent-style-name="Standard" style:family="paragraph">
      <style:paragraph-properties fo:text-align="center" fo:margin-bottom="0in" fo:line-height="100%"/>
    </style:style>
    <style:style style:name="TableCell138" style:family="table-cell">
      <style:table-cell-properties fo:border="0.0069in solid #00000A" fo:padding-top="0in" fo:padding-left="0.075in" fo:padding-bottom="0in" fo:padding-right="0.075in"/>
    </style:style>
    <style:style style:name="P139" style:parent-style-name="Standard" style:family="paragraph">
      <style:paragraph-properties fo:text-align="center" fo:margin-bottom="0in" fo:line-height="100%"/>
    </style:style>
    <style:style style:name="TableCell140" style:family="table-cell">
      <style:table-cell-properties fo:border="0.0069in solid #00000A" fo:padding-top="0in" fo:padding-left="0.075in" fo:padding-bottom="0in" fo:padding-right="0.075in"/>
    </style:style>
    <style:style style:name="P141" style:parent-style-name="Standard" style:family="paragraph">
      <style:paragraph-properties fo:text-align="center" fo:margin-bottom="0in" fo:line-height="100%"/>
    </style:style>
    <style:style style:name="TableCell142" style:family="table-cell">
      <style:table-cell-properties fo:border="0.0069in solid #00000A" fo:padding-top="0in" fo:padding-left="0.075in" fo:padding-bottom="0in" fo:padding-right="0.075in"/>
    </style:style>
    <style:style style:name="P143" style:parent-style-name="Standard" style:family="paragraph">
      <style:paragraph-properties fo:text-align="center" fo:margin-bottom="0in" fo:line-height="100%"/>
    </style:style>
    <style:style style:name="TableCell144" style:family="table-cell">
      <style:table-cell-properties fo:border="0.0069in solid #00000A" fo:padding-top="0in" fo:padding-left="0.075in" fo:padding-bottom="0in" fo:padding-right="0.075in"/>
    </style:style>
    <style:style style:name="P145" style:parent-style-name="Standard" style:family="paragraph">
      <style:paragraph-properties fo:text-align="center" fo:margin-bottom="0in" fo:line-height="100%"/>
    </style:style>
    <style:style style:name="P146" style:parent-style-name="Standard" style:family="paragraph">
      <style:paragraph-properties fo:text-align="center" fo:margin-bottom="0in" fo:line-height="100%"/>
    </style:style>
    <style:style style:name="TableRow147" style:family="table-row">
      <style:table-row-properties style:use-optimal-row-height="false"/>
    </style:style>
    <style:style style:name="TableCell148" style:family="table-cell">
      <style:table-cell-properties fo:border="0.0069in solid #00000A" fo:padding-top="0in" fo:padding-left="0.075in" fo:padding-bottom="0in" fo:padding-right="0.075in"/>
    </style:style>
    <style:style style:name="P149" style:parent-style-name="Standard" style:family="paragraph">
      <style:paragraph-properties fo:text-align="center" fo:margin-bottom="0in" fo:line-height="100%"/>
    </style:style>
    <style:style style:name="TableCell150" style:family="table-cell">
      <style:table-cell-properties fo:border="0.0069in solid #00000A" fo:padding-top="0in" fo:padding-left="0.075in" fo:padding-bottom="0in" fo:padding-right="0.075in"/>
    </style:style>
    <style:style style:name="P151" style:parent-style-name="Standard" style:family="paragraph">
      <style:paragraph-properties fo:text-align="center" fo:margin-bottom="0in" fo:line-height="100%"/>
    </style:style>
    <style:style style:name="TableCell152" style:family="table-cell">
      <style:table-cell-properties fo:border="0.0069in solid #00000A" fo:padding-top="0in" fo:padding-left="0.075in" fo:padding-bottom="0in" fo:padding-right="0.075in"/>
    </style:style>
    <style:style style:name="P153" style:parent-style-name="Standard" style:family="paragraph">
      <style:paragraph-properties fo:text-align="center" fo:margin-bottom="0in" fo:line-height="100%"/>
    </style:style>
    <style:style style:name="P154" style:parent-style-name="Standard" style:family="paragraph">
      <style:paragraph-properties fo:text-align="center" fo:margin-bottom="0in" fo:line-height="100%"/>
    </style:style>
    <style:style style:name="TableCell155" style:family="table-cell">
      <style:table-cell-properties fo:border="0.0069in solid #00000A" fo:padding-top="0in" fo:padding-left="0.075in" fo:padding-bottom="0in" fo:padding-right="0.075in"/>
    </style:style>
    <style:style style:name="P156" style:parent-style-name="Standard" style:family="paragraph">
      <style:paragraph-properties fo:text-align="center" fo:margin-bottom="0in" fo:line-height="100%"/>
    </style:style>
    <style:style style:name="P157" style:parent-style-name="Standard" style:family="paragraph">
      <style:paragraph-properties fo:text-align="center" fo:margin-bottom="0in" fo:line-height="100%"/>
    </style:style>
    <style:style style:name="TableCell158" style:family="table-cell">
      <style:table-cell-properties fo:border="0.0069in solid #00000A" fo:padding-top="0in" fo:padding-left="0.075in" fo:padding-bottom="0in" fo:padding-right="0.075in"/>
    </style:style>
    <style:style style:name="P159" style:parent-style-name="Standard" style:family="paragraph">
      <style:paragraph-properties fo:text-align="center" fo:margin-bottom="0in" fo:line-height="100%"/>
    </style:style>
    <style:style style:name="P160" style:parent-style-name="Standard" style:family="paragraph">
      <style:paragraph-properties fo:text-align="center" fo:margin-bottom="0in" fo:line-height="100%"/>
    </style:style>
    <style:style style:name="T161"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fo:language="en" fo:country="US"/>
    </style:style>
    <style:style style:name="T162" style:parent-style-name="DefaultParagraphFont" style:family="text">
      <style:text-properties style:font-name="Times New Roman" style:font-name-asian="Times New Roman" style:font-name-complex="Times New Roman" fo:font-weight="bold" style:font-weight-asian="bold" fo:text-transform="uppercase" fo:font-size="14pt" style:font-size-asian="14pt" style:font-size-complex="14pt" fo:language="en" fo:country="US"/>
    </style:style>
    <style:style style:name="T163"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fo:language="en" fo:country="US"/>
    </style:style>
    <style:style style:name="T164"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fo:language="en" fo:country="US"/>
    </style:style>
    <style:style style:name="T165"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fo:language="en" fo:country="US"/>
    </style:style>
    <style:style style:name="T166"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language-asian="en" style:country-asian="CA"/>
    </style:style>
    <style:style style:name="P167" style:parent-style-name="Standard"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4pt" style:font-size-asian="14pt" style:font-size-complex="14pt" style:language-asian="en" style:country-asian="CA"/>
    </style:style>
    <style:style style:name="P168" style:parent-style-name="Standard" style:family="paragraph">
      <style:paragraph-properties fo:margin-top="0.0694in" fo:margin-bottom="0.0694in" fo:line-height="100%"/>
    </style:style>
    <style:style style:name="T169" style:parent-style-name="DefaultParagraphFont" style:family="text">
      <style:text-properties style:font-name="Times New Roman" style:font-name-asian="Times New Roman" style:font-name-complex="Times New Roman" fo:font-weight="bold" style:font-weight-asian="bold" style:font-weight-complex="bold" fo:font-size="16pt" style:font-size-asian="16pt" style:font-size-complex="16pt" style:language-asian="en" style:country-asian="CA"/>
    </style:style>
    <style:style style:name="T170" style:parent-style-name="DefaultParagraphFont" style:family="text">
      <style:text-properties style:font-name="Times New Roman" style:font-name-asian="Times New Roman" style:font-name-complex="Times New Roman" fo:font-weight="bold" style:font-weight-asian="bold" style:font-weight-complex="bold" fo:color="#FF0000" fo:font-size="16pt" style:font-size-asian="16pt" style:font-size-complex="16pt" style:language-asian="en" style:country-asian="CA"/>
    </style:style>
    <style:style style:name="T171"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CA"/>
    </style:style>
    <style:style style:name="T172" style:parent-style-name="DefaultParagraphFont" style:family="text">
      <style:text-properties style:font-name="Times New Roman" style:font-name-asian="Times New Roman" style:font-name-complex="Times New Roman" fo:font-weight="bold" style:font-weight-asian="bold" style:font-weight-complex="bold" fo:color="#FF0000" fo:font-size="12pt" style:font-size-asian="12pt" style:font-size-complex="12pt" style:language-asian="en" style:country-asian="CA"/>
    </style:style>
    <style:style style:name="T173"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174"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175"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176"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177"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178"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179"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180"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181"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182"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183"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184"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185"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186"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187"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188"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189"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190"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191"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192"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193"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P194" style:parent-style-name="Standard" style:family="paragraph">
      <style:paragraph-properties fo:margin-top="0.0694in" fo:margin-bottom="0.0694in" fo:line-height="100%"/>
    </style:style>
    <style:style style:name="P195" style:parent-style-name="Standard" style:family="paragraph">
      <style:paragraph-properties fo:margin-top="0.0694in" fo:margin-bottom="0.0694in" fo:line-height="100%"/>
    </style:style>
    <style:style style:name="T196" style:parent-style-name="DefaultParagraphFont" style:family="text">
      <style:text-properties style:font-name="Times New Roman" style:font-name-asian="Times New Roman" style:font-name-complex="Times New Roman" fo:font-weight="bold" style:font-weight-asian="bold" style:font-weight-complex="bold" fo:text-transform="uppercase" fo:font-size="16pt" style:font-size-asian="16pt" style:font-size-complex="16pt" style:language-asian="en" style:country-asian="CA"/>
    </style:style>
    <style:style style:name="T197" style:parent-style-name="DefaultParagraphFont" style:family="text">
      <style:text-properties style:font-name="Times New Roman" style:font-name-asian="Times New Roman" style:font-name-complex="Times New Roman" fo:font-weight="bold" style:font-weight-asian="bold" style:font-weight-complex="bold" fo:text-transform="uppercase" fo:font-size="16pt" style:font-size-asian="16pt" style:font-size-complex="16pt" style:language-asian="en" style:country-asian="CA"/>
    </style:style>
    <style:style style:name="T198" style:parent-style-name="DefaultParagraphFont" style:family="text">
      <style:text-properties style:font-name="Times New Roman" style:font-name-asian="Times New Roman" style:font-name-complex="Times New Roman" fo:text-transform="uppercase" fo:font-size="14pt" style:font-size-asian="14pt" style:font-size-complex="14pt" style:language-asian="en" style:country-asian="CA"/>
    </style:style>
    <style:style style:name="T199"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200"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201"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202"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203"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204"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205"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206"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207"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208"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209"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210"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211"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212"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213"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214"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215"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216"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217"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218"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219"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220"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221"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222"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223"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224"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225"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226"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227"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228"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229"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230"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231"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232"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233"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234"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235"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236"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237"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238"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239"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240"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241"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242"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243"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244"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245"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246"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247"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248"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249" style:parent-style-name="DefaultParagraphFont" style:family="text">
      <style:text-properties style:font-name="Times New Roman" style:font-name-asian="Times New Roman" style:font-name-complex="Times New Roman" fo:font-style="italic" style:font-style-asian="italic" fo:font-size="14pt" style:font-size-asian="14pt" style:font-size-complex="14pt" style:language-asian="en" style:country-asian="CA"/>
    </style:style>
    <style:style style:name="T250" style:parent-style-name="DefaultParagraphFont" style:family="text">
      <style:text-properties style:font-name="Times New Roman" style:font-name-asian="Times New Roman" style:font-name-complex="Times New Roman" fo:font-style="italic" style:font-style-asian="italic" fo:font-size="14pt" style:font-size-asian="14pt" style:font-size-complex="14pt" style:language-asian="en" style:country-asian="CA"/>
    </style:style>
    <style:style style:name="P251" style:parent-style-name="Standard" style:family="paragraph">
      <style:paragraph-properties fo:background-color="#FFFFFF"/>
    </style:style>
    <style:style style:name="T252" style:parent-style-name="DefaultParagraphFont" style:family="text">
      <style:text-properties style:font-name="Times New Roman" style:font-name-asian="Times New Roman" style:font-name-complex="Times New Roman" fo:color="#FF0000" fo:font-size="14pt" style:font-size-asian="14pt" style:font-size-complex="14pt" style:language-asian="en" style:country-asian="CA"/>
    </style:style>
    <style:style style:name="T253" style:parent-style-name="DefaultParagraphFont" style:family="text">
      <style:text-properties style:font-name-asian="Times New Roman" style:font-name-complex="Times New Roman" fo:font-weight="bold" style:font-weight-asian="bold" fo:text-transform="uppercase" fo:font-size="14pt" style:font-size-asian="14pt" style:font-size-complex="14pt" fo:language="en" fo:country="US"/>
    </style:style>
    <style:style style:name="T254"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255"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256" style:parent-style-name="DefaultParagraphFont" style:family="text">
      <style:text-properties style:font-name="Times New Roman" style:font-name-asian="Times New Roman" style:font-name-complex="Times New Roman" fo:color="#0000FF" fo:font-size="14pt" style:font-size-asian="14pt" style:font-size-complex="14pt" style:language-asian="en" style:country-asian="CA"/>
    </style:style>
    <style:style style:name="P257" style:parent-style-name="Standard" style:family="paragraph">
      <style:text-properties fo:color="#FF0000"/>
    </style:style>
    <style:style style:name="P258" style:parent-style-name="Standard" style:family="paragraph">
      <style:paragraph-properties fo:text-align="center" fo:margin-bottom="0in" fo:line-height="100%"/>
      <style:text-properties style:font-name="Times New Roman" style:font-name-asian="Times New Roman" style:font-name-complex="Times New Roman" fo:font-weight="bold" style:font-weight-asian="bold" fo:text-transform="uppercase" fo:font-size="14pt" style:font-size-asian="14pt" style:font-size-complex="14pt" fo:language="en" fo:country="US"/>
    </style:style>
    <style:style style:name="T259"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language-asian="en" style:country-asian="CA"/>
    </style:style>
    <style:style style:name="T260"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261"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262"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263"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264"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265"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266"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language-asian="en" style:country-asian="CA"/>
    </style:style>
    <style:style style:name="T267"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268"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269" style:parent-style-name="DefaultParagraphFont" style:family="text">
      <style:text-properties style:font-name="Times New Roman" style:font-name-asian="Times New Roman" style:font-name-complex="Times New Roman" fo:color="#FF0000" fo:font-size="14pt" style:font-size-asian="14pt" style:font-size-complex="14pt" style:language-asian="en" style:country-asian="CA"/>
    </style:style>
    <style:style style:name="T270"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language-asian="en" style:country-asian="CA"/>
    </style:style>
    <style:style style:name="T271"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language-asian="en" style:country-asian="CA"/>
    </style:style>
    <style:style style:name="T272"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273" style:parent-style-name="DefaultParagraphFont" style:family="text">
      <style:text-properties style:font-name="Times New Roman" style:font-name-asian="Times New Roman" style:font-name-complex="Times New Roman" fo:color="#000000" fo:font-size="14pt" style:font-size-asian="14pt" style:font-size-complex="14pt" style:language-asian="en" style:country-asian="CA"/>
    </style:style>
    <style:style style:name="T274"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language-asian="en" style:country-asian="CA"/>
    </style:style>
    <style:style style:name="T275"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276" style:parent-style-name="DefaultParagraphFont" style:family="text">
      <style:text-properties style:font-name="Times New Roman" style:font-name-asian="Times New Roman" style:font-name-complex="Times New Roman" fo:color="#000000" fo:font-size="14pt" style:font-size-asian="14pt" style:font-size-complex="14pt" style:language-asian="en" style:country-asian="CA"/>
    </style:style>
    <style:style style:name="T277"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language-asian="en" style:country-asian="CA"/>
    </style:style>
    <style:style style:name="T278"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279" style:parent-style-name="DefaultParagraphFont" style:family="text">
      <style:text-properties style:font-name="Times New Roman" style:font-name-asian="Times New Roman" style:font-name-complex="Times New Roman" fo:color="#000000" fo:font-size="14pt" style:font-size-asian="14pt" style:font-size-complex="14pt" style:language-asian="en" style:country-asian="CA"/>
    </style:style>
    <style:style style:name="T280" style:parent-style-name="DefaultParagraphFont" style:family="text">
      <style:text-properties style:font-name="Times New Roman" style:font-name-asian="Times New Roman" style:font-name-complex="Times New Roman" fo:color="#000000" fo:font-size="14pt" style:font-size-asian="14pt" style:font-size-complex="14pt" style:language-asian="en" style:country-asian="CA"/>
    </style:style>
    <style:style style:name="T281" style:parent-style-name="DefaultParagraphFont" style:family="text">
      <style:text-properties style:font-name="Times New Roman" style:font-name-asian="Times New Roman" style:font-name-complex="Times New Roman" fo:color="#000000" style:text-position="super 64.2%" fo:font-size="14pt" style:font-size-asian="14pt" style:font-size-complex="14pt" style:language-asian="en" style:country-asian="CA"/>
    </style:style>
    <style:style style:name="T282" style:parent-style-name="DefaultParagraphFont" style:family="text">
      <style:text-properties style:font-name="Times New Roman" style:font-name-asian="Times New Roman" style:font-name-complex="Times New Roman" fo:color="#000000" fo:font-size="14pt" style:font-size-asian="14pt" style:font-size-complex="14pt" style:language-asian="en" style:country-asian="CA"/>
    </style:style>
    <style:style style:name="T283"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language-asian="en" style:country-asian="CA"/>
    </style:style>
    <style:style style:name="T284"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language-asian="en" style:country-asian="CA"/>
    </style:style>
    <style:style style:name="T285"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286" style:parent-style-name="DefaultParagraphFont" style:family="text">
      <style:text-properties style:font-name="Times New Roman" style:font-name-asian="Times New Roman" style:font-name-complex="Times New Roman" fo:color="#000000" fo:font-size="14pt" style:font-size-asian="14pt" style:font-size-complex="14pt" style:language-asian="en" style:country-asian="CA"/>
    </style:style>
    <style:style style:name="T287" style:parent-style-name="DefaultParagraphFont" style:family="text">
      <style:text-properties style:font-name="Times New Roman" style:font-name-asian="Times New Roman" style:font-name-complex="Times New Roman" fo:color="#FF0000" fo:font-size="14pt" style:font-size-asian="14pt" style:font-size-complex="14pt" style:language-asian="en" style:country-asian="CA"/>
    </style:style>
    <style:style style:name="T288" style:parent-style-name="DefaultParagraphFont" style:family="text">
      <style:text-properties style:font-name="Times New Roman" style:font-name-asian="Times New Roman" style:font-name-complex="Times New Roman" fo:font-weight="bold" style:font-weight-asian="bold" fo:color="#FF0000" fo:font-size="14pt" style:font-size-asian="14pt" style:font-size-complex="14pt" style:language-asian="en" style:country-asian="CA"/>
    </style:style>
    <style:style style:name="T289"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language-asian="en" style:country-asian="CA"/>
    </style:style>
    <style:style style:name="T290"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291"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292"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293"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294"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295"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296"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297" style:parent-style-name="DefaultParagraphFont" style:family="text">
      <style:text-properties style:font-name="Times New Roman" style:font-name-asian="Times New Roman" style:font-name-complex="Times New Roman" fo:color="#FF0000" fo:font-size="14pt" style:font-size-asian="14pt" style:font-size-complex="14pt" style:language-asian="en" style:country-asian="CA"/>
    </style:style>
    <style:style style:name="T298" style:parent-style-name="DefaultParagraphFont" style:family="text">
      <style:text-properties style:font-name="Times New Roman" style:font-name-asian="Times New Roman" style:font-name-complex="Times New Roman" fo:color="#FF0000" fo:font-size="14pt" style:font-size-asian="14pt" style:font-size-complex="14pt" style:language-asian="en" style:country-asian="CA"/>
    </style:style>
    <style:style style:name="T299"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language-asian="en" style:country-asian="CA"/>
    </style:style>
    <style:style style:name="T300"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301" style:parent-style-name="DefaultParagraphFont" style:family="text">
      <style:text-properties style:font-name="Times New Roman" style:font-name-asian="Times New Roman" style:font-name-complex="Times New Roman" fo:color="#000000" fo:font-size="14pt" style:font-size-asian="14pt" style:font-size-complex="14pt" style:language-asian="en" style:country-asian="CA"/>
    </style:style>
    <style:style style:name="T302" style:parent-style-name="DefaultParagraphFont" style:family="text">
      <style:text-properties style:font-name="Times New Roman" style:font-name-asian="Times New Roman" style:font-name-complex="Times New Roman" fo:color="#000000" fo:font-size="14pt" style:font-size-asian="14pt" style:font-size-complex="14pt" style:language-asian="en" style:country-asian="CA"/>
    </style:style>
    <style:style style:name="T303" style:parent-style-name="DefaultParagraphFont" style:family="text">
      <style:text-properties style:font-name="Times New Roman" style:font-name-asian="Times New Roman" style:font-name-complex="Times New Roman" fo:color="#000000" fo:font-size="14pt" style:font-size-asian="14pt" style:font-size-complex="14pt" style:language-asian="en" style:country-asian="CA"/>
    </style:style>
    <style:style style:name="T304"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language-asian="en" style:country-asian="CA"/>
    </style:style>
    <style:style style:name="T305"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306" style:parent-style-name="DefaultParagraphFont" style:family="text">
      <style:text-properties style:font-name="Times New Roman" style:font-name-asian="Times New Roman" style:font-name-complex="Times New Roman" fo:color="#000000" fo:font-size="14pt" style:font-size-asian="14pt" style:font-size-complex="14pt" style:language-asian="en" style:country-asian="CA"/>
    </style:style>
    <style:style style:name="T307" style:parent-style-name="DefaultParagraphFont" style:family="text">
      <style:text-properties style:font-name="Times New Roman" style:font-name-asian="Times New Roman" style:font-name-complex="Times New Roman" fo:color="#000000" fo:font-size="14pt" style:font-size-asian="14pt" style:font-size-complex="14pt" style:language-asian="en" style:country-asian="CA"/>
    </style:style>
    <style:style style:name="T308"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language-asian="en" style:country-asian="CA"/>
    </style:style>
    <style:style style:name="T309"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310" style:parent-style-name="DefaultParagraphFont" style:family="text">
      <style:text-properties style:font-name="Times New Roman" style:font-name-asian="Times New Roman" style:font-name-complex="Times New Roman" fo:color="#000000" fo:font-size="14pt" style:font-size-asian="14pt" style:font-size-complex="14pt" style:language-asian="en" style:country-asian="CA"/>
    </style:style>
    <style:style style:name="T311"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text-underline-type="single" style:text-underline-style="solid" style:text-underline-width="auto" style:text-underline-mode="continuous" style:language-asian="en" style:country-asian="CA"/>
    </style:style>
    <style:style style:name="T312"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313"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314" style:parent-style-name="DefaultParagraphFont" style:family="text">
      <style:text-properties fo:color="#0000FF"/>
    </style:style>
    <style:style style:name="P315" style:parent-style-name="Standard" style:family="paragraph">
      <style:paragraph-properties fo:text-align="center" fo:margin-bottom="0in" fo:line-height="100%"/>
      <style:text-properties style:font-name="Times New Roman" style:font-name-asian="Times New Roman" style:font-name-complex="Times New Roman" fo:font-weight="bold" style:font-weight-asian="bold" fo:text-transform="uppercase" fo:font-size="14pt" style:font-size-asian="14pt" style:font-size-complex="14pt" fo:language="en" fo:country="US"/>
    </style:style>
    <style:style style:name="T316"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317"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318"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319"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320" style:parent-style-name="DefaultParagraphFont" style:family="text">
      <style:text-properties style:font-name="Times New Roman" style:font-name-asian="Times New Roman" style:font-name-complex="Times New Roman" style:text-position="super 64.2%" fo:font-size="14pt" style:font-size-asian="14pt" style:font-size-complex="14pt" style:language-asian="en" style:country-asian="CA"/>
    </style:style>
    <style:style style:name="T321"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322"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323"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324"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325"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326"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327"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328"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329"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P330" style:parent-style-name="Standard" style:family="paragraph">
      <style:text-properties style:font-name="Times New Roman" style:font-name-asian="Times New Roman" style:font-name-complex="Times New Roman" fo:font-size="14pt" style:font-size-asian="14pt" style:font-size-complex="14pt" style:language-asian="en" style:country-asian="CA"/>
    </style:style>
    <style:style style:name="P331" style:parent-style-name="Standard" style:family="paragraph">
      <style:text-properties style:font-name="Times New Roman" style:font-name-asian="Times New Roman" style:font-name-complex="Times New Roman" fo:font-size="14pt" style:font-size-asian="14pt" style:font-size-complex="14pt" style:language-asian="en" style:country-asian="CA"/>
    </style:style>
    <style:style style:name="P332" style:parent-style-name="Standard" style:family="paragraph">
      <style:paragraph-properties fo:text-align="center" fo:margin-bottom="0in" fo:line-height="100%"/>
      <style:text-properties style:font-name="Times New Roman" style:font-name-asian="Times New Roman" style:font-name-complex="Times New Roman" fo:font-weight="bold" style:font-weight-asian="bold" fo:text-transform="uppercase" fo:font-size="14pt" style:font-size-asian="14pt" style:font-size-complex="14pt" fo:language="en" fo:country="US"/>
    </style:style>
    <style:style style:name="T333" style:parent-style-name="DefaultParagraphFont" style:family="text">
      <style:text-properties style:font-name="Times New Roman" style:font-name-asian="Times New Roman" style:font-name-complex="Times New Roman" fo:color="#FF0000" fo:font-size="14pt" style:font-size-asian="14pt" style:font-size-complex="14pt" style:language-asian="en" style:country-asian="CA"/>
    </style:style>
    <style:style style:name="T334" style:parent-style-name="DefaultParagraphFont" style:family="text">
      <style:text-properties style:font-name="Times New Roman" style:font-name-asian="Times New Roman" style:font-name-complex="Times New Roman" fo:font-style="italic" style:font-style-asian="italic" fo:font-size="14pt" style:font-size-asian="14pt" style:font-size-complex="14pt" style:language-asian="en" style:country-asian="CA"/>
    </style:style>
    <style:style style:name="T335"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336" style:parent-style-name="DefaultParagraphFont" style:family="text">
      <style:text-properties style:font-name="Times New Roman" style:font-name-asian="Times New Roman" style:font-name-complex="Times New Roman" fo:font-style="italic" style:font-style-asian="italic" fo:font-size="14pt" style:font-size-asian="14pt" style:font-size-complex="14pt" style:language-asian="en" style:country-asian="CA"/>
    </style:style>
    <style:style style:name="P337" style:parent-style-name="Standard" style:family="paragraph">
      <style:paragraph-properties fo:text-align="center" fo:margin-bottom="0in" fo:line-height="100%"/>
      <style:text-properties style:font-name="Times New Roman" style:font-name-asian="Times New Roman" style:font-name-complex="Times New Roman" fo:font-weight="bold" style:font-weight-asian="bold" fo:text-transform="uppercase" fo:font-size="14pt" style:font-size-asian="14pt" style:font-size-complex="14pt" fo:language="en" fo:country="US"/>
    </style:style>
    <style:style style:name="T338"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339"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340"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341"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342"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343" style:parent-style-name="DefaultParagraphFont" style:family="text">
      <style:text-properties style:font-name="Times New Roman" style:font-name-asian="Times New Roman" style:font-name-complex="Times New Roman" fo:color="#0000FF" fo:font-size="14pt" style:font-size-asian="14pt" style:font-size-complex="14pt" style:language-asian="en" style:country-asian="CA"/>
    </style:style>
    <style:style style:name="T344"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345"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P346" style:parent-style-name="Standard" style:family="paragraph">
      <style:paragraph-properties fo:text-align="center" fo:margin-bottom="0in" fo:line-height="100%"/>
      <style:text-properties style:font-name="Times New Roman" style:font-name-asian="Times New Roman" style:font-name-complex="Times New Roman" fo:font-weight="bold" style:font-weight-asian="bold" fo:text-transform="uppercase" fo:font-size="14pt" style:font-size-asian="14pt" style:font-size-complex="14pt" fo:language="en" fo:country="US"/>
    </style:style>
    <style:style style:name="T347" style:parent-style-name="DefaultParagraphFont" style:family="text">
      <style:text-properties style:font-name="Times New Roman" style:font-name-asian="Times New Roman" style:font-name-complex="Times New Roman" fo:color="#FF0000" fo:font-size="14pt" style:font-size-asian="14pt" style:font-size-complex="14pt" style:language-asian="en" style:country-asian="CA"/>
    </style:style>
    <style:style style:name="T348"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language-asian="en" style:country-asian="CA"/>
    </style:style>
    <style:style style:name="T349"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350" style:parent-style-name="DefaultParagraphFont" style:family="text">
      <style:text-properties style:font-name="Times New Roman" style:font-name-asian="Times New Roman" style:font-name-complex="Times New Roman" fo:color="#000000" fo:font-size="14pt" style:font-size-asian="14pt" style:font-size-complex="14pt" style:language-asian="en" style:country-asian="CA"/>
    </style:style>
    <style:style style:name="T351" style:parent-style-name="DefaultParagraphFont" style:family="text">
      <style:text-properties style:font-name="Times New Roman" style:font-name-asian="Times New Roman" style:font-name-complex="Times New Roman" fo:color="#000000" fo:font-size="14pt" style:font-size-asian="14pt" style:font-size-complex="14pt" fo:language="en" fo:country="US" style:language-asian="en" style:country-asian="CA"/>
    </style:style>
    <style:style style:name="T352" style:parent-style-name="DefaultParagraphFont" style:family="text">
      <style:text-properties style:font-name="Times New Roman" style:font-name-asian="Times New Roman" style:font-name-complex="Times New Roman" fo:color="#000000" fo:font-size="14pt" style:font-size-asian="14pt" style:font-size-complex="14pt" style:language-asian="en" style:country-asian="CA"/>
    </style:style>
    <style:style style:name="T353" style:parent-style-name="DefaultParagraphFont" style:family="text">
      <style:text-properties style:font-name="Times New Roman" style:font-name-asian="Times New Roman" style:font-name-complex="Times New Roman" fo:color="#000000" fo:font-size="14pt" style:font-size-asian="14pt" style:font-size-complex="14pt" style:language-asian="en" style:country-asian="CA"/>
    </style:style>
    <style:style style:name="T354" style:parent-style-name="DefaultParagraphFont" style:family="text">
      <style:text-properties style:font-name="Times New Roman" style:font-name-asian="Times New Roman" style:font-name-complex="Times New Roman" fo:color="#000000" fo:font-size="14pt" style:font-size-asian="14pt" style:font-size-complex="14pt" style:language-asian="en" style:country-asian="CA"/>
    </style:style>
    <style:style style:name="T355" style:parent-style-name="DefaultParagraphFont" style:family="text">
      <style:text-properties style:font-name="Times New Roman" style:font-name-asian="Times New Roman" style:font-name-complex="Times New Roman" fo:font-weight="bold" style:font-weight-asian="bold" style:font-weight-complex="bold" fo:color="#000000" fo:font-size="14pt" style:font-size-asian="14pt" style:font-size-complex="14pt" style:language-asian="en" style:country-asian="CA"/>
    </style:style>
    <style:style style:name="T356" style:parent-style-name="DefaultParagraphFont" style:family="text">
      <style:text-properties style:font-name="Times New Roman" style:font-name-asian="Times New Roman" style:font-name-complex="Times New Roman" fo:color="#000000" fo:font-size="14pt" style:font-size-asian="14pt" style:font-size-complex="14pt" style:language-asian="en" style:country-asian="CA"/>
    </style:style>
    <style:style style:name="T357" style:parent-style-name="DefaultParagraphFont" style:family="text">
      <style:text-properties style:font-name="Times New Roman" style:font-name-asian="Times New Roman" style:font-name-complex="Times New Roman" fo:color="#000000" fo:font-size="14pt" style:font-size-asian="14pt" style:font-size-complex="14pt" style:language-asian="en" style:country-asian="CA"/>
    </style:style>
    <style:style style:name="P358" style:parent-style-name="Normal" style:family="paragraph">
      <style:paragraph-properties fo:widows="2" fo:orphans="2" style:vertical-align="auto" fo:margin-top="0.0694in" fo:margin-bottom="0.0694in" fo:line-height="100%"/>
      <style:text-properties fo:hyphenate="true"/>
    </style:style>
    <style:style style:name="T359"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language-asian="en" style:country-asian="CA"/>
    </style:style>
    <style:style style:name="T360"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361"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362"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P363" style:parent-style-name="Standard" style:family="paragraph">
      <style:paragraph-properties fo:margin-bottom="0in" fo:line-height="100%"/>
      <style:text-properties style:font-name="Times New Roman" style:font-name-asian="Times New Roman" style:font-name-complex="Times New Roman" fo:color="#FF0000" fo:font-size="12pt" style:font-size-asian="12pt" style:font-size-complex="12pt" style:language-asian="en" style:country-asian="CA"/>
    </style:style>
    <style:style style:name="P364" style:parent-style-name="Standard" style:family="paragraph">
      <style:paragraph-properties fo:text-align="center" fo:margin-bottom="0in" fo:line-height="100%"/>
      <style:text-properties style:font-name="Times New Roman" style:font-name-asian="Times New Roman" style:font-name-complex="Times New Roman" fo:font-weight="bold" style:font-weight-asian="bold" fo:text-transform="uppercase" fo:font-size="14pt" style:font-size-asian="14pt" style:font-size-complex="14pt" fo:language="en" fo:country="US"/>
    </style:style>
    <style:style style:name="T365"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366"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language-asian="en" style:country-asian="CA"/>
    </style:style>
    <style:style style:name="T367"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368"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P369" style:parent-style-name="Standard" style:family="paragraph">
      <style:text-properties style:font-name="Times New Roman" style:font-name-asian="Times New Roman" style:font-name-complex="Times New Roman" fo:font-size="14pt" style:font-size-asian="14pt" style:font-size-complex="14pt" style:language-asian="en" style:country-asian="CA"/>
    </style:style>
    <style:style style:name="P370" style:parent-style-name="Standard" style:family="paragraph">
      <style:paragraph-properties fo:text-align="center" fo:margin-bottom="0in" fo:line-height="100%"/>
      <style:text-properties style:font-name="Times New Roman" style:font-name-asian="Times New Roman" style:font-name-complex="Times New Roman" fo:font-weight="bold" style:font-weight-asian="bold" fo:text-transform="uppercase" fo:font-size="14pt" style:font-size-asian="14pt" style:font-size-complex="14pt" fo:language="en" fo:country="US"/>
    </style:style>
    <style:style style:name="T371"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fo:background-color="#FFFF00" style:text-underline-type="single" style:text-underline-style="solid" style:text-underline-width="auto" style:text-underline-mode="continuous" style:language-asian="en" style:country-asian="CA"/>
    </style:style>
    <style:style style:name="T372"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373"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374"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375"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376"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377" style:parent-style-name="DefaultParagraphFont" style:family="text">
      <style:text-properties style:font-name="Times New Roman" style:font-name-asian="Times New Roman" style:font-name-complex="Times New Roman" fo:font-size="14pt" style:font-size-asian="14pt" style:font-size-complex="14pt" fo:language="en" fo:country="US" style:language-asian="en" style:country-asian="CA"/>
    </style:style>
    <style:style style:name="T378"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379"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P380" style:parent-style-name="Standard" style:family="paragraph">
      <style:text-properties style:font-name="Times New Roman" style:font-name-asian="Times New Roman" style:font-name-complex="Times New Roman" fo:font-size="14pt" style:font-size-asian="14pt" style:font-size-complex="14pt" style:language-asian="en" style:country-asian="CA"/>
    </style:style>
    <style:style style:name="T381"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382"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383"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384"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385"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386" style:parent-style-name="DefaultParagraphFont" style:family="text">
      <style:text-properties style:font-name="Times New Roman" style:font-name-asian="Times New Roman" style:font-name-complex="Times New Roman" fo:color="#FF0000" fo:font-size="14pt" style:font-size-asian="14pt" style:font-size-complex="14pt" style:language-asian="en" style:country-asian="CA"/>
    </style:style>
    <style:style style:name="T387" style:parent-style-name="DefaultParagraphFont" style:family="text">
      <style:text-properties style:font-name="Times New Roman" style:font-name-asian="Times New Roman" style:font-name-complex="Times New Roman" fo:color="#FF0000" fo:font-size="14pt" style:font-size-asian="14pt" style:font-size-complex="14pt" style:language-asian="en" style:country-asian="CA"/>
    </style:style>
    <style:style style:name="T388" style:parent-style-name="DefaultParagraphFont" style:family="text">
      <style:text-properties style:font-name="Times New Roman" style:font-name-asian="Times New Roman" style:font-name-complex="Times New Roman" fo:color="#000000" fo:font-size="14pt" style:font-size-asian="14pt" style:font-size-complex="14pt" fo:language="en" fo:country="US" style:language-asian="en" style:country-asian="CA"/>
    </style:style>
    <style:style style:name="T389" style:parent-style-name="DefaultParagraphFont" style:family="text">
      <style:text-properties style:font-name="Times New Roman" style:font-name-asian="Times New Roman" style:font-name-complex="Times New Roman" fo:color="#000000" fo:font-size="14pt" style:font-size-asian="14pt" style:font-size-complex="14pt" fo:language="en" fo:country="US" style:language-asian="en" style:country-asian="CA"/>
    </style:style>
    <style:style style:name="T390" style:parent-style-name="DefaultParagraphFont" style:family="text">
      <style:text-properties style:font-name="Times New Roman" style:font-name-asian="Times New Roman" style:font-name-complex="Times New Roman" fo:color="#000000" fo:font-size="14pt" style:font-size-asian="14pt" style:font-size-complex="14pt" fo:language="en" fo:country="US" style:language-asian="en" style:country-asian="CA"/>
    </style:style>
    <style:style style:name="T391" style:parent-style-name="DefaultParagraphFont" style:family="text">
      <style:text-properties style:font-name="Times New Roman" style:font-name-asian="Times New Roman" style:font-name-complex="Times New Roman" fo:color="#000000" fo:font-size="14pt" style:font-size-asian="14pt" style:font-size-complex="14pt" fo:language="en" fo:country="US" style:language-asian="en" style:country-asian="CA"/>
    </style:style>
    <style:style style:name="T392" style:parent-style-name="DefaultParagraphFont" style:family="text">
      <style:text-properties style:font-name="Times New Roman" style:font-name-asian="Times New Roman" style:font-name-complex="Times New Roman" fo:color="#000000" fo:font-size="14pt" style:font-size-asian="14pt" style:font-size-complex="14pt" fo:language="en" fo:country="US" style:language-asian="en" style:country-asian="CA"/>
    </style:style>
    <style:style style:name="T393"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394"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395"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396"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397"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398"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399"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400"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401"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402"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403"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404"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405"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406"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407"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408"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409"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410"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411"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412" style:parent-style-name="DefaultParagraphFont" style:family="text">
      <style:text-properties style:font-name="Times New Roman" style:font-name-asian="Times New Roman" style:font-name-complex="Times New Roman" fo:color="#FF0000" fo:font-size="14pt" style:font-size-asian="14pt" style:font-size-complex="14pt" style:language-asian="en" style:country-asian="CA"/>
    </style:style>
    <style:style style:name="T413"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414"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415"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416"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417"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418"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419" style:parent-style-name="DefaultParagraphFont" style:family="text">
      <style:text-properties style:font-name="Times New Roman" style:font-name-asian="Times New Roman" style:font-name-complex="Times New Roman" style:text-position="super 64.2%" fo:font-size="14pt" style:font-size-asian="14pt" style:font-size-complex="14pt" style:language-asian="en" style:country-asian="CA"/>
    </style:style>
    <style:style style:name="T420"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P421" style:parent-style-name="Standard" style:family="paragraph">
      <style:text-properties style:font-name="Times New Roman" style:font-name-asian="Times New Roman" style:font-name-complex="Times New Roman" fo:font-size="14pt" style:font-size-asian="14pt" style:font-size-complex="14pt" style:language-asian="en" style:country-asian="CA"/>
    </style:style>
    <style:style style:name="T422"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423"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424"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425"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426"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427" style:parent-style-name="DefaultParagraphFont" style:family="text">
      <style:text-properties style:font-name="Times New Roman" style:font-name-asian="Times New Roman" style:font-name-complex="Times New Roman" fo:font-style="italic" style:font-style-asian="italic" fo:font-size="14pt" style:font-size-asian="14pt" style:font-size-complex="14pt" style:language-asian="en" style:country-asian="CA"/>
    </style:style>
    <style:style style:name="T428" style:parent-style-name="DefaultParagraphFont" style:family="text">
      <style:text-properties style:font-name="Times New Roman" style:font-name-asian="Times New Roman" style:font-name-complex="Times New Roman" fo:font-style="italic" style:font-style-asian="italic" fo:font-size="14pt" style:font-size-asian="14pt" style:font-size-complex="14pt" style:language-asian="en" style:country-asian="CA"/>
    </style:style>
    <style:style style:name="T429"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430" style:parent-style-name="DefaultParagraphFont" style:family="text">
      <style:text-properties style:font-name="Times New Roman" style:font-name-asian="Times New Roman" style:font-name-complex="Times New Roman" fo:font-style="italic" style:font-style-asian="italic" fo:font-size="14pt" style:font-size-asian="14pt" style:font-size-complex="14pt" style:language-asian="en" style:country-asian="CA"/>
    </style:style>
    <style:style style:name="T431" style:parent-style-name="DefaultParagraphFont" style:family="text">
      <style:text-properties style:font-name="Times New Roman" style:font-name-asian="Times New Roman" style:font-name-complex="Times New Roman" fo:font-weight="bold" style:font-weight-asian="bold" fo:color="#FF0000" fo:font-size="14pt" style:font-size-asian="14pt" style:font-size-complex="14pt" fo:background-color="#FFFF00" style:text-underline-type="single" style:text-underline-style="solid" style:text-underline-width="auto" style:text-underline-mode="continuous" style:language-asian="en" style:country-asian="CA"/>
    </style:style>
    <style:style style:name="T432"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fo:background-color="#FFFF00" style:text-underline-type="single" style:text-underline-style="solid" style:text-underline-width="auto" style:text-underline-mode="continuous" style:language-asian="en" style:country-asian="CA"/>
    </style:style>
    <style:style style:name="T433"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fo:background-color="#FFFF00" style:text-underline-type="single" style:text-underline-style="solid" style:text-underline-width="auto" style:text-underline-mode="continuous" style:language-asian="en" style:country-asian="CA"/>
    </style:style>
    <style:style style:name="T434" style:parent-style-name="DefaultParagraphFont" style:family="text">
      <style:text-properties style:font-name="Times New Roman" style:font-name-asian="Times New Roman" style:font-name-complex="Times New Roman" fo:font-weight="bold" style:font-weight-asian="bold" fo:color="#FF0000" fo:font-size="14pt" style:font-size-asian="14pt" style:font-size-complex="14pt" style:text-underline-type="single" style:text-underline-style="solid" style:text-underline-width="auto" style:text-underline-mode="continuous" style:language-asian="en" style:country-asian="CA"/>
    </style:style>
    <style:style style:name="T435" style:parent-style-name="DefaultParagraphFont" style:family="text">
      <style:text-properties style:font-name="Times New Roman" style:font-name-asian="Times New Roman" style:font-name-complex="Times New Roman" fo:color="#FF0000" fo:font-size="14pt" style:font-size-asian="14pt" style:font-size-complex="14pt" style:language-asian="en" style:country-asian="CA"/>
    </style:style>
    <style:style style:name="T436"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437"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438"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439"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440"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441"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442"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443"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444"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445"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446" style:parent-style-name="DefaultParagraphFont" style:family="text">
      <style:text-properties style:font-name="Times New Roman" style:font-name-asian="Times New Roman" style:font-name-complex="Times New Roman" fo:color="#FF0000" fo:font-size="14pt" style:font-size-asian="14pt" style:font-size-complex="14pt" style:language-asian="en" style:country-asian="CA"/>
    </style:style>
    <style:style style:name="P447" style:parent-style-name="Standard" style:family="paragraph">
      <style:text-properties style:font-name="Times New Roman" style:font-name-asian="Times New Roman" style:font-name-complex="Times New Roman" fo:font-size="14pt" style:font-size-asian="14pt" style:font-size-complex="14pt" style:language-asian="en" style:country-asian="CA"/>
    </style:style>
    <style:style style:name="P448" style:parent-style-name="Standard" style:family="paragraph">
      <style:paragraph-properties fo:text-align="center" fo:margin-bottom="0in" fo:line-height="100%"/>
      <style:text-properties style:font-name="Times New Roman" style:font-name-asian="Times New Roman" style:font-name-complex="Times New Roman" fo:font-weight="bold" style:font-weight-asian="bold" fo:text-transform="uppercase" fo:font-size="14pt" style:font-size-asian="14pt" style:font-size-complex="14pt" fo:language="en" fo:country="US"/>
    </style:style>
    <style:style style:name="P449" style:parent-style-name="Standard" style:family="paragraph">
      <style:text-properties style:font-name="Times New Roman" style:font-name-asian="Times New Roman" style:font-name-complex="Times New Roman" fo:font-size="14pt" style:font-size-asian="14pt" style:font-size-complex="14pt" style:language-asian="en" style:country-asian="CA"/>
    </style:style>
    <style:style style:name="T450" style:parent-style-name="DefaultParagraphFont" style:family="text">
      <style:text-properties fo:color="#0000FF" style:text-underline-type="single" style:text-underline-style="solid" style:text-underline-width="auto" style:text-underline-mode="continuous"/>
    </style:style>
    <style:style style:name="T451" style:parent-style-name="DefaultParagraphFont" style:family="text">
      <style:text-properties fo:color="#0000FF" style:text-underline-type="single" style:text-underline-style="solid" style:text-underline-width="auto" style:text-underline-mode="continuous"/>
    </style:style>
    <style:style style:name="T452"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453"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454" style:parent-style-name="DefaultParagraphFont" style:family="text">
      <style:text-properties fo:color="#0000FF" style:text-underline-type="single" style:text-underline-style="solid" style:text-underline-width="auto" style:text-underline-mode="continuous"/>
    </style:style>
    <style:style style:name="P455" style:parent-style-name="Standard" style:family="paragraph">
      <style:text-properties style:font-name="Times New Roman" style:font-name-asian="Times New Roman" style:font-name-complex="Times New Roman" fo:font-size="14pt" style:font-size-asian="14pt" style:font-size-complex="14pt" style:language-asian="en" style:country-asian="CA"/>
    </style:style>
    <style:style style:name="T456" style:parent-style-name="DefaultParagraphFont" style:family="text">
      <style:text-properties fo:color="#0000FF" style:text-underline-type="single" style:text-underline-style="solid" style:text-underline-width="auto" style:text-underline-mode="continuous"/>
    </style:style>
    <style:style style:name="T457" style:parent-style-name="DefaultParagraphFont" style:family="text">
      <style:text-properties fo:color="#0000FF" style:text-underline-type="single" style:text-underline-style="solid" style:text-underline-width="auto" style:text-underline-mode="continuous"/>
    </style:style>
    <style:style style:name="T458" style:parent-style-name="DefaultParagraphFont" style:family="text">
      <style:text-properties fo:color="#0000FF" style:text-underline-type="single" style:text-underline-style="solid" style:text-underline-width="auto" style:text-underline-mode="continuous"/>
    </style:style>
    <style:style style:name="T459" style:parent-style-name="DefaultParagraphFont" style:family="text">
      <style:text-properties style:text-underline-type="single" style:text-underline-style="solid" style:text-underline-width="auto" style:text-underline-mode="continuous"/>
    </style:style>
    <style:style style:name="T460"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461"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462" style:parent-style-name="DefaultParagraphFont" style:family="text">
      <style:text-properties style:font-name="Times New Roman" style:font-name-asian="Times New Roman" style:font-name-complex="Times New Roman" style:text-position="super 64.2%" fo:font-size="14pt" style:font-size-asian="14pt" style:font-size-complex="14pt" style:language-asian="en" style:country-asian="CA"/>
    </style:style>
    <style:style style:name="T463"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464"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465"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P466" style:parent-style-name="Standard" style:family="paragraph">
      <style:paragraph-properties fo:text-align="center" fo:margin-bottom="0in" fo:line-height="100%"/>
      <style:text-properties style:font-name="Times New Roman" style:font-name-asian="Times New Roman" style:font-name-complex="Times New Roman" fo:font-weight="bold" style:font-weight-asian="bold" fo:text-transform="uppercase" fo:font-size="14pt" style:font-size-asian="14pt" style:font-size-complex="14pt" fo:language="en" fo:country="US"/>
    </style:style>
    <style:style style:name="T467"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style:language-asian="en" style:country-asian="CA"/>
    </style:style>
    <style:style style:name="T468"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language-asian="en" style:country-asian="CA"/>
    </style:style>
    <style:style style:name="T469"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470"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language-asian="en" style:country-asian="CA"/>
    </style:style>
    <style:style style:name="T471"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472"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473"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474"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475"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476"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477"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478"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479"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480"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481"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482"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483" style:parent-style-name="DefaultParagraphFont" style:family="text">
      <style:text-properties style:font-name-asian="Calibri" style:font-name-complex="Times New Roman" style:letter-kerning="false"/>
    </style:style>
    <style:style style:name="T484" style:parent-style-name="DefaultParagraphFont" style:family="text">
      <style:text-properties style:font-name="Times New Roman" style:font-name-asian="Times New Roman" style:font-name-complex="Times New Roman" fo:font-weight="bold" style:font-weight-asian="bold" fo:color="#FF0000" fo:font-size="14pt" style:font-size-asian="14pt" style:font-size-complex="14pt" style:language-asian="en" style:country-asian="CA"/>
    </style:style>
    <style:style style:name="T485"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language-asian="en" style:country-asian="CA"/>
    </style:style>
    <style:style style:name="T486"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487"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488"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489"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490"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491"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language-asian="en" style:country-asian="CA"/>
    </style:style>
    <style:style style:name="T492"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493"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language-asian="en" style:country-asian="CA"/>
    </style:style>
    <style:style style:name="T494"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495"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496"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497"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498"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499"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language-asian="en" style:country-asian="CA"/>
    </style:style>
    <style:style style:name="T500" style:parent-style-name="DefaultParagraphFont" style:family="text">
      <style:text-properties style:font-name-asian="Times New Roman" style:font-name-complex="Times New Roman" fo:font-weight="bold" style:font-weight-asian="bold" fo:font-style="italic" style:font-style-asian="italic" style:font-size-complex="12pt" style:language-asian="en" style:country-asian="CA"/>
    </style:style>
    <style:style style:name="T501"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502"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503"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504"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language-asian="en" style:country-asian="CA"/>
    </style:style>
    <style:style style:name="T505" style:parent-style-name="DefaultParagraphFont" style:family="text">
      <style:text-properties style:font-name-asian="Times New Roman" style:font-name-complex="Times New Roman" fo:font-weight="bold" style:font-weight-asian="bold" fo:font-style="italic" style:font-style-asian="italic" style:font-size-complex="12pt" style:language-asian="en" style:country-asian="CA"/>
    </style:style>
    <style:style style:name="T506"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507"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508"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509" style:parent-style-name="DefaultParagraphFont" style:family="text">
      <style:text-properties style:font-name="Times New Roman" style:font-name-asian="Times New Roman" style:font-name-complex="Times New Roman" fo:font-style="italic" style:font-style-asian="italic" fo:font-size="14pt" style:font-size-asian="14pt" style:font-size-complex="14pt" style:language-asian="en" style:country-asian="CA"/>
    </style:style>
    <style:style style:name="T510" style:parent-style-name="DefaultParagraphFont" style:family="text">
      <style:text-properties style:font-name="Times New Roman" style:font-name-asian="Times New Roman" style:font-name-complex="Times New Roman" fo:font-style="italic" style:font-style-asian="italic" fo:font-size="14pt" style:font-size-asian="14pt" style:font-size-complex="14pt" style:language-asian="en" style:country-asian="CA"/>
    </style:style>
    <style:style style:name="T511"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language-asian="en" style:country-asian="CA"/>
    </style:style>
    <style:style style:name="T512"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513"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514"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515" style:parent-style-name="DefaultParagraphFont" style:family="text">
      <style:text-properties style:font-name="Times New Roman" style:font-name-asian="Times New Roman" style:font-name-complex="Times New Roman" fo:font-style="italic" style:font-style-asian="italic" fo:font-size="14pt" style:font-size-asian="14pt" style:font-size-complex="14pt" style:language-asian="en" style:country-asian="CA"/>
    </style:style>
    <style:style style:name="T516" style:parent-style-name="DefaultParagraphFont" style:family="text">
      <style:text-properties style:font-name="Times New Roman" style:font-name-asian="Times New Roman" style:font-name-complex="Times New Roman" fo:font-style="italic" style:font-style-asian="italic" fo:font-size="14pt" style:font-size-asian="14pt" style:font-size-complex="14pt" style:language-asian="en" style:country-asian="CA"/>
    </style:style>
    <style:style style:name="T517"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language-asian="en" style:country-asian="CA"/>
    </style:style>
    <style:style style:name="T518"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519"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520"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521"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522"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523"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524"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P525" style:parent-style-name="Standard" style:family="paragraph">
      <style:paragraph-properties fo:text-align="center" fo:margin-bottom="0in" fo:line-height="100%"/>
      <style:text-properties style:font-name="Times New Roman" style:font-name-asian="Times New Roman" style:font-name-complex="Times New Roman" fo:font-weight="bold" style:font-weight-asian="bold" fo:text-transform="uppercase" fo:font-size="14pt" style:font-size-asian="14pt" style:font-size-complex="14pt" fo:language="en" fo:country="US"/>
    </style:style>
    <style:style style:name="T526"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527"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528"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529" style:parent-style-name="DefaultParagraphFont" style:family="text">
      <style:text-properties style:font-name="Times New Roman" style:font-name-asian="Times New Roman" style:font-name-complex="Times New Roman" fo:font-weight="bold" style:font-weight-asian="bold" fo:text-transform="uppercase" fo:font-size="14pt" style:font-size-asian="14pt" style:font-size-complex="14pt" fo:language="en" fo:country="US"/>
    </style:style>
    <style:style style:name="T530" style:parent-style-name="DefaultParagraphFont" style:family="text">
      <style:text-properties style:font-name="Times New Roman" style:font-name-asian="Times New Roman" style:font-name-complex="Times New Roman" fo:font-weight="bold" style:font-weight-asian="bold" fo:text-transform="uppercase" fo:font-size="14pt" style:font-size-asian="14pt" style:font-size-complex="14pt" fo:language="en" fo:country="US"/>
    </style:style>
    <style:style style:name="T531" style:parent-style-name="DefaultParagraphFont" style:family="text">
      <style:text-properties style:font-name="Times New Roman" style:font-name-asian="Times New Roman" style:font-name-complex="Times New Roman" fo:font-style="italic" style:font-style-asian="italic" fo:font-size="14pt" style:font-size-asian="14pt" style:font-size-complex="14pt" style:language-asian="en" style:country-asian="CA"/>
    </style:style>
    <style:style style:name="T532" style:parent-style-name="DefaultParagraphFont" style:family="text">
      <style:text-properties style:font-name="Times New Roman" style:font-name-asian="Times New Roman" style:font-name-complex="Times New Roman" fo:font-style="italic" style:font-style-asian="italic" fo:font-size="14pt" style:font-size-asian="14pt" style:font-size-complex="14pt" style:language-asian="en" style:country-asian="CA"/>
    </style:style>
    <style:style style:name="T533"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534"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535" style:parent-style-name="DefaultParagraphFont" style:family="text">
      <style:text-properties style:font-name="Times New Roman" style:font-name-asian="Times New Roman" style:font-name-complex="Times New Roman" style:text-position="super 64.2%" fo:font-size="14pt" style:font-size-asian="14pt" style:font-size-complex="14pt" style:language-asian="en" style:country-asian="CA"/>
    </style:style>
    <style:style style:name="T536"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537"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538"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539"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540"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541"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542"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543"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544"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545"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546"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547"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548"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549"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550"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551"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552"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553"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554"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P555" style:parent-style-name="Standard" style:family="paragraph">
      <style:paragraph-properties fo:text-align="center" fo:margin-bottom="0in" fo:line-height="100%"/>
      <style:text-properties style:font-name="Times New Roman" style:font-name-asian="Times New Roman" style:font-name-complex="Times New Roman" fo:font-weight="bold" style:font-weight-asian="bold" fo:text-transform="uppercase" fo:font-size="14pt" style:font-size-asian="14pt" style:font-size-complex="14pt" fo:language="en" fo:country="US"/>
    </style:style>
    <style:style style:name="T556"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557"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558" style:parent-style-name="DefaultParagraphFont" style:family="text">
      <style:text-properties style:font-name="Times New Roman" style:font-name-asian="Times New Roman" style:font-name-complex="Times New Roman" style:text-position="super 64.2%" fo:font-size="14pt" style:font-size-asian="14pt" style:font-size-complex="14pt" style:language-asian="en" style:country-asian="CA"/>
    </style:style>
    <style:style style:name="T559"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560"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561"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562"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563"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564" style:parent-style-name="DefaultParagraphFont" style:family="text">
      <style:text-properties fo:color="#00000A"/>
    </style:style>
    <style:style style:name="P565" style:parent-style-name="Standard" style:family="paragraph">
      <style:paragraph-properties fo:text-align="center" fo:margin-bottom="0in" fo:line-height="100%"/>
      <style:text-properties style:font-name="Times New Roman" style:font-name-asian="Times New Roman" style:font-name-complex="Times New Roman" fo:font-weight="bold" style:font-weight-asian="bold" fo:text-transform="uppercase" fo:font-size="14pt" style:font-size-asian="14pt" style:font-size-complex="14pt" fo:language="en" fo:country="US"/>
    </style:style>
    <style:style style:name="T566" style:parent-style-name="DefaultParagraphFont" style:family="text">
      <style:text-properties style:font-name="Times New Roman" style:font-name-asian="Times New Roman" style:font-name-complex="Times New Roman" fo:color="#FF0000" fo:font-size="14pt" style:font-size-asian="14pt" style:font-size-complex="14pt" style:language-asian="en" style:country-asian="CA"/>
    </style:style>
    <style:style style:name="T567" style:parent-style-name="DefaultParagraphFont" style:family="text">
      <style:text-properties fo:color="#FF0000"/>
    </style:style>
    <style:style style:name="T568" style:parent-style-name="DefaultParagraphFont" style:family="text">
      <style:text-properties style:font-name="Times New Roman" style:font-name-asian="Times New Roman" style:font-name-complex="Times New Roman" fo:color="#FF0000" fo:font-size="14pt" style:font-size-asian="14pt" style:font-size-complex="14pt" style:language-asian="en" style:country-asian="CA"/>
    </style:style>
    <style:style style:name="T569"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570"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571" style:parent-style-name="DefaultParagraphFont" style:family="text">
      <style:text-properties style:font-name="Times New Roman" style:font-name-asian="Times New Roman" style:font-name-complex="Times New Roman" style:text-position="super 64.2%" fo:font-size="14pt" style:font-size-asian="14pt" style:font-size-complex="14pt" style:language-asian="en" style:country-asian="CA"/>
    </style:style>
    <style:style style:name="T572"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573" style:parent-style-name="DefaultParagraphFont" style:family="text">
      <style:text-properties style:font-name="Times New Roman" style:font-name-asian="Times New Roman" style:font-name-complex="Times New Roman" fo:color="#FF0000" fo:font-size="14pt" style:font-size-asian="14pt" style:font-size-complex="14pt" style:language-asian="en" style:country-asian="CA"/>
    </style:style>
    <style:style style:name="P574" style:parent-style-name="Standard" style:family="paragraph">
      <style:paragraph-properties fo:text-align="center" fo:margin-bottom="0in" fo:line-height="100%"/>
      <style:text-properties style:font-name="Times New Roman" style:font-name-asian="Times New Roman" style:font-name-complex="Times New Roman" fo:font-weight="bold" style:font-weight-asian="bold" fo:text-transform="uppercase" fo:font-size="14pt" style:font-size-asian="14pt" style:font-size-complex="14pt" fo:language="en" fo:country="US"/>
    </style:style>
    <style:style style:name="T575" style:parent-style-name="DefaultParagraphFont" style:family="text">
      <style:text-properties style:font-name="Times New Roman" style:font-name-asian="Times New Roman" style:font-name-complex="Times New Roman" fo:font-weight="bold" style:font-weight-asian="bold" fo:color="#FF0000" fo:font-size="14pt" style:font-size-asian="14pt" style:font-size-complex="14pt" style:language-asian="en" style:country-asian="CA"/>
    </style:style>
    <style:style style:name="T576"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language-asian="en" style:country-asian="CA"/>
    </style:style>
    <style:style style:name="T577"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language-asian="en" style:country-asian="CA"/>
    </style:style>
    <style:style style:name="T578"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language-asian="en" style:country-asian="CA"/>
    </style:style>
    <style:style style:name="T579"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580"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581"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582" style:parent-style-name="DefaultParagraphFont" style:family="text">
      <style:text-properties style:font-name="Times New Roman" style:font-name-asian="Times New Roman" style:font-name-complex="Times New Roman" fo:font-weight="bold" style:font-weight-asian="bold" fo:color="#FF0000" fo:font-size="14pt" style:font-size-asian="14pt" style:font-size-complex="14pt" style:language-asian="en" style:country-asian="CA"/>
    </style:style>
    <style:style style:name="T583"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584"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language-asian="en" style:country-asian="CA"/>
    </style:style>
    <style:style style:name="T585"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586"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587"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588"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589"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590"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591"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592"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593"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594"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595" style:parent-style-name="DefaultParagraphFont" style:family="text">
      <style:text-properties style:font-name="Times New Roman" style:font-name-asian="Times New Roman" style:font-name-complex="Times New Roman" fo:color="#FF0000" fo:font-size="14pt" style:font-size-asian="14pt" style:font-size-complex="14pt" style:language-asian="en" style:country-asian="CA"/>
    </style:style>
    <style:style style:name="T596"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language-asian="en" style:country-asian="CA"/>
    </style:style>
    <style:style style:name="T597"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language-asian="en" style:country-asian="CA"/>
    </style:style>
    <style:style style:name="T598"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language-asian="en" style:country-asian="CA"/>
    </style:style>
    <style:style style:name="T599"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language-asian="en" style:country-asian="CA"/>
    </style:style>
    <style:style style:name="T600" style:parent-style-name="DefaultParagraphFont" style:family="text">
      <style:text-properties style:font-name="Times New Roman" style:font-name-asian="Times New Roman" style:font-name-complex="Times New Roman" fo:color="#FF0000" fo:font-size="14pt" style:font-size-asian="14pt" style:font-size-complex="14pt" style:language-asian="en" style:country-asian="CA"/>
    </style:style>
    <style:style style:name="T601" style:parent-style-name="DefaultParagraphFont" style:family="text">
      <style:text-properties style:font-name="Times New Roman" style:font-name-asian="Times New Roman" style:font-name-complex="Times New Roman" fo:font-weight="bold" style:font-weight-asian="bold" style:font-weight-complex="bold" fo:text-transform="uppercase" fo:font-size="14pt" style:font-size-asian="14pt" style:font-size-complex="14pt" fo:background-color="#FFFF00" style:text-underline-type="single" style:text-underline-style="solid" style:text-underline-width="auto" style:text-underline-mode="continuous" style:language-asian="en" style:country-asian="CA"/>
    </style:style>
    <style:style style:name="T602" style:parent-style-name="DefaultParagraphFont" style:family="text">
      <style:text-properties style:font-name="Times New Roman" style:font-name-asian="Times New Roman" style:font-name-complex="Times New Roman" fo:font-weight="bold" style:font-weight-asian="bold" style:font-weight-complex="bold" fo:text-transform="uppercase" fo:font-size="14pt" style:font-size-asian="14pt" style:font-size-complex="14pt" fo:background-color="#FFFF00" style:text-underline-type="single" style:text-underline-style="solid" style:text-underline-width="auto" style:text-underline-mode="continuous" style:language-asian="en" style:country-asian="CA"/>
    </style:style>
    <style:style style:name="T603" style:parent-style-name="DefaultParagraphFont" style:family="text">
      <style:text-properties style:font-name="Times New Roman" style:font-name-asian="Times New Roman" style:font-name-complex="Times New Roman" style:font-weight-complex="bold" fo:text-transform="uppercase" fo:font-size="14pt" style:font-size-asian="14pt" style:font-size-complex="14pt" fo:background-color="#FFFF00" style:text-underline-type="single" style:text-underline-style="solid" style:text-underline-width="auto" style:text-underline-mode="continuous" style:language-asian="en" style:country-asian="CA"/>
    </style:style>
    <style:style style:name="T604" style:parent-style-name="DefaultParagraphFont" style:family="text">
      <style:text-properties style:font-name="Times New Roman" style:font-name-asian="Times New Roman" style:font-name-complex="Times New Roman" fo:font-weight="bold" style:font-weight-asian="bold" style:font-weight-complex="bold" fo:text-transform="uppercase" fo:font-size="14pt" style:font-size-asian="14pt" style:font-size-complex="14pt" fo:background-color="#FFFF00" style:text-underline-type="single" style:text-underline-style="solid" style:text-underline-width="auto" style:text-underline-mode="continuous" style:language-asian="en" style:country-asian="CA"/>
    </style:style>
    <style:style style:name="T605" style:parent-style-name="DefaultParagraphFont" style:family="text">
      <style:text-properties fo:font-size="14pt" style:font-size-asian="14pt" style:font-size-complex="14pt"/>
    </style:style>
    <style:style style:name="T606" style:parent-style-name="DefaultParagraphFont" style:family="text">
      <style:text-properties style:font-name="Times New Roman" style:font-name-asian="Times New Roman" style:font-name-complex="Times New Roman" style:font-weight-complex="bold" style:language-asian="en" style:country-asian="CA"/>
    </style:style>
    <style:style style:name="T607"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language-asian="en" style:country-asian="CA"/>
    </style:style>
    <style:style style:name="T608"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language-asian="en" style:country-asian="CA"/>
    </style:style>
    <style:style style:name="T609"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language-asian="en" style:country-asian="CA"/>
    </style:style>
    <style:style style:name="T610" style:parent-style-name="DefaultParagraphFont" style:family="text">
      <style:text-properties style:font-name="Times New Roman" style:font-name-asian="Times New Roman" style:font-name-complex="Times New Roman" style:font-weight-complex="bold" fo:font-size="14pt" style:font-size-asian="14pt" style:font-size-complex="14pt" style:language-asian="en" style:country-asian="CA"/>
    </style:style>
    <style:style style:name="T611"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language-asian="en" style:country-asian="CA"/>
    </style:style>
    <style:style style:name="T612"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language-asian="en" style:country-asian="CA"/>
    </style:style>
    <style:style style:name="T613" style:parent-style-name="DefaultParagraphFont" style:family="text">
      <style:text-properties style:font-name="Times New Roman" style:font-name-asian="Times New Roman" style:font-name-complex="Times New Roman" style:font-weight-complex="bold" fo:font-size="14pt" style:font-size-asian="14pt" style:font-size-complex="14pt" style:language-asian="en" style:country-asian="CA"/>
    </style:style>
    <style:style style:name="T614"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language-asian="en" style:country-asian="CA"/>
    </style:style>
    <style:style style:name="T615"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language-asian="en" style:country-asian="CA"/>
    </style:style>
    <style:style style:name="T616" style:parent-style-name="DefaultParagraphFont" style:family="text">
      <style:text-properties style:font-name="Times New Roman" style:font-name-asian="Times New Roman" style:font-name-complex="Times New Roman" style:font-weight-complex="bold" fo:font-size="14pt" style:font-size-asian="14pt" style:font-size-complex="14pt" style:language-asian="en" style:country-asian="CA"/>
    </style:style>
    <style:style style:name="T617" style:parent-style-name="DefaultParagraphFont" style:family="text">
      <style:text-properties style:font-name="Times New Roman" style:font-name-asian="Times New Roman" style:font-name-complex="Times New Roman" style:font-weight-complex="bold" fo:font-size="14pt" style:font-size-asian="14pt" style:font-size-complex="14pt" style:language-asian="en" style:country-asian="CA"/>
    </style:style>
    <style:style style:name="T618"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language-asian="en" style:country-asian="CA"/>
    </style:style>
    <style:style style:name="T619"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language-asian="en" style:country-asian="CA"/>
    </style:style>
    <style:style style:name="T620" style:parent-style-name="DefaultParagraphFont" style:family="text">
      <style:text-properties style:font-name="Times New Roman" style:font-name-asian="Times New Roman" style:font-name-complex="Times New Roman" style:font-weight-complex="bold" fo:font-size="14pt" style:font-size-asian="14pt" style:font-size-complex="14pt" style:language-asian="en" style:country-asian="CA"/>
    </style:style>
    <style:style style:name="T621"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622"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623" style:parent-style-name="DefaultParagraphFont" style:family="text">
      <style:text-properties style:font-name="Times New Roman" style:font-name-asian="Times New Roman" style:font-name-complex="Times New Roman" fo:font-weight="bold" style:font-weight-asian="bold" fo:text-transform="uppercase" fo:font-size="14pt" style:font-size-asian="14pt" style:font-size-complex="14pt" fo:background-color="#FFFF00" style:text-underline-type="single" style:text-underline-style="solid" style:text-underline-width="auto" style:text-underline-mode="continuous" style:language-asian="en" style:country-asian="CA"/>
    </style:style>
    <style:style style:name="T624"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625"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language-asian="en" style:country-asian="CA"/>
    </style:style>
    <style:style style:name="T626" style:parent-style-name="DefaultParagraphFont" style:family="text">
      <style:text-properties style:font-name="Times New Roman" style:font-name-asian="Times New Roman" style:font-name-complex="Times New Roman" style:font-weight-complex="bold" fo:font-size="14pt" style:font-size-asian="14pt" style:font-size-complex="14pt" style:language-asian="en" style:country-asian="CA"/>
    </style:style>
    <style:style style:name="T627"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language-asian="en" style:country-asian="CA"/>
    </style:style>
    <style:style style:name="T628"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language-asian="en" style:country-asian="CA"/>
    </style:style>
    <style:style style:name="T629" style:parent-style-name="DefaultParagraphFont" style:family="text">
      <style:text-properties style:font-name="Times New Roman" style:font-name-asian="Times New Roman" style:font-name-complex="Times New Roman" style:font-weight-complex="bold" fo:font-size="14pt" style:font-size-asian="14pt" style:font-size-complex="14pt" style:language-asian="en" style:country-asian="CA"/>
    </style:style>
    <style:style style:name="T630"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631"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language-asian="en" style:country-asian="CA"/>
    </style:style>
    <style:style style:name="T632"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633"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634"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635"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636"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language-asian="en" style:country-asian="CA"/>
    </style:style>
    <style:style style:name="T637"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language-asian="en" style:country-asian="CA"/>
    </style:style>
    <style:style style:name="T638"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639"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640"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language-asian="en" style:country-asian="CA"/>
    </style:style>
    <style:style style:name="T641"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642"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643"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644"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645"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language-asian="en" style:country-asian="CA"/>
    </style:style>
    <style:style style:name="T646"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647" style:parent-style-name="DefaultParagraphFont" style:family="text">
      <style:text-properties style:font-name="Times New Roman" style:font-name-asian="Times New Roman" style:font-name-complex="Times New Roman" fo:color="#FF0000" fo:font-size="14pt" style:font-size-asian="14pt" style:font-size-complex="14pt" style:language-asian="en" style:country-asian="CA"/>
    </style:style>
    <style:style style:name="T648"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language-asian="en" style:country-asian="CA"/>
    </style:style>
    <style:style style:name="T649"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language-asian="en" style:country-asian="CA"/>
    </style:style>
    <style:style style:name="T650"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language-asian="en" style:country-asian="CA"/>
    </style:style>
    <style:style style:name="T651"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language-asian="en" style:country-asian="CA"/>
    </style:style>
    <style:style style:name="P652" style:parent-style-name="Standard" style:family="paragraph">
      <style:text-properties style:font-name="Times New Roman" style:font-name-asian="Times New Roman" style:font-name-complex="Times New Roman" fo:font-size="14pt" style:font-size-asian="14pt" style:font-size-complex="14pt" style:language-asian="en" style:country-asian="CA"/>
    </style:style>
    <style:style style:name="P653" style:parent-style-name="Standard" style:family="paragraph">
      <style:text-properties style:font-name="Times New Roman" style:font-name-asian="Times New Roman" style:font-name-complex="Times New Roman" fo:font-size="14pt" style:font-size-asian="14pt" style:font-size-complex="14pt" style:language-asian="en" style:country-asian="CA"/>
    </style:style>
    <style:style style:name="P654" style:parent-style-name="Standard" style:family="paragraph">
      <style:text-properties style:font-name="Times New Roman" style:font-name-asian="Times New Roman" style:font-name-complex="Times New Roman" fo:font-size="14pt" style:font-size-asian="14pt" style:font-size-complex="14pt" style:language-asian="en" style:country-asian="CA"/>
    </style:style>
    <style:style style:name="T655"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656"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657"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658"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659"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660"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661"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662"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663"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664"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665" style:parent-style-name="DefaultParagraphFont" style:family="text">
      <style:text-properties style:font-name="Calibri" style:font-name-asian="Calibri" style:font-name-complex="Times New Roman" style:letter-kerning="false"/>
    </style:style>
    <style:style style:name="T666"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P667" style:parent-style-name="Normal" style:family="paragraph">
      <style:text-properties style:font-name="Times New Roman" style:font-name-asian="Times New Roman" style:font-name-complex="Times New Roman" fo:font-size="14pt" style:font-size-asian="14pt" style:font-size-complex="14pt" style:language-asian="en" style:country-asian="CA"/>
    </style:style>
    <style:style style:name="T668"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669"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670"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671"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672"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673"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674"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675"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676"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677"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P678" style:parent-style-name="Standard" style:family="paragraph">
      <style:paragraph-properties fo:text-align="center" fo:margin-bottom="0in" fo:line-height="100%"/>
      <style:text-properties style:font-name="Times New Roman" style:font-name-asian="Times New Roman" style:font-name-complex="Times New Roman" fo:font-weight="bold" style:font-weight-asian="bold" fo:text-transform="uppercase" fo:font-size="14pt" style:font-size-asian="14pt" style:font-size-complex="14pt" fo:language="en" fo:country="US"/>
    </style:style>
    <style:style style:name="T679" style:parent-style-name="DefaultParagraphFont" style:family="text">
      <style:text-properties style:font-name-asian="Times New Roman" fo:font-weight="bold" style:font-weight-asian="bold" fo:text-transform="uppercase" fo:language="en" fo:country="US"/>
    </style:style>
    <style:style style:name="T680"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681"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682"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683" style:parent-style-name="Hyperlink" style:family="text">
      <style:text-properties style:font-name="Times New Roman" style:font-name-complex="Times New Roman" fo:font-size="14pt" style:font-size-asian="14pt" style:font-size-complex="14pt" fo:language="en" fo:country="US"/>
    </style:style>
    <style:style style:name="T684" style:parent-style-name="Hyperlink" style:family="text">
      <style:text-properties style:font-name="Times New Roman" style:font-name-complex="Times New Roman" fo:font-size="14pt" style:font-size-asian="14pt" style:font-size-complex="14pt" fo:language="en" fo:country="US"/>
    </style:style>
    <style:style style:name="T685" style:parent-style-name="Hyperlink" style:family="text">
      <style:text-properties style:font-name="Times New Roman" style:font-name-complex="Times New Roman" fo:font-size="14pt" style:font-size-asian="14pt" style:font-size-complex="14pt" fo:language="en" fo:country="US"/>
    </style:style>
    <style:style style:name="T686"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687"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688" style:parent-style-name="Hyperlink" style:family="text">
      <style:text-properties style:font-name="Times New Roman" style:font-name-complex="Times New Roman" fo:font-size="14pt" style:font-size-asian="14pt" style:font-size-complex="14pt" fo:language="en" fo:country="US"/>
    </style:style>
    <style:style style:name="T689"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690" style:parent-style-name="DefaultParagraphFont" style:family="text">
      <style:text-properties style:font-name-asian="Times New Roman" fo:font-weight="bold" style:font-weight-asian="bold" fo:text-transform="uppercase" style:language-asian="en" style:country-asian="CA"/>
    </style:style>
    <style:style style:name="T691"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692" style:parent-style-name="Hyperlink" style:family="text">
      <style:text-properties style:font-name="Times New Roman" style:font-name-complex="Times New Roman" fo:font-size="14pt" style:font-size-asian="14pt" style:font-size-complex="14pt" fo:language="en" fo:country="US"/>
    </style:style>
    <style:style style:name="T693" style:parent-style-name="Hyperlink" style:family="text">
      <style:text-properties style:font-name="Times New Roman" style:font-name-complex="Times New Roman" fo:font-size="14pt" style:font-size-asian="14pt" style:font-size-complex="14pt" fo:language="en" fo:country="US"/>
    </style:style>
    <style:style style:name="T694" style:parent-style-name="Hyperlink" style:family="text">
      <style:text-properties style:font-name="Times New Roman" style:font-name-complex="Times New Roman" fo:font-size="14pt" style:font-size-asian="14pt" style:font-size-complex="14pt" fo:language="en" fo:country="US"/>
    </style:style>
    <style:style style:name="T695" style:parent-style-name="Hyperlink" style:family="text">
      <style:text-properties style:font-name="Times New Roman" style:font-name-complex="Times New Roman" fo:font-size="14pt" style:font-size-asian="14pt" style:font-size-complex="14pt" fo:language="en" fo:country="US"/>
    </style:style>
    <style:style style:name="T696" style:parent-style-name="DefaultParagraphFont" style:family="text">
      <style:text-properties fo:font-size="14pt" style:font-size-asian="14pt" style:font-size-complex="14pt"/>
    </style:style>
    <style:style style:name="T697" style:parent-style-name="DefaultParagraphFont" style:family="text">
      <style:text-properties fo:color="#FF0000"/>
    </style:style>
    <style:style style:name="T698" style:parent-style-name="DefaultParagraphFont" style:family="text">
      <style:text-properties fo:color="#FF0000" fo:font-size="14pt" style:font-size-asian="14pt" style:font-size-complex="14pt"/>
    </style:style>
    <style:style style:name="T699" style:parent-style-name="DefaultParagraphFont" style:family="text">
      <style:text-properties fo:color="#FF0000" fo:font-size="14pt" style:font-size-asian="14pt" style:font-size-complex="14pt" style:language-asian="en" style:country-asian="CA"/>
    </style:style>
    <style:style style:name="T700" style:parent-style-name="DefaultParagraphFont" style:family="text">
      <style:text-properties fo:color="#FF0000" fo:font-size="14pt" style:font-size-asian="14pt" style:font-size-complex="14pt"/>
    </style:style>
    <style:style style:name="T701" style:parent-style-name="DefaultParagraphFont" style:family="text">
      <style:text-properties fo:color="#FF0000" fo:font-size="14pt" style:font-size-asian="14pt" style:font-size-complex="14pt"/>
    </style:style>
    <style:style style:name="T702" style:parent-style-name="DefaultParagraphFont" style:family="text">
      <style:text-properties style:font-name="Times New Roman" style:font-name-complex="Times New Roman" fo:color="#00000A" fo:font-size="14pt" style:font-size-asian="14pt" style:font-size-complex="14pt" fo:language="en" fo:country="US"/>
    </style:style>
    <style:style style:name="T703" style:parent-style-name="DefaultParagraphFont" style:family="text">
      <style:text-properties style:font-name="Times New Roman" style:font-name-complex="Times New Roman" fo:font-weight="normal" style:font-weight-asian="normal" fo:color="#00000A" fo:font-size="14pt" style:font-size-asian="14pt" style:font-size-complex="14pt" fo:language="en" fo:country="US"/>
    </style:style>
    <style:style style:name="T704" style:parent-style-name="DefaultParagraphFont" style:family="text">
      <style:text-properties style:font-name="Times New Roman" style:font-name-complex="Times New Roman" fo:font-weight="normal" style:font-weight-asian="normal" fo:color="#00000A" fo:font-size="14pt" style:font-size-asian="14pt" style:font-size-complex="14pt" fo:language="en" fo:country="US"/>
    </style:style>
    <style:style style:name="T705" style:parent-style-name="DefaultParagraphFont" style:family="text">
      <style:text-properties style:font-name="Times New Roman" style:font-name-complex="Times New Roman" fo:font-weight="normal" style:font-weight-asian="normal" fo:color="#0000FF" fo:font-size="14pt" style:font-size-asian="14pt" style:font-size-complex="14pt" fo:language="en" fo:country="US"/>
    </style:style>
    <style:style style:name="T706" style:parent-style-name="DefaultParagraphFont" style:family="text">
      <style:text-properties style:font-name="Times New Roman" style:font-name-complex="Times New Roman" fo:color="#00000A" fo:font-size="14pt" style:font-size-asian="14pt" style:font-size-complex="14pt" fo:language="en" fo:country="US"/>
    </style:style>
    <style:style style:name="P707" style:parent-style-name="Standard" style:family="paragraph">
      <style:paragraph-properties fo:text-align="center" fo:margin-bottom="0in" fo:line-height="100%"/>
      <style:text-properties style:font-name="Times New Roman" style:font-name-asian="Times New Roman" style:font-name-complex="Times New Roman" fo:font-weight="bold" style:font-weight-asian="bold" fo:text-transform="uppercase" fo:font-size="14pt" style:font-size-asian="14pt" style:font-size-complex="14pt" fo:language="en" fo:country="US"/>
    </style:style>
    <style:style style:name="T708" style:parent-style-name="DefaultParagraphFont" style:family="text">
      <style:text-properties fo:color="#00000A" fo:font-size="14pt" style:font-size-asian="14pt" style:font-size-complex="14pt" fo:language="en" fo:country="US"/>
    </style:style>
    <style:style style:name="T709"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710"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language-asian="en" style:country-asian="CA"/>
    </style:style>
    <style:style style:name="T711"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712" style:parent-style-name="DefaultParagraphFont" style:family="text">
      <style:text-properties style:font-name="Times New Roman" style:font-name-asian="Times New Roman" style:font-name-complex="Times New Roman" fo:font-size="14pt" style:font-size-asian="14pt" style:font-size-complex="14pt" fo:language="en" fo:country="US" style:language-asian="en" style:country-asian="CA"/>
    </style:style>
    <style:style style:name="T713"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714"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715" style:parent-style-name="DefaultParagraphFont" style:family="text">
      <style:text-properties style:font-name="Helvetica" style:font-name-asian="Times New Roman" style:font-name-complex="Helvetica" fo:color="#141823" style:letter-kerning="false" fo:font-size="9.5pt" style:font-size-asian="9.5pt" style:font-size-complex="9.5pt" fo:language="en" fo:country="US"/>
    </style:style>
    <style:style style:name="T716" style:parent-style-name="DefaultParagraphFont" style:family="text">
      <style:text-properties style:language-asian="en" style:country-asian="CA"/>
    </style:style>
    <style:style style:name="T717" style:parent-style-name="DefaultParagraphFont" style:family="text">
      <style:text-properties fo:color="#FF0000" fo:font-size="14pt" style:font-size-asian="14pt" style:font-size-complex="14pt" fo:language="en" fo:country="US"/>
    </style:style>
    <style:style style:name="P718" style:parent-style-name="Standard" style:family="paragraph">
      <style:paragraph-properties fo:text-align="center" fo:margin-bottom="0in" fo:line-height="100%"/>
    </style:style>
    <style:style style:name="T719" style:parent-style-name="DefaultParagraphFont" style:family="text">
      <style:text-properties style:font-name="Times New Roman" style:font-name-asian="Times New Roman" style:font-name-complex="Times New Roman" fo:font-weight="bold" style:font-weight-asian="bold" fo:text-transform="uppercase" fo:font-size="14pt" style:font-size-asian="14pt" style:font-size-complex="14pt" fo:language="en" fo:country="US"/>
    </style:style>
    <style:style style:name="T720" style:parent-style-name="DefaultParagraphFont" style:family="text">
      <style:text-properties style:font-name="Times New Roman" style:font-name-asian="Times New Roman" style:font-name-complex="Times New Roman" fo:font-weight="bold" style:font-weight-asian="bold" fo:text-transform="uppercase" fo:font-size="14pt" style:font-size-asian="14pt" style:font-size-complex="14pt" fo:language="en" fo:country="US"/>
    </style:style>
    <style:style style:name="T721" style:parent-style-name="DefaultParagraphFont" style:family="text">
      <style:text-properties style:font-name="Times New Roman" style:font-name-asian="Times New Roman" style:font-name-complex="Times New Roman" fo:font-weight="bold" style:font-weight-asian="bold" fo:text-transform="uppercase" fo:color="#FF0000" fo:font-size="14pt" style:font-size-asian="14pt" style:font-size-complex="14pt" fo:language="en" fo:country="US"/>
    </style:style>
    <style:style style:name="T722"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language-asian="en" style:country-asian="CA"/>
    </style:style>
    <style:style style:name="T723"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language-asian="en" style:country-asian="CA"/>
    </style:style>
    <style:style style:name="T724" style:parent-style-name="Hyperlink" style:family="text">
      <style:text-properties style:font-name="Times New Roman" style:font-name-asian="Times New Roman" style:font-name-complex="Times New Roman" fo:font-weight="bold" style:font-weight-asian="bold" fo:font-size="14pt" style:font-size-asian="14pt" style:font-size-complex="14pt" style:language-asian="en" style:country-asian="CA"/>
    </style:style>
    <style:style style:name="P725" style:parent-style-name="Standard" style:family="paragraph">
      <style:text-properties style:font-name="Times New Roman" style:font-name-asian="Times New Roman" style:font-name-complex="Times New Roman" fo:font-weight="bold" style:font-weight-asian="bold" fo:font-size="14pt" style:font-size-asian="14pt" style:font-size-complex="14pt" style:language-asian="en" style:country-asian="CA"/>
    </style:style>
    <style:style style:name="T726" style:parent-style-name="Hyperlink" style:family="text">
      <style:text-properties style:font-name="Times New Roman" style:font-name-asian="Times New Roman" style:font-name-complex="Times New Roman" fo:font-weight="bold" style:font-weight-asian="bold" fo:font-size="14pt" style:font-size-asian="14pt" style:font-size-complex="14pt" style:language-asian="en" style:country-asian="CA"/>
    </style:style>
    <style:style style:name="T727" style:parent-style-name="DefaultParagraphFont" style:family="text">
      <style:text-properties style:font-name="Times New Roman" style:font-name-asian="Times New Roman" style:font-name-complex="Times New Roman" fo:font-weight="bold" style:font-weight-asian="bold" fo:text-transform="uppercase" fo:color="#FF0000" fo:font-size="14pt" style:font-size-asian="14pt" style:font-size-complex="14pt" fo:language="en" fo:country="US"/>
    </style:style>
    <style:style style:name="T728"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729"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P730" style:parent-style-name="Standard" style:family="paragraph">
      <style:paragraph-properties fo:margin-bottom="0in" fo:line-height="100%"/>
      <style:text-properties style:font-name="Times New Roman" style:font-name-asian="Times New Roman" style:font-name-complex="Times New Roman" fo:color="#FF0000" fo:font-size="12pt" style:font-size-asian="12pt" style:font-size-complex="12pt" style:language-asian="en" style:country-asian="CA"/>
    </style:style>
    <style:style style:name="P731" style:parent-style-name="Standard" style:family="paragraph">
      <style:paragraph-properties fo:text-align="center" fo:margin-bottom="0in" fo:line-height="100%"/>
    </style:style>
    <style:style style:name="T732" style:parent-style-name="DefaultParagraphFont" style:family="text">
      <style:text-properties fo:color="#FF0000"/>
    </style:style>
    <style:style style:name="T733" style:parent-style-name="DefaultParagraphFont" style:family="text">
      <style:text-properties style:font-name="Times New Roman" style:font-name-asian="Times New Roman" style:font-name-complex="Times New Roman" fo:font-weight="bold" style:font-weight-asian="bold" fo:text-transform="uppercase" fo:font-size="14pt" style:font-size-asian="14pt" style:font-size-complex="14pt" fo:background-color="#FFFF00" fo:language="en" fo:country="US"/>
    </style:style>
    <style:style style:name="T734" style:parent-style-name="DefaultParagraphFont" style:family="text">
      <style:text-properties fo:color="#FF0000"/>
    </style:style>
    <style:style style:name="T735"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ableColumn737" style:family="table-column">
      <style:table-column-properties style:column-width="7.5in" style:use-optimal-column-width="false"/>
    </style:style>
    <style:style style:name="Table736" style:family="table">
      <style:table-properties style:width="7.5in" fo:margin-left="0in" table:align="left"/>
    </style:style>
    <style:style style:name="TableRow738" style:family="table-row">
      <style:table-row-properties style:use-optimal-row-height="false"/>
    </style:style>
    <style:style style:name="TableCell739" style:family="table-cell">
      <style:table-cell-properties fo:border="none" style:vertical-align="middle" fo:padding-top="0in" fo:padding-left="0in" fo:padding-bottom="0in" fo:padding-right="0in"/>
    </style:style>
    <style:style style:name="P740" style:parent-style-name="Standard" style:family="paragraph">
      <style:text-properties style:font-name="Times New Roman" style:font-name-asian="Times New Roman" style:font-name-complex="Times New Roman" fo:font-size="14pt" style:font-size-asian="14pt" style:font-size-complex="14pt" style:language-asian="en" style:country-asian="CA"/>
    </style:style>
    <style:style style:name="T741"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742"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743"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744"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745"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746"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747"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748"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749"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750"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751"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752"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753"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754"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755"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756"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757"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758"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759"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760"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761"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762"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763"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764"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765"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766"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767"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768"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769"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770"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771"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772"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773"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774"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775"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776"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777"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778"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779"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780"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781"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782"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783"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784"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785"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786"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787"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788"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789"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790"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791"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792"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793" style:parent-style-name="DefaultParagraphFont" style:family="text">
      <style:text-properties fo:color="#FF0000"/>
    </style:style>
    <style:style style:name="T794" style:parent-style-name="DefaultParagraphFont" style:family="text">
      <style:text-properties style:font-name="Times New Roman" style:font-name-asian="Times New Roman" style:font-name-complex="Times New Roman" fo:color="#FF0000" fo:font-size="14pt" style:font-size-asian="14pt" style:font-size-complex="14pt" style:language-asian="en" style:country-asian="CA"/>
    </style:style>
    <style:style style:name="T795" style:parent-style-name="DefaultParagraphFont" style:family="text">
      <style:text-properties style:font-name="Times New Roman" style:font-name-asian="Times New Roman" style:font-name-complex="Times New Roman" fo:color="#FF0000" fo:font-size="14pt" style:font-size-asian="14pt" style:font-size-complex="14pt" style:language-asian="en" style:country-asian="CA"/>
    </style:style>
    <style:style style:name="T796"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text-underline-type="single" style:text-underline-style="solid" style:text-underline-width="auto" style:text-underline-mode="continuous" style:language-asian="en" style:country-asian="CA"/>
    </style:style>
    <style:style style:name="T797"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text-underline-type="single" style:text-underline-style="solid" style:text-underline-width="auto" style:text-underline-mode="continuous" style:language-asian="en" style:country-asian="CA"/>
    </style:style>
    <style:style style:name="T798" style:parent-style-name="DefaultParagraphFont" style:family="text">
      <style:text-properties fo:font-weight="bold" style:font-weight-asian="bold"/>
    </style:style>
    <style:style style:name="T799"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800"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801" style:parent-style-name="DefaultParagraphFont" style:family="text">
      <style:text-properties fo:color="#0000FF"/>
    </style:style>
    <style:style style:name="P802" style:parent-style-name="Standard" style:family="paragraph">
      <style:text-properties style:font-name="Times New Roman" style:font-name-asian="Times New Roman" style:font-name-complex="Times New Roman" fo:font-size="14pt" style:font-size-asian="14pt" style:font-size-complex="14pt" style:language-asian="en" style:country-asian="CA"/>
    </style:style>
    <style:style style:name="P803" style:parent-style-name="Standard" style:family="paragraph">
      <style:text-properties style:font-name="Times New Roman" style:font-name-asian="Times New Roman" style:font-name-complex="Times New Roman" fo:font-size="14pt" style:font-size-asian="14pt" style:font-size-complex="14pt" style:language-asian="en" style:country-asian="CA"/>
    </style:style>
    <style:style style:name="T804" style:parent-style-name="DefaultParagraphFont" style:family="text">
      <style:text-properties style:font-name="Times New Roman" style:font-name-asian="Times New Roman" style:font-name-complex="Times New Roman" fo:color="#FF0000" fo:font-size="14pt" style:font-size-asian="14pt" style:font-size-complex="14pt" style:language-asian="en" style:country-asian="CA"/>
    </style:style>
    <style:style style:name="T805" style:parent-style-name="DefaultParagraphFont" style:family="text">
      <style:text-properties style:language-asian="en" style:country-asian="CA"/>
    </style:style>
    <style:style style:name="T806" style:parent-style-name="DefaultParagraphFont" style:family="text">
      <style:text-properties fo:font-weight="bold" style:font-weight-asian="bold"/>
    </style:style>
    <style:style style:name="T807" style:parent-style-name="DefaultParagraphFont" style:family="text">
      <style:text-properties style:language-asian="en" style:country-asian="CA"/>
    </style:style>
    <style:style style:name="T808" style:parent-style-name="DefaultParagraphFont" style:family="text">
      <style:text-properties fo:font-weight="bold" style:font-weight-asian="bold"/>
    </style:style>
    <style:style style:name="T809" style:parent-style-name="DefaultParagraphFont" style:family="text">
      <style:text-properties fo:font-weight="bold" style:font-weight-asian="bold"/>
    </style:style>
    <style:style style:name="T810" style:parent-style-name="DefaultParagraphFont" style:family="text">
      <style:text-properties style:language-asian="en" style:country-asian="CA"/>
    </style:style>
    <style:style style:name="T811"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812" style:parent-style-name="DefaultParagraphFont" style:family="text">
      <style:text-properties fo:font-weight="bold" style:font-weight-asian="bold"/>
    </style:style>
    <style:style style:name="T813"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814" style:parent-style-name="DefaultParagraphFont" style:family="text">
      <style:text-properties style:font-name="Times New Roman" style:font-name-asian="Times New Roman" style:font-name-complex="Times New Roman" fo:font-size="14pt" style:font-size-asian="14pt" style:font-size-complex="14pt" style:language-asian="en" style:country-asian="CA"/>
    </style:style>
    <style:style style:name="T815" style:parent-style-name="DefaultParagraphFont" style:family="text">
      <style:text-properties style:language-asian="en" style:country-asian="CA"/>
    </style:style>
    <style:style style:family="graphic" style:name="a12"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border="none" fo:background-color="transparent" fo:clip="rect(0in 0in 0in 0in)"/>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office:automatic-styles>
  <office:body>
    <office:text text:use-soft-page-breaks="true">
      <text:p text:style-name="P1"><text:span text:style-name="T6"><draw:frame draw:style-name="a0" draw:name="graphics1" text:anchor-type="as-char" svg:x="0in" svg:y="0in" svg:width="5.99921in" svg:height="0.83346in" style:rel-width="scale" style:rel-height="scale"><draw:image xlink:href="media/image1.png" xlink:type="simple" xlink:show="embed" xlink:actuate="onLoad"/><svg:title/><svg:desc/></draw:frame></text:span></text:p>
      <text:p text:style-name="P7">THE QUEEN’S OWN CAMERON HIGHLANDERS OF CANADA</text:p>
      <text:p text:style-name="P8"><text:span text:style-name="T9"><draw:frame draw:style-name="a1" draw:name="graphics2" text:anchor-type="as-char" svg:x="0in" svg:y="0in" svg:width="1.2189in" svg:height="1.38465in" style:rel-width="scale" style:rel-height="scale"><draw:image xlink:href="media/image2.jpg" xlink:type="simple" xlink:show="embed" xlink:actuate="onLoad"/><svg:title/><svg:desc/></draw:frame></text:span><text:span text:style-name="T10"><draw:frame draw:style-name="a2" draw:name="graphics3" text:anchor-type="as-char" svg:x="0in" svg:y="0in" svg:width="1.3126in" svg:height="1.32283in" style:rel-width="scale" style:rel-height="scale"><draw:image xlink:href="media/image3.png" xlink:type="simple" xlink:show="embed" xlink:actuate="onLoad"/><svg:title/><svg:desc/></draw:frame></text:span><text:span text:style-name="T11"><draw:frame draw:style-name="a3" draw:name="graphics4" text:anchor-type="as-char" svg:x="0in" svg:y="0in" svg:width="1.2811in" svg:height="1.38465in" style:rel-width="scale" style:rel-height="scale"><draw:image xlink:href="media/image4.png" xlink:type="simple" xlink:show="embed" xlink:actuate="onLoad"/><svg:title/><svg:desc/></draw:frame></text:span></text:p>
      <text:p text:style-name="P12">THE CAMERON ASSOCIATION IN CANADA<text:line-break/><text:s/>THE QUEEN’S OWN CAMERON HIGHLANDERS OF CANADA<text:line-break/><text:s/>MINTO ARMOURY, 969 ST. MATTHEWS AVE WPG, MB R3G<text:s/>0J7<text:line-break/><text:line-break/>2015/2015 ASSOCIATION OFFICERS</text:p>
      <table:table table:style-name="Table13">
        <table:table-columns>
          <table:table-column table:style-name="TableColumn14"/>
          <table:table-column table:style-name="TableColumn15"/>
          <table:table-column table:style-name="TableColumn16"/>
          <table:table-column table:style-name="TableColumn17"/>
          <table:table-column table:style-name="TableColumn18"/>
        </table:table-columns>
        <table:table-row table:style-name="TableRow19">
          <table:table-cell table:style-name="TableCell20">
            <text:p text:style-name="P21">PRESIDENT</text:p>
          </table:table-cell>
          <table:table-cell table:style-name="TableCell22">
            <text:p text:style-name="P23">Steve MacMillan</text:p>
          </table:table-cell>
          <table:table-cell table:style-name="TableCell24">
            <text:p text:style-name="P25">351 Ainslie St<text:line-break/><text:s/>Wpg, MB R3J 2Z7</text:p>
          </table:table-cell>
          <table:table-cell table:style-name="TableCell26">
            <text:p text:style-name="P27">sdmacmillan@shaw.ca</text:p>
            <text:p text:style-name="P28"/>
          </table:table-cell>
          <table:table-cell table:style-name="TableCell29">
            <text:p text:style-name="P30">204-831-0542</text:p>
          </table:table-cell>
        </table:table-row>
        <table:table-row table:style-name="TableRow31">
          <table:table-cell table:style-name="TableCell32">
            <text:p text:style-name="P33">VICE-PRES</text:p>
          </table:table-cell>
          <table:table-cell table:style-name="TableCell34">
            <text:p text:style-name="P35">Marc Gautron</text:p>
            <text:p text:style-name="P36"/>
          </table:table-cell>
          <table:table-cell table:style-name="TableCell37">
            <text:p text:style-name="P38"/>
          </table:table-cell>
          <table:table-cell table:style-name="TableCell39">
            <text:p text:style-name="P40"/>
          </table:table-cell>
          <table:table-cell table:style-name="TableCell41">
            <text:p text:style-name="P42">204-296-7656</text:p>
          </table:table-cell>
        </table:table-row>
        <table:table-row table:style-name="TableRow43">
          <table:table-cell table:style-name="TableCell44">
            <text:p text:style-name="P45">SECRETARY</text:p>
          </table:table-cell>
          <table:table-cell table:style-name="TableCell46">
            <text:p text:style-name="P47">Hugh O’Donnell</text:p>
          </table:table-cell>
          <table:table-cell table:style-name="TableCell48">
            <text:p text:style-name="P49">713 Cambridge St Wpg, MB <text:s text:c="2"/>R3M 3G2</text:p>
          </table:table-cell>
          <table:table-cell table:style-name="TableCell50">
            <text:p text:style-name="P51">hodonnell@shaw.ca</text:p>
            <text:p text:style-name="P52"/>
          </table:table-cell>
          <table:table-cell table:style-name="TableCell53">
            <text:p text:style-name="P54">204-285-7222</text:p>
          </table:table-cell>
        </table:table-row>
        <table:table-row table:style-name="TableRow55">
          <table:table-cell table:style-name="TableCell56">
            <text:p text:style-name="P57">TREASURER</text:p>
          </table:table-cell>
          <table:table-cell table:style-name="TableCell58">
            <text:p text:style-name="P59">Dave Gibson</text:p>
          </table:table-cell>
          <table:table-cell table:style-name="TableCell60">
            <text:p text:style-name="P61">104 William Gibson Bay Wpg, MB R3C 5L7</text:p>
          </table:table-cell>
          <table:table-cell table:style-name="TableCell62">
            <text:p text:style-name="P63">dwgibson@mymts.net</text:p>
            <text:p text:style-name="P64"/>
          </table:table-cell>
          <table:table-cell table:style-name="TableCell65">
            <text:p text:style-name="P66">204-222-9509</text:p>
            <text:p text:style-name="P67"/>
          </table:table-cell>
        </table:table-row>
      </table:table>
      <text:p text:style-name="P68"><text:line-break/>2015/16 aSSOCIATION Executive Board</text:p>
      <table:table table:style-name="Table69">
        <table:table-columns>
          <table:table-column table:style-name="TableColumn70"/>
          <table:table-column table:style-name="TableColumn71"/>
          <table:table-column table:style-name="TableColumn72"/>
          <table:table-column table:style-name="TableColumn73"/>
          <table:table-column table:style-name="TableColumn74"/>
        </table:table-columns>
        <table:table-row table:style-name="TableRow75">
          <table:table-cell table:style-name="TableCell76">
            <text:p text:style-name="P77">Past Pres</text:p>
          </table:table-cell>
          <table:table-cell table:style-name="TableCell78">
            <text:p text:style-name="P79">Taffy Gray</text:p>
          </table:table-cell>
          <table:table-cell table:style-name="TableCell80">
            <text:p text:style-name="P81">198 Seekings St <text:s/>Headingly, MB <text:s/>R4J 1B1</text:p>
          </table:table-cell>
          <table:table-cell table:style-name="TableCell82">
            <text:p text:style-name="P83"/>
          </table:table-cell>
          <table:table-cell table:style-name="TableCell84">
            <text:p text:style-name="P85">204-889-5655</text:p>
            <text:p text:style-name="P86"/>
          </table:table-cell>
        </table:table-row>
        <table:table-row table:style-name="TableRow87">
          <table:table-cell table:style-name="TableCell88">
            <text:p text:style-name="P89">Director</text:p>
          </table:table-cell>
          <table:table-cell table:style-name="TableCell90">
            <text:p text:style-name="P91">Mike Nickerson</text:p>
          </table:table-cell>
          <table:table-cell table:style-name="TableCell92">
            <text:p text:style-name="P93">P.O.Box<text:s/>122 <text:s/>Station L Wpg MB <text:s/>R3H0Z4</text:p>
          </table:table-cell>
          <table:table-cell table:style-name="TableCell94">
            <text:p text:style-name="P95"/>
          </table:table-cell>
          <table:table-cell table:style-name="TableCell96">
            <text:p text:style-name="P97">TBC</text:p>
            <text:p text:style-name="P98"/>
          </table:table-cell>
        </table:table-row>
        <table:table-row table:style-name="TableRow99">
          <table:table-cell table:style-name="TableCell100">
            <text:p text:style-name="P101">Director</text:p>
          </table:table-cell>
          <table:table-cell table:style-name="TableCell102">
            <text:p text:style-name="P103">Karen Tyler</text:p>
            <text:p text:style-name="P104"/>
          </table:table-cell>
          <table:table-cell table:style-name="TableCell105">
            <text:p text:style-name="P106">255 Aldine St<text:s/><text:line-break/>Wpg, MB R3J 2A9</text:p>
          </table:table-cell>
          <table:table-cell table:style-name="TableCell107">
            <text:p text:style-name="P108"/>
          </table:table-cell>
          <table:table-cell table:style-name="TableCell109">
            <text:p text:style-name="P110">204-414-0973</text:p>
            <text:p text:style-name="P111"/>
          </table:table-cell>
        </table:table-row>
        <table:table-row table:style-name="TableRow112">
          <table:table-cell table:style-name="TableCell113">
            <text:p text:style-name="P114">Director</text:p>
          </table:table-cell>
          <table:table-cell table:style-name="TableCell115">
            <text:p text:style-name="P116">Sean Rivas</text:p>
          </table:table-cell>
          <table:table-cell table:style-name="TableCell117">
            <text:p text:style-name="P118">164 Carroll Road<text:s/><text:line-break/>Wpg, MB R3K 1H5</text:p>
          </table:table-cell>
          <table:table-cell table:style-name="TableCell119">
            <text:p text:style-name="P120"/>
          </table:table-cell>
          <table:table-cell table:style-name="TableCell121">
            <text:p text:style-name="P122">204-802-2264</text:p>
            <text:p text:style-name="P123"/>
          </table:table-cell>
        </table:table-row>
        <table:table-row table:style-name="TableRow124">
          <table:table-cell table:style-name="TableCell125">
            <text:p text:style-name="P126">Director</text:p>
          </table:table-cell>
          <table:table-cell table:style-name="TableCell127">
            <text:p text:style-name="P128">Len Johnson</text:p>
          </table:table-cell>
          <table:table-cell table:style-name="TableCell129">
            <text:p text:style-name="P130">1094 Bay Rd<text:s/><text:line-break/>St. Andrews, MB R1A 3L1</text:p>
          </table:table-cell>
          <table:table-cell table:style-name="TableCell131">
            <text:p text:style-name="P132"/>
          </table:table-cell>
          <table:table-cell table:style-name="TableCell133">
            <text:p text:style-name="P134">204-757-2023</text:p>
          </table:table-cell>
        </table:table-row>
        <table:table-row table:style-name="TableRow135">
          <table:table-cell table:style-name="TableCell136">
            <text:p text:style-name="P137">Director</text:p>
          </table:table-cell>
          <table:table-cell table:style-name="TableCell138">
            <text:p text:style-name="P139">Tom Russell</text:p>
          </table:table-cell>
          <table:table-cell table:style-name="TableCell140">
            <text:p text:style-name="P141">605 River Ave<text:line-break/>Wpg, MB</text:p>
          </table:table-cell>
          <table:table-cell table:style-name="TableCell142">
            <text:p text:style-name="P143"/>
          </table:table-cell>
          <table:table-cell table:style-name="TableCell144">
            <text:p text:style-name="P145">204-488-0088</text:p>
            <text:p text:style-name="P146"/>
          </table:table-cell>
        </table:table-row>
        <table:table-row table:style-name="TableRow147">
          <table:table-cell table:style-name="TableCell148">
            <text:p text:style-name="P149">Foundation Trustees</text:p>
          </table:table-cell>
          <table:table-cell table:style-name="TableCell150">
            <text:p text:style-name="P151"/>
          </table:table-cell>
          <table:table-cell table:style-name="TableCell152">
            <text:p text:style-name="P153">Blair Will</text:p>
            <text:p text:style-name="P154"><text:s/>(2015-2017)</text:p>
          </table:table-cell>
          <table:table-cell table:style-name="TableCell155">
            <text:p text:style-name="P156">Fred Westphal</text:p>
            <text:p text:style-name="P157">(2014-2016)</text:p>
          </table:table-cell>
          <table:table-cell table:style-name="TableCell158">
            <text:p text:style-name="P159"/>
          </table:table-cell>
        </table:table-row>
      </table:table>
      <text:p text:style-name="Standard"><text:s text:c="5"/></text:p>
      <text:soft-page-break/>
      <text:p text:style-name="Standard"><text:s text:c="4"/></text:p>
      <text:p text:style-name="P160"><text:span text:style-name="T161">*<text:s/></text:span><text:span text:style-name="T162">Last Post</text:span><text:span text:style-name="T163"><text:s/>*</text:span><text:span text:style-name="T164"><text:line-break/></text:span><text:span text:style-name="T165"><text:s text:c="5"/></text:span><text:span text:style-name="T166"><draw:frame draw:style-name="a4" draw:name="Picture 12" text:anchor-type="as-char" svg:x="0in" svg:y="0in" svg:width="6.85213in" svg:height="4.55255in" style:rel-width="scale" style:rel-height="scale"><draw:image xlink:href="media/image5.jpeg" xlink:type="simple" xlink:show="embed" xlink:actuate="onLoad"/><svg:title/><svg:desc>D:\Cameron Stuff Backup\OATMEAL RAG STUFF\Oatmeal Rag 21\Christmas Eve Holten Canadian War Cemetery ( 24 December 2015 ).jpg</svg:desc></draw:frame></text:span></text:p>
      <text:p text:style-name="P167"><text:s text:c="34"/>HOLTEN CWWG Cemetery Dec 2015, Netherlands.</text:p>
      <text:p text:style-name="P168"><text:span text:style-name="T169">JAMES JEFFRIES</text:span><text:span text:style-name="T170"><text:line-break/></text:span><text:a xlink:href="http://passages.winnipegfreepress.com/passage-details/id-229185/name-James_Jeffries/classification-id-1/order-publish_date|DESC,last_name|ASC,first_name|ASC/" office:target-frame-name="_top" xlink:show="replace"><text:span text:style-name="T171">Jim Jeffries full obituary</text:span></text:a><text:span text:style-name="T172"><text:line-break/></text:span><text:span text:style-name="T173"><text:s/>JAMES PATRICK JEFFRIES 1940 -2015 In loving memory o</text:span><text:span text:style-name="T174">f James Patrick Jeffries (Jim), beloved husband, father, brother, uncle and friend, who died on October 14, 2015, surrounded by his loved ones. He is remembered and greatly missed by his wife, Margaret; his daughter Fiona (Karen); his sister, Lynda; and by</text:span><text:span text:style-name="T175"><text:s/>his nephew Sean</text:span><text:span text:style-name="T176"><text:s/>and many more.</text:span><text:span text:style-name="T177"><text:s/></text:span><text:span text:style-name="T178"><text:line-break/></text:span><text:span text:style-name="T179">Jim grew up in St. Boniface and lived most of his lif</text:span><text:span text:style-name="T180">e in Winnipeg. He lived a life of service to God and his community. He was a counsellor, teacher and principal in Youth Corrections for 26 years. He served his church community as a lay minister, chorister, and member of vestry for many years. He welcomed<text:s/></text:span><text:span text:style-name="T181">friends into his life as family, and maintained lifelong connections with many of them. Jim's military career began at age 12 when he joined the Winnipeg Grenadiers Cadet Corps. As an adult he joined the Army Reserves, serving with the Fort Garry Horse, Ro</text:span><text:span text:style-name="T182">yal Winnipeg Rifles, and the 26th Field Regiment (Artillery). He rose to the rank of Colonel, commanding the Manitoba Lakehead District.</text:span><text:span text:style-name="T183"><text:line-break/></text:span><text:span text:style-name="T184"><text:s/>In retirement he continued to serve the military and the wider community through numerous boards and committees. His se</text:span><text:span text:style-name="T185">rvice was recognized most recently when he was made Commander of the Order of St. John of Jerusalem. Thanks to Dr. Aaron Mellon, everyone at CancerCare Manitoba, and to the nurses and doctors who cared for Jim at the Victoria General Hospital. In lieu of f</text:span><text:span text:style-name="T186">lowers, donations may be made in Jim's name to a charity of your choice.</text:span><text:span text:style-name="T187"><text:line-break/></text:span><text:soft-page-break/><text:span text:style-name="T188"><text:s/>A celebration of Jim's life w</text:span><text:span text:style-name="T189">as</text:span><text:span text:style-name="T190"><text:s/>held at 11:00 a.m. on Wednesday, October 21, 2015, at St. Andrew's Anglican Church, 2700 Portage Avenue, Winnipeg. NEIL BARDAL FUNERAL CENTRE 204-9</text:span><text:span text:style-name="T191">49-2200 nbardalinc.com</text:span><text:span text:style-name="T192"><text:line-break/></text:span><text:span text:style-name="T193">Publish Date: Oct 20, 2015</text:span></text:p>
      <text:p text:style-name="P194"><text:span text:style-name="Emphasis">Full obit published in the Winnipeg Free Press on October 20, 2015</text:span></text:p>
      <text:p text:style-name="P195"><text:span text:style-name="T196">Rosco Long</text:span><text:span text:style-name="T197"><text:line-break/></text:span><text:span text:style-name="T198">Rosco Eurett Long</text:span><text:span text:style-name="T199"><text:s/>(Dec 11 1921 - Oct 02, 2015) was born on December 11, 1921 in Nokomis, Saskatchewan. He was the fourth child<text:s/></text:span><text:span text:style-name="T200">born to Bessie and Jasper Long. He had four brothers, Louis, Lloyd, Vic and Reigh and one sister, Fern.</text:span><text:span text:style-name="T201"><text:line-break/></text:span><text:span text:style-name="T202"><text:s/>The family moved north to the Lewis Lake area in 1928 to farm. Life was not easy on the farm, there were many jobs to do with no modern conveniences. D</text:span><text:span text:style-name="T203">uring the depression, feeding six children proved to be challenging but Rosco always said they never went hungry but also you didn't waste anytime getting to the dinner table when mother called " supper". <text:s/></text:span><text:span text:style-name="T204"><text:line-break/></text:span><text:span text:style-name="T205"><text:s/>He enlisted in the Army in November of 1942. He<text:s/></text:span><text:span text:style-name="T206">was shipped out on the Queen Mary from Halifax to Grennick, Scotland in August 1943. It was then that he was assigned to the Queens Own Cameron Highlanders. He was on the frontline for much of the war and took part in the liberation of Holland in 1945. Spe</text:span><text:span text:style-name="T207">aking of liberation, he tells a story in his book about "liberating" a tasty rooster from an unhappy French farmer. I quote "we liberated you and now I have liberated your rooster!"</text:span><text:span text:style-name="T208"><text:line-break/></text:span><text:span text:style-name="T209"><text:s/>Rosco met Doris while she was teaching at Lewis Lake School in 1946. They</text:span><text:span text:style-name="T210"><text:s/>were married on October 9, 1950. Wendy was born in December of 1951, Diane in June of 1954, and Susan in February of 1965. He had several jobs throughout his working career. His first job was as a farm hand for their neighbors the Harry Thompson family. H</text:span><text:span text:style-name="T211">e worked in the mine in Flin Flon before getting married. He took over as postmaster in Lac Vert from his ailing brother, Louis, in November 1957. He held that position until he retired in 1981. He also continued <text:s/>to farm his own land and later worked for<text:s/></text:span><text:span text:style-name="T212">Lloyd Lyons during those years, so unofficially Doris was the postmistress!<text:s/></text:span><text:span text:style-name="T213"><text:line-break/></text:span><text:span text:style-name="T214"><text:s/>There was never any doubt about where Rosco stood on the issue at hand. He was able to use a phrase or a tone in his voice that would get to the heart of the matter in a way only</text:span><text:span text:style-name="T215"><text:s/>he could. He was famous or infamous for his many quotes &amp; sayings. Very few can be repeated in this venue, but you might have heard him say "Busier than a one-legged man in an *ss-kicking contest" or "he was so ornery he could start a fight in an empty da</text:span><text:span text:style-name="T216">nce hall". But under that hard shell you found a kind heart. There were many acts of kindness both large and small for neighbours and friends that were done without fanfare and with no thought of repayment or recognition .<text:s/></text:span><text:span text:style-name="T217"><text:line-break/></text:span><text:span text:style-name="T218"><text:s/>His community involvement was a</text:span><text:span text:style-name="T219">dmirable. As the unofficial " mayor" of <text:s/>Lac Vert he helped out wherever help was needed. He was also involved with the church, the Legion, the Masons and Eastern Star. Unlike many of us who have recently jumped on the Toronto Blue Jays bandwagon, Rosco fa</text:span><text:span text:style-name="T220">ithfully watched the team through the thick &amp; thin years. They had better do well in the post season now, as he is probably watching!</text:span><text:span text:style-name="T221"><text:line-break/></text:span><text:span text:style-name="T222"><text:s text:c="2"/>His girls grew up thinking that it was common for Prairie people to enjoy fresh oysters. True to his mother &amp; father's N</text:span><text:span text:style-name="T223">ova Scotia roots, he had a love for sea food &amp; regularly had several gallons of the delicacy shipped in by train. They also heard many a time about "Digby Chicks", but don't get the wrong idea, they were apparently dried, salted herring that substituted fo</text:span><text:span text:style-name="T224">r<text:s/></text:span><text:soft-page-break/><text:span text:style-name="T225">chicken when supplies were scarce.<text:s/></text:span><text:span text:style-name="T226"><text:line-break/></text:span><text:span text:style-name="T227"><text:s/>Rosco was an avid hunter and fisherman. Moose roasts, homemade deer sausage and fresh walleye were often on the menu. He even used his prized racks of horns to help Doris decorate the living room! Hunting trips were p</text:span><text:span text:style-name="T228">lanned well in advance with the precision of a NASA space launch. He was into his 80's, when he learned how to use the computer to apply for moose licenses online- motivation works in mysterious ways! Oh, if one had a dime for every time he told the story<text:s/></text:span><text:span text:style-name="T229">of waiting 16 years to be drawn in one particular zone...no bitterness there of course!</text:span><text:span text:style-name="T230"><text:line-break/></text:span><text:span text:style-name="T231"><text:s/>He was tremendously proud of his children and grandchildren. He would share accomplishments with whoever would listen. He wasn't really into traveling for leisure but<text:s/></text:span><text:span text:style-name="T232">he'd have gone to the moon to see one of the boys play hockey or to be present for an awards or graduation ceremony.<text:s/></text:span><text:span text:style-name="T233"><text:line-break/></text:span><text:span text:style-name="T234"><text:s/>Though Rosco had many accomplishments, his garden was probably what most of us will remember him for. Plants were aligned in perfectly st</text:span><text:span text:style-name="T235">raight rows. He always planted too much. Everything flourished in his garden but the potato was the king. At its peak, the annual hills planted exceeded 2300! Planting potatoes was a precise science with Rosco. Rows had to have 100 plants. Different variet</text:span><text:span text:style-name="T236">ies had to be stored in separate bins. Many a son in law (Ray) or grandsons in law (Colin &amp; Brett) quavered in their boots after unintentionally breaking the rules! Timing for harvesting them in the fall was always a problem when your work crew only had th</text:span><text:span text:style-name="T237">e September long weekend to come out and help! He'd pick the potato bugs off the plants by hand and drop them in a small container of gasoline, taking great satisfaction in their<text:s/></text:span><text:span text:style-name="T238">untimely deaths.<text:s/></text:span><text:span text:style-name="T239"><text:line-break/></text:span><text:span text:style-name="T240"><text:s/>The garden kept him young and as he aged he was fortunate</text:span><text:span text:style-name="T241"><text:s/>to have great friends</text:span><text:span text:style-name="T242">, family and neighbours to help him out with the bigger jobs. His family will miss this simple yet profound ritual of his garden. It was one of the few special ways they all connected. But I know where you'll find him. He'll be in ev</text:span><text:span text:style-name="T243">ery garden we grow. And if you just<text:s/></text:span><text:span text:style-name="T244">close your eyes and feel the breeze on your face, you'll be able to see <text:s/>him standing amongst the potatoes , head down , hoe in hand , hilling his precious plants. <text:s/>His family are thankful for the blessing of his 93 yea</text:span><text:span text:style-name="T245">rs and will take comfort in the many memories he left behind.<text:s/></text:span><text:span text:style-name="T246"><text:line-break/></text:span><text:span text:style-name="T247"><text:s/>In summary, he was a good man, who lived a good life.<text:s/></text:span><text:span text:style-name="T248"><text:line-break/></text:span><text:span text:style-name="T249"><text:s/>Eulogy courtesy of Mrs. Wendy Needham (nee Long)</text:span><text:span text:style-name="T250">, no known published obit.</text:span></text:p>
      <text:p text:style-name="P251"><text:span text:style-name="T252"><text:line-break/></text:span><text:span text:style-name="T253">Widow’s / Widower’s Supplement:</text:span><text:s text:c="3"/><text:span text:style-name="T254">There is income supplement for widows / widowers.<text:s/></text:span><text:span text:style-name="T255">They will mail out a form for the survivor to complete. You will need proof of marriage and the soldier’s regimental number etc. and the spouse’s income tax forms. <text:s/>If the financial situation is going badly the survivor should contact Veterans Affairs.</text:span><text:s text:c="2"/><text:line-break/><text:a xlink:href="http://www.veterans.gc.ca/eng/services/financial/cf-income-support" office:target-frame-name="_top" xlink:show="replace"><text:span text:style-name="T256">http://www.veterans.gc.ca/eng/services/financial/cf-income-support</text:span></text:a></text:p>
      <text:p text:style-name="P257"/>
      <text:p text:style-name="P258">* Sick &amp; Visiting * <text:s/></text:p>
      <text:p text:style-name="Standard"><text:span text:style-name="T259">Gord Coutts</text:span><text:span text:style-name="T260"><text:s/>(Korea, Militia) <text:s/>- Gord has been mostly shut in for quite a while now<text:s/></text:span><text:span text:style-name="T261">and plans stay that way for a while yet. Hugh called him on 14 Oct 2015 to say hi. Gord says hi to all and<text:s/></text:span><text:soft-page-break/><text:span text:style-name="T262">visitors are welcome. Hugh also popped in to visit a few weeks later and plans to drop by a bit more frequently now that he’s gotten to know St. Norb</text:span><text:span text:style-name="T263">ert a bit better.</text:span><text:span text:style-name="T264"><text:line-break/></text:span><text:span text:style-name="T265"><text:line-break/></text:span><text:span text:style-name="T266">Tim Gillespie</text:span><text:span text:style-name="T267"><text:s/>(Army Reserve) – Tim’s doing much better now that he’s recovering from a bad shock on Boxing Day. He has some advice for those who need to use a CPAP machine – wear the damn thing or be prepared to wake up in the Next World</text:span><text:span text:style-name="T268"><text:s/>!</text:span><text:span text:style-name="T269"><text:line-break/></text:span><text:span text:style-name="T270"><text:line-break/></text:span><text:span text:style-name="T271">Vi Miller</text:span><text:span text:style-name="T272"><text:s/>(Russ’s wid</text:span><text:span text:style-name="T273">ow) – No recent update.</text:span></text:p>
      <text:p text:style-name="Standard"><text:span text:style-name="T274">Archie Moore</text:span><text:span text:style-name="T275"><text:s/>(Korea, Post SWW Camer</text:span><text:span text:style-name="T276">on) – Archie is now a resident at Riverwood Square in Room #8. He enjoys company and always has a quick joke for visitors. <text:s text:c="2"/></text:span></text:p>
      <text:p text:style-name="Standard"><text:span text:style-name="T277">Piper Bill MacKay</text:span><text:span text:style-name="T278"><text:s/>(SWW</text:span><text:span text:style-name="T279">) – Ken Smith still pops</text:span><text:span text:style-name="T280"><text:s/>in to see Bill at Derby Center and tells me that Bill is doing OK. Bill still has his Dad’s pipes from the First War too. Quite a memento of that war, to say nothing of Bill’s own time as a Piper in the Second War on Nov 11</text:span><text:span text:style-name="T281">th</text:span><text:span text:style-name="T282">. Stay well Piper Bill !</text:span></text:p>
      <text:p text:style-name="Standard"><text:span text:style-name="T283">Tom<text:s/></text:span><text:span text:style-name="T284">Munro</text:span><text:span text:style-name="T285"><text:s/>(Borneo with the Imperials, Mili</text:span><text:span text:style-name="T286">tia) – Hugh visited with Tom in late Oct 2015. Tom is at home these days and has rather limited mobility. He was quite happy with the visit and says hi to all. <text:s/></text:span><text:span text:style-name="T287"><text:line-break/></text:span><text:span text:style-name="T288"><text:line-break/></text:span><text:span text:style-name="T289">Bill Naven <text:s/></text:span><text:span text:style-name="T290">(SWW, Post War) <text:s/>Bill made it out to repres</text:span><text:span text:style-name="T291">ent the Camerons along with Association Secretary Hugh O’Donnell and his son William at the Remembrance Day service at Our Lady of Victory Church on 08 Nov 2015. Bill’s medal rack just got a bit heavier this December. Read more about it in the French Legio</text:span><text:span text:style-name="T292">n of Honour Update below.</text:span><text:span text:style-name="T293"><text:line-break/></text:span><text:span text:style-name="T294"><text:s text:c="35"/></text:span><text:span text:style-name="T295"><draw:frame draw:style-name="a5" draw:name="Picture 10" text:anchor-type="as-char" svg:x="0in" svg:y="0in" svg:width="3.80746in" svg:height="2.85719in" style:rel-width="scale" style:rel-height="scale"><draw:image xlink:href="media/image6.jpeg" xlink:type="simple" xlink:show="embed" xlink:actuate="onLoad"/><svg:title/><svg:desc>D:\Cameron Stuff Backup\OATMEAL RAG STUFF\Oatmeal Rag 21\Bill Naven, William, Hugh 11 Nov 2015 OLV.jpg</svg:desc></draw:frame></text:span><text:span text:style-name="T296"><text:s/></text:span><text:span text:style-name="T297"><text:line-break/></text:span><text:span text:style-name="T298"><text:line-break/></text:span><text:span text:style-name="T299">Mo Schultz</text:span><text:span text:style-name="T300"><text:s/>(Drew’s Militia - 1990</text:span><text:span text:style-name="T301">’s) – Hugh spoke to Mo in early Oct 2015. Mo is back on the<text:s/></text:span><text:soft-page-break/><text:span text:style-name="T302">go now. He can be contacted at 587-281-2840. Mo is looking at leaving AB now that the oil patch is</text:span><text:span text:style-name="T303"><text:s/>doing nothing and there are lineups for jobs at Wal Mart.</text:span></text:p>
      <text:p text:style-name="Standard"><text:span text:style-name="T304">Ken Smith</text:span><text:span text:style-name="T305"><text:s/>(S</text:span><text:span text:style-name="T306">WW) Hugh O’Donnell spoke to Ken on a number of occasions recently and is very happy to report that Ken is well and active. Ken is still getting around and showing the flag. Keep up the<text:s/></text:span><text:span text:style-name="T307">good work Ken !</text:span></text:p>
      <text:p text:style-name="Standard"><text:span text:style-name="T308">Roy Taylor</text:span><text:span text:style-name="T309"><text:s/>(SWW RAF, Post SW</text:span><text:span text:style-name="T310">W Cameron) – Hugh called 14 Oct 2015 to say hi. Louise and Roy are doing OK, but of course Roy gets tired very easily. As Louise put it “We’re still here and we’re still smiling !”</text:span></text:p>
      <text:p text:style-name="Standard"><text:span text:style-name="T311">PTSD Help Line</text:span><text:span text:style-name="T312">: The toll-free n</text:span><text:span text:style-name="T313">umber 1-855-373-8387 will be manned by veterans who will be available on a 24-hour basis. <text:s text:c="2"/>The callers will not be required to identify themselves. See also the Cameron “Links” section of the web page:</text:span><text:s/><text:a xlink:href="http://www.thequeensowncameronhighlandersofcanada.net/links.html%20%20" office:target-frame-name="_top" xlink:show="replace">Cameron web site "Links" section<text:s/></text:a><text:span text:style-name="T314"><text:s/></text:span></text:p>
      <text:p text:style-name="P315">* President's Message * <text:s/></text:p>
      <text:p text:style-name="Standard"><text:s/><text:span text:style-name="T316">Hello to all, </text:span></text:p>
      <text:p text:style-name="Standard"><text:span text:style-name="T317"> I would like to take this opportunity to tell you about the updates to the memorial project the A</text:span><text:span text:style-name="T318">ssociation has been working on.</text:span><text:span text:style-name="T319"><text:s/>We have permission to place it in Vimy Ridge Park at Portage Ave &amp; Broadway Ave in Wpg. It will initially be sited near the 1</text:span><text:span text:style-name="T320">st</text:span><text:span text:style-name="T321"><text:s/>Presbyterian Kirk side, but the park</text:span><text:span text:style-name="T322"><text:s/>is being renovated and<text:s/></text:span><text:span text:style-name="T323">the military monuments are going to be grouped together. Our bench will be sited with the other<text:s/></text:span><text:span text:style-name="T324">monuments at the end of this renovation.</text:span><text:span text:style-name="T325"><text:line-break/></text:span><text:span text:style-name="T326"><text:s/>This bench is currently due be dedicated in the Spring of 2016</text:span><text:span text:style-name="T327">, on 31 May</text:span><text:span text:style-name="T328">.</text:span><text:span text:style-name="T329"><text:s/>This date will also be the Unit Stand Down day for Summer training so hopefully there’ll be a few of the lads left in town to parade with us.</text:span></text:p>
      <text:p text:style-name="P330"><text:s/>I want to thank all of you who<text:s/>have donated your money towards this project; your generosity is most appreciated.<text:s/></text:p>
      <text:p text:style-name="P331">I will keep you posted. </text:p>
      <text:p text:style-name="P332">* Vice-President's Message *<text:s/><text:line-break/><text:s/></text:p>
      <text:p text:style-name="Standard"><text:span text:style-name="T333"><text:s/></text:span><text:span text:style-name="T334">Editor’s Note:</text:span><text:span text:style-name="T335"><text:s/></text:span><text:span text:style-name="T336">Nil at this time from our new VP, Mr. Marc Gautron. This is hardly a surprise as Marc has volunteered his time with the Army Cadets and a few other organizations. He has a lot on his plate right now and it is good of him to stand for office and attend the meetings of the Association as best he can.</text:span></text:p>
      <text:p text:style-name="P337">* Reconnect with Former Camerons * <text:s text:c="2"/></text:p>
      <text:p text:style-name="Standard"><text:s/><text:span text:style-name="T338">This is an important thing to do for the health of the Association. There are still lots of former Camerons out there that we don’t know about for various reasons. Just<text:s/></text:span><text:span text:style-name="T339">because you or they<text:s/></text:span><text:soft-page-break/><text:span text:style-name="T340">weren’t Second World War or Korea veterans doesn’t make them any less important to the Cameron Association. Please help us locate them and bring them back into the fold. The ranks of the SWW guys are almost non-existent now and the torc</text:span><text:span text:style-name="T341">h must pass to the following generations of Camerons that we may continue to serve our fellow Camerons. <text:s text:c="2"/></text:span></text:p>
      <text:p text:style-name="Standard"><text:span text:style-name="T342">We only have about<text:s/></text:span><text:span text:style-name="T343">62</text:span><text:span text:style-name="T344"><text:s/>paid up members at this time. Thanks very much to those fine souls who have donated some of their hard earned dollars to keep h</text:span><text:span text:style-name="T345">ard copies of this newsletter going out to the guys without computers. Many are Second War men but some younger former Camerons live in areas with poor internet service or dial up, or are just plain happy to be off of the grid.</text:span></text:p>
      <text:p text:style-name="P346">* Where Are They Now ? *<text:s/><text:s text:c="10"/></text:p>
      <text:p text:style-name="Standard"><text:span text:style-name="T347"><text:line-break/></text:span><text:span text:style-name="T348">Bill Douglas</text:span><text:span text:style-name="T349"><text:s/></text:span><text:span text:style-name="T350">is in his normal digs in Osborne Village and doing well.<text:s/></text:span><text:span text:style-name="T351">HO’D &amp; son visited Bill 31 Oct 2015. The home is very quiet and not much to do Bill tells us. Bill appreciated the visit and more are welcome.</text:span><text:span text:style-name="T352"><text:s/></text:span><text:span text:style-name="T353"><text:line-break/></text:span><text:span text:style-name="T354"><text:line-break/></text:span><text:span text:style-name="T355">Dave Gibson</text:span><text:span text:style-name="T356"><text:s/>just received his</text:span><text:span text:style-name="T357"><text:s/>40 year membership pin from his home branch of the Royal Canadian Legion, #7 out in the wilds of Transcona. According to Steve MacMillan this makes Dave very old indeed ! Congrats Dave and never mind Steve, he's just jealous.</text:span></text:p>
      <text:p text:style-name="P358"><text:span text:style-name="T359">Adam Petrin<text:s/></text:span><text:span text:style-name="T360">was promoted to Major with the Patricias just around Christmas time of Dec 2015. For those of you who have never had the pleasure, Adam was the eternal 1 Platoon Commander in our “A” Coy. Congrats from those of us from the old “A” Co</text:span><text:span text:style-name="T361">y days Adam !</text:span><text:span text:style-name="T362"><text:line-break/></text:span></text:p>
      <text:p text:style-name="P363"/>
      <text:p text:style-name="P364">* 2015-16 Dues ($10) Still Payable until Aug 2016 * <text:s/></text:p>
      <text:p text:style-name="Standard"><text:span text:style-name="T365"><text:s/>As of any old time you can connect with Association Treasurer<text:s/></text:span><text:span text:style-name="T366">David Gibson</text:span><text:span text:style-name="T367"><text:s/>(per the cover page of the Oatmeal Rag) who will take your payment. If you are not sure of your status please<text:s/></text:span><text:span text:style-name="T368">contact Dave and he’ll either be happy to take your $10.00 payment or be most unhappy that he doesn’t get to take any money from you - yet - this year. <text:s/></text:span></text:p>
      <text:p text:style-name="P369">A quick reminder that donations over $25 to Association done through the Cameron Foundation will be given a tax receipt ! This includes donations towards our project to commemorate the 100th Anniversary of the start of the Great War. Just mark your cheque as a donation towards the 100th Anniversary Bench Project and these fine gentlemen at the foundation will credit it appropriately.</text:p>
      <text:p text:style-name="P370">* Cameron Association Activities *<text:s/><text:line-break/></text:p>
      <text:p text:style-name="Standard"><text:span text:style-name="T371">100th Anniversary of the start of The Great War Bench Project</text:span><text:span text:style-name="T372"><text:s text:c="2"/></text:span><text:span text:style-name="T373">-<text:s/></text:span><text:span text:style-name="T374">See the President’s Message from Steve MacMillan for the current state of play. You can still send your cheque to<text:s/></text:span><text:soft-page-break/><text:span text:style-name="T375">the Cameron</text:span><text:span text:style-name="T376"><text:s/>Foundation at the address listed below. All donations are very welcome, believe me<text:s/></text:span><text:span text:style-name="T377">!</text:span><text:span text:style-name="T378"><text:s/>Donations for more than $25 will receive a charitable donation receipt.</text:span><text:span text:style-name="T379"><text:s text:c="2"/></text:span></text:p>
      <text:p text:style-name="P380">Editor’s Note: These tax receipts come out fairly quickly too, or at least mine did. <text:s/>Thanks Julian ! <text:s/></text:p>
      <text:p text:style-name="Standard"><text:span text:style-name="T381"><text:s/>The Queen’s Own Cameron Highlanders of Canada Regimental Foundation <text:s/></text:span><text:span text:style-name="T382"><text:line-break/></text:span><text:span text:style-name="T383">Minto Armoury, 969 St. Matthews Avenue <text:s/></text:span><text:span text:style-name="T384"><text:line-break/></text:span><text:span text:style-name="T385">Wpg, MB <text:s text:c="2"/>R3G 0J7 <text:s/></text:span><text:span text:style-name="T386"><text:line-break/></text:span><text:span text:style-name="T387"><text:line-break/></text:span><text:span text:style-name="T388"><text:s/>After a long hiatus the Cameron Association was finally able to send a $250 contribution to the MB Highland Dance<text:s/></text:span><text:span text:style-name="T389">crew that host the Mid-Canada Competition Cameron trophy. <text:s/>MB Highland Dance was very happy to receive the cheque for $250, especially because they can spend it as they see fit. This is only fair as for many years they have provided medallions to the Camer</text:span><text:span text:style-name="T390">on Association Trophy competitors using someone else's money. Thanks to all who have paid their dues and made other donations to the Association so that we can help keep the old traditions alive.</text:span><text:span text:style-name="T391"><text:line-break/></text:span><text:span text:style-name="T392"><text:line-break/></text:span><text:span text:style-name="T393">From</text:span><text:s/><text:span text:style-name="T394">Xavier Allen</text:span><text:s/><text:span text:style-name="T395">Date: : Date: 12/28/2015</text:span><text:span text:style-name="T396"><text:line-break/></text:span><text:span text:style-name="T397">Good Evening<text:s/></text:span><text:span text:style-name="T398">Friends,</text:span><text:span text:style-name="T399"><text:line-break/></text:span><text:span text:style-name="T400">I will be renewing my dues this week, and looking forward to continuing Regimental support.</text:span><text:span text:style-name="T401"><text:line-break/></text:span><text:span text:style-name="T402">My band, Cabar Feidh, placed first in 2014 and third this year at Detroit's Highland Games, and was told we have enough points to compete in The World's in</text:span><text:span text:style-name="T403"><text:s/>Scotland.</text:span><text:span text:style-name="T404"><text:line-break/></text:span><text:span text:style-name="T405"><text:line-break/></text:span><text:span text:style-name="T406">If there are any Regimental Family traveling in my neighbourhood (Detroit-Toledo-Chicago) and are in need of assistance, please let me know.</text:span><text:span text:style-name="T407"><text:line-break/></text:span><text:span text:style-name="T408"><text:line-break/></text:span><text:span text:style-name="T409">Xavier</text:span><text:span text:style-name="T410"><text:line-break/></text:span><text:span text:style-name="T411">734-731-7310</text:span><text:line-break/><text:span text:style-name="T412"><text:line-break/></text:span><text:span text:style-name="T413">From ALISTER MORE Date: Wed, 23 Sep 2015<text:s/></text:span><text:span text:style-name="T414"><text:line-break/></text:span><text:span text:style-name="T415">Hi All,</text:span><text:span text:style-name="T416"><text:line-break/></text:span><text:span text:style-name="T417"><text:s/>Thought that I would let you k</text:span><text:span text:style-name="T418">now that I attended the 75</text:span><text:span text:style-name="T419">th</text:span><text:span text:style-name="T420"><text:s/>Anniversary Memorial Service at Veurne last Sunday and was honoured to perform the eulogy.</text:span></text:p>
      <text:p text:style-name="P421"><text:s/>Which I did and hope that I can get copies of the photo's from Jose to you soon. I also have a set of poppies Canada style and a few other bits to send to you, but I'll wait and make it a package as I thought that the Association would like to know.</text:p>
      <text:soft-page-break/>
      <text:p text:style-name="Standard"><text:span text:style-name="T422">Yours aye,</text:span><text:span text:style-name="T423"><text:line-break/></text:span><text:span text:style-name="T424"><text:line-break/></text:span><text:span text:style-name="T425"><text:s/>Alister</text:span><text:span text:style-name="T426"><text:line-break/></text:span><text:span text:style-name="T427"><text:s/>Editor’s note: “Dinty” More has been a friend of the regiment for quite a few years now. He makes a point of helping ou</text:span><text:span text:style-name="T428">t with the</text:span><text:span text:style-name="T429"><text:s/>Liberation of Veurne (aka Furnes)<text:s/></text:span><text:span text:style-name="T430">ceremony every year and laying a wreath or otherwise commemorating our Fallen Comrades along with those of the other Canadian, British, Polish, Dutch, and Belgian formations that liberated Europe in 1944-45.</text:span><text:span text:style-name="T431"><text:s text:c="2"/></text:span></text:p>
      <text:p text:style-name="Standard"><text:span text:style-name="T432">T</text:span><text:span text:style-name="T433">he French Legion of Honour Medal Update</text:span><text:span text:style-name="T434"><text:line-break/></text:span><text:span text:style-name="T435"><text:s/></text:span><text:span text:style-name="T436">Some of you may recall that the French government had closed nominations for this award <text:s/>sometime prior to March of 2015. Well, they gave it a second thought and extended the deadline one last time !<text:s/></text:span><text:span text:style-name="T437"><text:line-break/></text:span><text:span text:style-name="T438"><text:s/>In due<text:s/></text:span><text:span text:style-name="T439">course, several deserving and alive (a condition of the award is that you must be alive to receive it !) were so nominated by the Association. Sadly, I am sure that we missed some people but we did the best that we could with the information that we had.<text:s/></text:span><text:span text:style-name="T440"><text:line-break/></text:span><text:span text:style-name="T441"><text:s/>Well the French certainly have had some tough sledding of their own for the past few months between terrorist attacks on their home soil and so on, but they have keep grinding away at this list, and they have been in touch.</text:span><text:span text:style-name="T442"><text:line-break/></text:span><text:span text:style-name="T443"><text:s/>The letters received by the As</text:span><text:span text:style-name="T444">sociation so far from the Ambassador of France to Canada have confirmed that Floyd Bowman, John Johnson, Rosco Long, William (Bill) Mackay, and (William) Bill Naven “By order of the President of the Republic of France” been awarded the rank of Knight of th</text:span><text:span text:style-name="T445">e French National Order of the Legion of Honour. <text:s text:c="3"/></text:span><text:span text:style-name="T446"><text:line-break/></text:span></text:p>
      <text:p text:style-name="P447"><text:s/>The Association had a good turn out at the Christmas Dinner again this year with several of the old guys who had earned a bit of rank helping to serve the junior members of the regiment. A good time was had by all, especially those who missed the long speeches prior to the dinner.<text:line-break/>;-)<text:s/></text:p>
      <text:p text:style-name="P448">* Regimental Web Sites * <text:s/><text:line-break/></text:p>
      <text:p text:style-name="P449">The Unit web site is still up running. The links have recently had a much needed going over (April 2015) and most should now function properly. <text:s/>The unit web site continues to be a point of contact between ourselves, the families of those who served in the Camerons, and those who become interested in the Camerons for one reason or another. We continue to have a few requests through the unit web<text:s/>site for information from families about former Camerons. If anybody can help out with them please feel free to do so. You can find the web site at: <text:s text:c="2"/></text:p>
      <text:p text:style-name="Standard"><text:a xlink:href="http://thequeensowncameronhighlandersofcanada.net/" office:target-frame-name="_top" xlink:show="replace"><text:span text:style-name="T450">http://thequeensowncameronhighlander</text:span><text:span text:style-name="T451">sofcanada.net/</text:span></text:a><text:line-break/><text:line-break/><text:span text:style-name="T452"><text:s text:c="3"/>Our Picasaweb site is also worth a look and is full of little details about our history. The Secretary will be updating the site with more pictures shortly. You can take a bit of a virtual tour of the Cameron Memorial Chapel and see some</text:span><text:span text:style-name="T453"><text:s/>of the artifacts held by the Cameron Museum:</text:span><text:s text:c="2"/></text:p>
      <text:p text:style-name="Standard"><text:a xlink:href="http://picasaweb.google.com/camsofc" office:target-frame-name="_top" xlink:show="replace"><text:span text:style-name="T454">http://picasaweb.google.com/camsofc <text:s/></text:span></text:a></text:p>
      <text:p text:style-name="P455"><text:s/>The Cameron Highlanders of Canada Memorial Site, Recording the History of the Regiment, 1914-1919, web site is one that every Cameron should have a look at once during the 100th Anniversary of the Great War. The creator of this site, Mr. J. Stuart McLean has done a great job of helping out the Cameron regimental family. Thanks for sharing your hard work sir !</text:p>
      <text:p text:style-name="Standard"><text:a xlink:href="http://www.cameronhighlanderscanada.com/" office:target-frame-name="_top" xlink:show="replace"><text:span text:style-name="T456">http://www.cameronhighlandersca</text:span><text:bookmark-start text:name="_Hlt439799913"/><text:span text:style-name="T457">n</text:span><text:bookmark-end text:name="_Hlt439799913"/><text:span text:style-name="T458">ada.com</text:span><text:bookmark-start text:name="_Hlt439799893"/><text:bookmark-start text:name="_Hlt439799894"/><text:bookmark-start text:name="_Hlt439799896"/><text:bookmark-end text:name="_Hlt439799893"/><text:bookmark-end text:name="_Hlt439799894"/><text:bookmark-end text:name="_Hlt439799896"/><text:span text:style-name="T459"><text:s text:c="2"/></text:span><text:s/></text:a><text:line-break/><text:line-break/><text:s/><text:span text:style-name="T460">Wilfred Laurier University has a page devoted to the Canadian War Diaries of the Normandy Campaign. While not a complete collection (The Fort Garry Horse are missi</text:span><text:span text:style-name="T461">ng as are many of the supporting arms and services War Diaries), ours and the rest of the 6</text:span><text:span text:style-name="T462">th</text:span><text:span text:style-name="T463"><text:s/>Brigade look to be complete.</text:span><text:span text:style-name="T464"><text:line-break/></text:span><text:span text:style-name="T465"><text:s/></text:span><text:s/><text:line-break/><text:a xlink:href="http://lmharchive.ca/canadian-divisions-of-the-normandy-campaign/2nd-canadian-infantry-division/" office:target-frame-name="_top" xlink:show="replace"><text:span text:style-name="Hyperlink">http://lmharchive.ca/canadian-divisions-of-the-normandy-campaign/2nd-canadian-infantry-division/</text:span></text:a></text:p>
      <text:p text:style-name="Standard"/>
      <text:p text:style-name="P466">* Unit Events * <text:s text:c="2"/></text:p>
      <text:p text:style-name="Normal"><text:span text:style-name="T467"><text:line-break/></text:span><text:span text:style-name="T468">Pipes &amp; Drums Update</text:span><text:span text:style-name="T469">: <text:s/></text:span><text:span text:style-name="T470">CO’s COMMENDATION presented to <text:s/>P/M WO Dawson at the Christmas Dinner -<text:s/></text:span><text:span text:style-name="T471">While maintaining a busy professional and f</text:span><text:span text:style-name="T472">amily life he continues to guide the Pipes and Drums very professionally as Pipe Major.</text:span><text:span text:style-name="T473"><text:line-break/></text:span><text:span text:style-name="T474"><text:s/>He has been instrumental in recruiting high level candidates this past year such as a new Pipe Sergeant, Dan Locke, and Lead Drummer, Kurt Hunter. <text:s/></text:span><text:span text:style-name="T475"><text:line-break/></text:span><text:span text:style-name="T476"><text:s/>WO Dawson as well</text:span><text:span text:style-name="T477"><text:s/>has organized activities that promote the Camerons and also serves to develop junior members and act as motivational activities such as in August, 2015 several members travelled to Ontario to augment the Cameron Highlanders of Ottawa at the North American</text:span><text:span text:style-name="T478"><text:s/>Pipe Band Championships, where the band took the Best Pipe Section award in Grade 4.</text:span><text:span text:style-name="T479"><text:line-break/></text:span><text:span text:style-name="T480">   In the coming year, the band intends to support all local competitions and will be travelling to the Saskatchewan Highland Gathering.   The band is also in the prelimi</text:span><text:span text:style-name="T481">nary planning stages of a trip to the World Pipe Band Championships in 2017.  This will be part of a larger tour through France and potentially Belgium and Holland to help commemorate the 75th anniversary of the Dieppe Raid.  Early preparations are also un</text:span><text:span text:style-name="T482">derway to participate in the upcoming Canada 150 celebrations along with other regimental bands from across Canada.</text:span><text:span text:style-name="T483"> </text:span></text:p>
      <text:soft-page-break/>
      <text:p text:style-name="Standard"><text:span text:style-name="T484"><text:s/></text:span><text:span text:style-name="T485">“A” Company Update:</text:span><text:s text:c="3"/><text:span text:style-name="T486">The Company ha</text:span><text:span text:style-name="T487">s</text:span><text:span text:style-name="T488"><text:s/></text:span><text:span text:style-name="T489">been busy of late with preparations to go to the field and practice defensive operations. This has already involved a Computer Assisted Exercise using the VBS and JCATS systems to simulate the battle procedure behind the occupation of (and so on) a defensive position. The SK guys will be up next for this training and LCol Tony Engelberts, N Sask R, was on hand to see how things went with our lads.<text:s/></text:span><text:s text:c="21"/><text:span text:style-name="T490"><text:line-break/></text:span><text:span text:style-name="T491"><text:s text:c="18"/></text:span><text:span text:style-name="T492"><text:line-break/></text:span><text:span text:style-name="T493">Battalion:</text:span><text:s/><text:span text:style-name="T494">The CO has told us that the Bn will be<text:s/></text:span><text:span text:style-name="T495">conducting a CAX shortly. That is a Computer Assisted Exercise for those who left before such things came into common use. The next few years will feature the defence for those who recall the offence/defence cycle. The big Brigade Ex for the Camerons this<text:s/></text:span><text:span text:style-name="T496">year will be held in mid to late August of 2016 which may interfere with some of the usual crowd attending the Cameron Reunion. Hopefully the senior Cameron present will lead some sort of commemoration of the occasion, however Spartan the circumstances. La</text:span><text:span text:style-name="T497">st but far from least the Annual Christmas Dinner presentations were made. Here are the brief write ups from Capt Stan Warsza’s speaking notes:</text:span><text:span text:style-name="T498"><text:line-break/></text:span><text:line-break/><text:span text:style-name="T499">Russ Miller Cameron of the Year Award presented to Lt Reive Deamel</text:span><text:span text:style-name="T500"><text:s/></text:span><text:span text:style-name="T501">- Lt RD has been a solid leader for the Cams</text:span><text:span text:style-name="T502"><text:s/>and the WITG, volunteering his time to run a platoon as well as Course Officer several infantry – centric courses through the battle school. <text:s text:c="2"/>Lt RD led the 38CBG team through the Nijmegen march. Everywhere he goes he displays energy and a can do attitude</text:span><text:span text:style-name="T503"><text:s/>that inspires those around him.<text:s/></text:span></text:p>
      <text:p text:style-name="Normal"><text:span text:style-name="T504">Cameron Top Senior NCO (George Harris Memorial Award) presented to Sgt Bernier</text:span><text:span text:style-name="T505"><text:s/></text:span><text:span text:style-name="T506">- Sgt Bernier works as a class B in WITG as a release clerk. On top of this, he volunteers his time with unit exercises and training events. He</text:span><text:span text:style-name="T507"><text:s/>is an excellent Sr NCO in his dress, deportment <text:s/>and professional conduct. <text:s/>He is instrumental in instill unit traditions in the men. Sgt Bernier was a member of the 38CBG team at the Nijmegen march.<text:s/></text:span><text:span text:style-name="T508"><text:line-break/></text:span><text:span text:style-name="T509">Ed’s Note: He and his lady have also recently welcomed</text:span><text:span text:style-name="T510"><text:s/>a new child into their family. Now that’s a hardworking man for you !</text:span></text:p>
      <text:p text:style-name="Normal"><text:span text:style-name="T511">Top Cpl of the Year presented to Cpl Cayen -<text:s/></text:span><text:span text:style-name="T512">Cpl Cayen acted as a 2i/c for a tour at the national sentry program in Ottawa, and his professionalism and drill standard was excellent. At<text:s/></text:span><text:span text:style-name="T513">the unit he works Class A/B with the ARCG and attends the majority of unit training. At the Arctic Bison exercise, he was rolled into a section from the CQ with no notice and performed well. Cpl Cayen has the confidence of his superiors in 1 PL.</text:span><text:span text:style-name="T514"><text:line-break/></text:span><text:span text:style-name="T515">Ed’s Note:</text:span><text:span text:style-name="T516"><text:s/>The ARCG is the Arctic Response Company Group which deploys way up north for most of its exercises. Often it has been deployed for a week or so up near Churchill, MB.<text:s/></text:span></text:p>
      <text:p text:style-name="Normal"><text:span text:style-name="T517">Soldier of the Year presented to Cpl Daulby -</text:span><text:span text:style-name="T518"><text:s/>Cpl Daulby is an effective and reliable s</text:span><text:span text:style-name="T519">oldier in A Coy. He recently returned from a posting with 2VP on Ex Kapyong Matrix, where he did<text:s/></text:span><text:soft-page-break/><text:span text:style-name="T520">very well. Cpl Daulby maintains exemplary attendance at all unit training and extra regimental events.</text:span><text:s/><text:span text:style-name="T521"><text:s text:c="16"/></text:span><text:span text:style-name="T522"><text:line-break/></text:span><text:span text:style-name="T523"><text:line-break/></text:span><text:span text:style-name="T524">That's all for now. <text:s/>Ullamh!</text:span></text:p>
      <text:p text:style-name="P525"><text:s text:c="2"/>*<text:s/>Regimental Advisory Board Notes * <text:s/></text:p>
      <text:p text:style-name="Standard"><text:s/><text:span text:style-name="T526">The Advisory Board continues to provide sound advice to the CO on all matters Cameron in “interesting times”. Good thing too with all of the stuff in the news these days ! This august body continues to try to support al</text:span><text:span text:style-name="T527">l ranks in their various endeavours. The latest topics have been the Association’s plans to commemorate all of the Camerons who have served, the Cadets Vimy Ridge pilgrimage, the Officer’s Mess amenities, and the WO’s and Sgt’s Burn’s Supper plans. In addi</text:span><text:span text:style-name="T528">tion to all that they’re busy trying to find a way to help out the JR’s too.</text:span><text:s/><text:line-break/><text:line-break/><text:span text:style-name="T529"><text:s text:c="35"/>* Regimental Foundation 2014-5 Notes * <text:s/></text:span><text:span text:style-name="T530"><text:line-break/></text:span><text:span text:style-name="T531">Editor’s Note: I am a bit remiss in not reporting this earlier – my apologies to all.</text:span><text:span text:style-name="T532"><text:line-break/></text:span><text:span text:style-name="T533"><text:s/>The QOCH of C<text:s/></text:span><text:span text:style-name="T534">Cadets benefitted greatly from the Foundation in terms of new kit purchased and financial support to their 100</text:span><text:span text:style-name="T535">th</text:span><text:span text:style-name="T536"><text:s/>Anniversary dinner. ($12,500+)</text:span><text:span text:style-name="T537"><text:line-break/></text:span><text:span text:style-name="T538"><text:s/>MCpl (now Sgt) J. Bernier received a cash award to honour his having been named the Cameron of the Year. While<text:s/></text:span><text:span text:style-name="T539">not a considerable amount, it would still be enough to buy a Burn’s Supper ticket or two, and probably cover his drinks for the night too.</text:span><text:span text:style-name="T540"><text:line-break/></text:span><text:span text:style-name="T541"><text:s/>Thanks to a contribution from Mr. B. Graham the Foundation provided six 420.00 prizes to students at Dieppe School i</text:span><text:span text:style-name="T542">n the memory of one of our best known pipers, P/M Alex Graham of Dieppe raid fame.<text:s/></text:span><text:span text:style-name="T543"><text:line-break/></text:span><text:span text:style-name="T544"><text:s text:c="2"/>The Foundation also provided some fiscal support to the JR’s run Cameron Highland Games as well as to the Unit Family day at Minto Armouries.<text:s/></text:span><text:span text:style-name="T545"><text:line-break/></text:span><text:span text:style-name="T546"><text:s/>These are just some of the</text:span><text:span text:style-name="T547"><text:s/>most notable items that the Foundation has been up to.</text:span><text:span text:style-name="T548"><text:line-break/></text:span><text:span text:style-name="T549"><text:line-break/></text:span><text:span text:style-name="T550"><text:s/>More recently the Foundation has been the repository for funds sent to support the Association newsletter (yes, this one !) and funds designated for the purchase of the Memorial Bench.</text:span><text:span text:style-name="T551"><text:line-break/></text:span><text:span text:style-name="T552"><text:line-break/></text:span><text:span text:style-name="T553"><text:s/>Thank you t</text:span><text:span text:style-name="T554">o all of you who have donated to the Foundation over the years, it has been well spent and very much appreciated !</text:span></text:p>
      <text:p text:style-name="P555">* Cameron Cadet Events * <text:s/></text:p>
      <text:p text:style-name="Standard"><text:span text:style-name="T556">The Cadets will be busy this year. In addition to whatever else they plan, they are still planning to send some ca</text:span><text:span text:style-name="T557">dets on a pilgrimage to Vimy Ridge of the famed Easter 1917 battle. The intent is that Canadian cadets are on hand for the 100</text:span><text:span text:style-name="T558">th</text:span><text:span text:style-name="T559"><text:s/>Anniversary of the battle. Hopefully Lt. B. Will and Capt. K. Walker can keep that concept on track. Vimy is a “must see” kind<text:s/></text:span><text:span text:style-name="T560">of place for Canadians in Europe ! <text:s/></text:span><text:span text:style-name="T561"><text:line-break/></text:span><text:soft-page-break/><text:span text:style-name="T562"><text:s/>Please visit their new official web page and you will see how to sign up for REMIND. This will be a communications tool the Corps uses to notify all concerned of activities, notices, quick information etc.... sign up a</text:span><text:span text:style-name="T563">t:</text:span><text:s/><text:a xlink:href="http://www.407army.ca/" office:target-frame-name="_top" xlink:show="replace"><text:span text:style-name="T564">http://www.407army.ca/</text:span></text:a></text:p>
      <text:p text:style-name="P565">* Regimental Reinforcements * <text:s text:c="8"/></text:p>
      <text:p text:style-name="Standard"><text:span text:style-name="T566"><text:s text:c="40"/></text:span><text:span text:style-name="T567"><text:line-break/></text:span><text:span text:style-name="T568"><text:s text:c="2"/></text:span><text:span text:style-name="T569">Justin Bernier and his lady, Diamond, have welcomed their newest family member Draven Bernier into the world</text:span><text:span text:style-name="T570"><text:s/>on the 20</text:span><text:span text:style-name="T571">th</text:span><text:span text:style-name="T572"><text:s/>of Dec 2015. Congrats guys ! <text:s text:c="22"/></text:span><text:span text:style-name="T573"><text:line-break/></text:span></text:p>
      <text:p text:style-name="P574">* OTHER Regimental NOTEs * <text:s text:c="2"/></text:p>
      <text:p text:style-name="Standard"><text:span text:style-name="T575"><text:line-break/></text:span><text:span text:style-name="T576">Rounds Completed:<text:s/></text:span><text:span text:style-name="T577"><text:line-break/></text:span><text:span text:style-name="T578"><text:s text:c="2"/>Remembrance Day 2015:<text:s/></text:span><text:span text:style-name="T579">The Camerons presented the usual dignified spectacle of a good highland regiment on parade at Minto. I’m told by som</text:span><text:span text:style-name="T580">e of our former soldiers that it was a wonderful thing to see the younger guys in good form keeping up the high standards of dress, deportment, and staying in step on the march unlike some of the other regiments in the garrison.</text:span><text:span text:style-name="T581"><text:line-break/></text:span><text:span text:style-name="T582"><text:line-break/></text:span><text:span text:style-name="T583"><text:s/></text:span><text:span text:style-name="T584">Christmas Dinner 2015</text:span><text:span text:style-name="T585">: Th</text:span><text:span text:style-name="T586">ere was a good turn out of<text:s/></text:span><text:span text:style-name="T587">the Association to join the<text:s/></text:span><text:span text:style-name="T588">troops for the Christmas Dinner and the usual forms were observed. The speeches and awards started at 1800 and dinner started at 1900. Some very impressive accomplishments were recognized by the CO and the unit with appropriate a</text:span><text:span text:style-name="T589">wards, which you saw listed above</text:span><text:span text:style-name="T590">.<text:s/></text:span><text:span text:style-name="T591"><text:line-break/></text:span><text:span text:style-name="T592"><text:line-break/></text:span><text:span text:style-name="T593"><text:s text:c="42"/></text:span><text:span text:style-name="T594"><draw:frame draw:style-name="a6" draw:name="Picture 16" text:anchor-type="as-char" svg:x="0in" svg:y="0in" svg:width="3.38056in" svg:height="3.4in" style:rel-width="scale" style:rel-height="scale"><draw:image xlink:href="media/image7.png" xlink:type="simple" xlink:show="embed" xlink:actuate="onLoad"/><svg:title/><svg:desc/></draw:frame></text:span><text:span text:style-name="T595"><text:line-break/></text:span><text:span text:style-name="T596">Sgt-Maj, anyone save me a scoop of mashed potatoes and gravy ? A mug of hot anything ?</text:span><text:span text:style-name="T597"><text:line-break/></text:span></text:p>
      <text:soft-page-break/>
      <text:p text:style-name="Standard"><text:span text:style-name="T598"><text:line-break/></text:span><text:span text:style-name="T599">Incoming Rounds:</text:span><text:span text:style-name="T600"><text:line-break/></text:span><text:span text:style-name="T601">2016 SATURDAY, 23 JANUARY The Cameron WO’s &amp;</text:span><text:span text:style-name="T602"><text:s/>Sgt’</text:span><text:span text:style-name="T603">s</text:span><text:span text:style-name="T604"><text:s/>Robbie Burn’s Supper</text:span><text:span text:style-name="T605"><text:line-break/></text:span><text:span text:style-name="T606"><text:s text:c="2"/></text:span><text:span text:style-name="T607">What: One of the finest Robbie Burn’s Suppers in Winnipeg.</text:span><text:span text:style-name="T608"><text:line-break/></text:span><text:span text:style-name="T609"><text:s/>Grid:<text:s/></text:span><text:span text:style-name="T610">The Fort Garry Hotel</text:span><text:span text:style-name="T611"><text:line-break/></text:span><text:span text:style-name="T612"><text:s/>Time:<text:s/></text:span><text:span text:style-name="T613">1830 for 1910 hrs</text:span><text:span text:style-name="T614"><text:line-break/></text:span><text:span text:style-name="T615"><text:s/>Cost:<text:s/></text:span><text:span text:style-name="T616">$85 per ticket, see a member of the Cameron WO’s &amp; Sgt’s Club for tickets. The secretary of the Association</text:span><text:span text:style-name="T617"><text:s/>will be happy to help you to contact the members.</text:span><text:span text:style-name="T618"><text:line-break/></text:span><text:span text:style-name="T619"><text:s/>Dress:<text:s/></text:span><text:span text:style-name="T620">Mess kit, dark business suit, suitable attire for evening wear.</text:span><text:span text:style-name="T621"><text:line-break/></text:span><text:span text:style-name="T622"><text:line-break/></text:span><text:span text:style-name="T623">2016 SUNDAY, 07 february Cameron kirk parade</text:span><text:span text:style-name="T624"><text:line-break/></text:span><text:span text:style-name="T625"> What:<text:s/></text:span><text:span text:style-name="T626">The usual Cameron Kirk Parade</text:span><text:span text:style-name="T627"><text:line-break/></text:span><text:span text:style-name="T628"><text:s/>Time:<text:s/></text:span><text:span text:style-name="T629">1000 hrs for 1015 hrs at the Kirk.</text:span><text:span text:style-name="T630"><text:line-break/></text:span><text:span text:style-name="T631"> Grid:<text:s/></text:span><text:span text:style-name="T632">1</text:span><text:span text:style-name="T633">st Presbyterian Kirk, 61 Picardy Place, Winnipeg, Manitoba</text:span><text:span text:style-name="T634"><text:line-break/></text:span><text:a xlink:href="http://www.firstpresbyterianwinnipeg.com/" office:target-frame-name="_top" xlink:show="replace">1st Presbyterian web page</text:a><text:span text:style-name="T635"><text:line-break/></text:span><text:span text:style-name="T636"> </text:span><text:span text:style-name="T637">Cost:<text:s/></text:span><text:span text:style-name="T638">Tuppence for the plate. Inflation you know.</text:span><text:span text:style-name="T639"><text:line-break/></text:span><text:span text:style-name="T640">Special Instructions:<text:s/></text:span><text:span text:style-name="T641">Please let the Association secretary<text:s/></text:span><text:span text:style-name="T642">know if you plan to attend. If we have more than 10 members I’ll need to let the Clerk of Session staff know for planning purposes.</text:span><text:span text:style-name="T643"><text:line-break/></text:span><text:span text:style-name="T644"><text:line-break/></text:span><text:span text:style-name="T645">Stuff for the Lassies for next year’s Robbie Burns:</text:span><text:span text:style-name="T646"><text:s/>Jamberry Nails from Mrs. Erika Smith - WO (Ret’d) Steve Smith’s wife for those who aren’t quite sure of which Smith I mean. She’s got this line of Jamberry product for the girl who wants to be Cameron to the tip of her toes... <text:s/></text:span></text:p>
      <text:p text:style-name="Standard"><text:span text:style-name="T647"><text:line-break/></text:span><text:span text:style-name="T648">Cameron Junior Ranks Club</text:span><text:span text:style-name="T649"><text:s/></text:span><text:span text:style-name="T650">Activities - Siloam Mission and Christmas Cheer Board</text:span><text:span text:style-name="T651"><text:s text:c="66"/></text:span></text:p>
      <text:p text:style-name="P652">On the night of 26 November 2015, members of the Cameron Junior Ranks Club rendezvoused at the Siloam Mission to lend a helping hand. This was not their first volunteer effort, nor will it be their last.</text:p>
      <text:p text:style-name="P653">The Cameron Junior Ranks Club comprises current and former members of the Queen’s Own Cameron Highlanders of Canada. The Cameron JR Club provides its members with organization to hold charitable and social events outside of Reserve military life. Members have organized volunteer efforts at Siloam Mission, the Christmas Cheer Board and helping out a fellow member in times of need. Social events include the annual Cameron Highland games, supporting participation at the annual Robert Burns dinner and participating in local competitions like Mud Hero and the Manitoba Marathon.</text:p>
      <text:soft-page-break/>
      <text:p text:style-name="P654">The Cameron JR Club was happy to help the good people at Siloam Mission. In operation since 1987, Siloam Mission has provided meals, clothing, and hope services to Winnipeg’s poor and homeless community. In 2005, Siloam moved from Main St into the newly renovated four-story facility at 300 Princess St, continuing the meal and clothing program. In 2006, Siloam started its employment training programs to help people re-enter the workforce, which includes offering clean clothes for interviews and on the job. The Cameron Junior Ranks Club has made previous trips to the 300 Princess St location to lend their support.<text:s/></text:p>
      <text:p text:style-name="Standard"><text:span text:style-name="T655"><text:tab/>On 26 November 2015, the Cameron JR Club gathered at the Siloam Mission to volunteer in their clothes-sorting department. The Siloam Mission works with other local charities and collects clothing to di</text:span><text:span text:style-name="T656">s</text:span><text:span text:style-name="T657">tribute to those people who require clean clothing for work and/or basic comfort that many take for granted. The Cameron JR Club sorted clothes all night: some for distribution at Siloam Mission, some clothing was discar</text:span><text:span text:style-name="T658">d</text:span><text:span text:style-name="T659">ed, while other clothing will be sold to other organizations. Clothing ill-suited for the demand at Siloam Mi</text:span><text:span text:style-name="T660">s</text:span><text:span text:style-name="T661">sion is sold to raise much needed operation funds. Warm clothing is always in high demand for distribution to the less fortunate, and the Cameron JR Club were happy to sort out those much-needed jackets.</text:span></text:p>
      <text:p text:style-name="Standard"><text:span text:style-name="T662"><text:tab/>Members of the Cameron JR Club are expected to participate in one volunteer event a year, and the members also raise funds to hold social and charitable events. Extra funds go to the purchase of clothing and memorabilia for the members. The Cameron JR Club understand that volunteering to wear a uniform is only one way to serve their country. Charitable efforts, like volunteering at Siloam Mission, help improve the local community around them.<text:s/></text:span><text:span text:style-name="T663"><text:line-break/></text:span><text:span text:style-name="T664"><text:line-break/></text:span><text:span text:style-name="T665"><text:tab/></text:span><text:span text:style-name="T666">On the night of 11 December 2015, members of the Cameron Junior Ranks Club participated in the annual Cameron Carolling with a night of hamper deliveries for Christmas Cheer Board. This is a continuation of the Cameron Highlanders commitment to service in and out of uniform.</text:span></text:p>
      <text:p text:style-name="P667"><text:s/>The Christmas Cheer Board is one of Winnipeg’s oldest charitable organizations and the Cameron JR Club is happy to lend a helping hand each year. Established by a group of Winnipeg churches in 1919, the Christmas Cheer Board’s original intent was to provide Christmas hampers and toys for the widows and orphans of the soldiers lost during the First World War. The churches operated as a loose group for many years and quickly realized that many other families in the community also needed care at Christmas. As the project grew, it became necessary for the churches to work with each other to coordinate Christmas giving in the community. In the mid-1940s, the churches decided to create one organization, the Christmas Cheer Board, to organize and distribute Christmas hampers to needy families in Manitoba.<text:s/></text:p>
      <text:p text:style-name="Normal"><text:span text:style-name="T668"><text:tab/>The Queen’s Own Cameron Highlanders of Canada have lent their support to the<text:s/></text:span><text:soft-page-break/><text:span text:style-name="T669">Christmas Cheer Board for over 15 years, and in the past with Milcots to deliver hampers. In the last few years, the Cameron JR Club has taken up the effort to support the delivery of hampers in the Christmas season. Cheer Board volunteers build over 20,000 hampers each year. Each hamper includes a box or two of food, toys and each house receives a turkey or a chicken for a nice Christmas Day meal. The Cheer Board is able to build hampers through the tir</text:span><text:span text:style-name="T670">e</text:span><text:span text:style-name="T671">less efforts of their volunteers and through collecting donations and fundraising; however they lack a fleet of vehicles and drivers to deliver hampers. That is where the Cameron JR Club excels.<text:s/></text:span></text:p>
      <text:p text:style-name="Normal"><text:span text:style-name="T672">Seventeen members of the Cameron JR Club volunteered their time and vehicles to the Christmas Cheer Board this year. The Cameron JR Club delivered over 30 hampers to families in Winnipeg’s West End. Chris</text:span><text:span text:style-name="T673">t</text:span><text:span text:style-name="T674">mas Cheer Board hamper deliver brought Winnipeggers together for almost one hundred years. As members of the Cameron JR Club prepared for winter stand-down, they recommitted that service means more than Tuesday night drill practice.</text:span><text:span text:style-name="T675"><text:line-break/></text:span><text:span text:style-name="T676"><text:line-break/></text:span><text:span text:style-name="T677"><text:s/>The Cameron Junior Ranks Club has a simple motto: If you want to wear the Canadian flag on your shoulder, be Canadian in your actions; or “Wear the flag, be Canadian.” Cpl Jon Avey, who lives in the West End, commented, “I’ve been in two other regiments, one Regular and one Reserve, and volunteer work that we do in the Cameron’s is what build strong regimental spirit and teamwork. Nights like tonight hold the guys together.”</text:span></text:p>
      <text:p text:style-name="P678">* Links * <text:s/><text:line-break/></text:p>
      <text:p text:style-name="NoSpacing"><text:span text:style-name="T679"><text:s/></text:span><text:span text:style-name="T680">Here’s a link for those interested in the current operating</text:span><text:span text:style-name="T681"><text:s/>environment. Or whatever else they’re calling it these days:</text:span><text:span text:style-name="T682"><text:line-break/></text:span><text:a xlink:href="http://smallwarsjournal.com/" office:target-frame-name="_top" xlink:show="replace"><text:span text:style-name="T683">http://smallwarsjournal.com/</text:span></text:a><text:span text:style-name="T684"><text:line-break/></text:span><text:span text:style-name="T685"><text:line-break/></text:span><text:span text:style-name="T686">Around 1,000 sets of new generation Ratnik combat gear have been supplied to the Southern Military District in 2015, A</text:span><text:span text:style-name="T687">ndrei Gurulyov, 58th Army Commander, has told TASS. The Ratnik is a project of Future Soldier system for the Russian army.</text:span><text:span text:style-name="T688"><text:line-break/></text:span><text:span text:style-name="T689"><text:s text:c="58"/></text:span><text:span text:style-name="T690"><draw:frame draw:style-name="a7" draw:name="Picture 15" text:anchor-type="as-char" svg:x="0in" svg:y="0in" svg:width="1.61279in" svg:height="2.42019in" style:rel-width="scale" style:rel-height="scale"><draw:image xlink:href="media/image8.jpeg" xlink:type="simple" xlink:show="embed" xlink:actuate="onLoad"/><svg:title/><svg:desc>Around 1,000 sets of new generation Ratnik combat gear have been supplied to the Southern Military District in 2015, Andrei Gurulyov, 58th Army Commander, has told TASS. The Ratnik is a project of Future Soldier system for the Russian army. </svg:desc></draw:frame></text:span><text:span text:style-name="T691"><text:line-break/></text:span><text:span text:style-name="T692">http://www.armyrecognition.com/december_2015_global_defense_security_news</text:span><text:span text:style-name="T693">_uk/southern_military_district_of_russian_army_will_receive_1000_sets_of_ratnik_combat_gear_tass_13112</text:span><text:soft-page-break/><text:span text:style-name="T694">152.html</text:span></text:p>
      <text:p text:style-name="NoSpacing"><text:span text:style-name="T695"><text:line-break/></text:span><text:a xlink:href="http://www.armyrecognition.com/russia_russian_army_light_armoured_vehicle_uk/bmpt-72_terminator_2_tank_support_armoured_fighting_vehicle_technical_data_sheet_specifications.html" office:target-frame-name="_top" xlink:show="replace"><text:span text:style-name="T696">Do you know your AFV's of the World ?</text:span></text:a><text:span text:style-name="T697"><text:line-break/></text:span><text:span text:style-name="T698"><text:s/></text:span><text:span text:style-name="T699"><draw:frame draw:style-name="a8" draw:name="Picture 17" text:anchor-type="as-char" svg:x="0in" svg:y="0in" svg:width="6.66736in" svg:height="4.41389in" style:rel-width="scale" style:rel-height="scale"><draw:image xlink:href="media/image9.png" xlink:type="simple" xlink:show="embed" xlink:actuate="onLoad"/><svg:title/><svg:desc/></draw:frame></text:span><text:span text:style-name="T700"><text:line-break/></text:span><text:bookmark-start text:name="eow-title"/><text:bookmark-end text:name="eow-title"/><text:span text:style-name="T701"><text:line-break/></text:span>http://www.armyrecognition.com/russia_russian_army_light_armoured_vehicle_uk/bmpt-72_terminator_2_tank_support_armoured_fighting_vehicle_technical_data_sheet_specifications.html</text:p>
      <text:h text:style-name="Heading3" text:outline-level="3"><text:span text:style-name="T702">World War 2: US-Canadian 1st Special Service Force (The Devil's Brigade)</text:span><text:line-break/><text:span text:style-name="T703">Training &amp;Combat Footage</text:span></text:h>
      <text:h text:style-name="Heading3" text:outline-level="3"><text:span text:style-name="T704"><text:s/></text:span><text:a xlink:href="https://www.youtube.com/watch?v=UacaNYLKLzE" office:target-frame-name="_top" xlink:show="replace"><text:span text:style-name="T705">https://www.youtube.com/watch?v=UacaNYLKLzE</text:span></text:a></text:h>
      <text:p text:style-name="Textbody"><text:span text:style-name="T706"><text:s/></text:span></text:p>
      <text:p text:style-name="P707">* Historical Notes * <text:s/></text:p>
      <text:p text:style-name="Standard"><text:span text:style-name="T708"><text:s/></text:span><text:span text:style-name="T709"><text:line-break/></text:span><text:span text:style-name="T710">Cameron Pewter Art</text:span><text:span text:style-name="T711"><text:line-break/><text:s/>A Facebook contact of Hugh O’Donnell’s named Will Martindale does some work in pewter. This may be of interest to any Cameron not in possession of a forge and some degree of talent but is interested in buying such works.<text:s/></text:span><text:span text:style-name="T712">Mr. Martindale’s</text:span><text:span text:style-name="T713"><text:s/>interest in things of a Cameron bent ?<text:s/></text:span><text:span text:style-name="T714"><text:line-break/>“My Father was with the QOCH of C. Him and a bunch of his friends were given an invitation to visit Germany by Hitler. Here is a pic of my rendition of him in pewter.”</text:span><text:span text:style-name="T715"><text:s/></text:span></text:p>
      <text:soft-page-break/>
      <text:h text:style-name="Heading3" text:outline-level="3"><text:s text:c="78"/><text:span text:style-name="T716"><draw:frame draw:style-name="a9" draw:name="Picture 15" text:anchor-type="as-char" svg:x="0in" svg:y="0in" svg:width="2.5in" svg:height="3.28681in" style:rel-width="scale" style:rel-height="scale"><draw:image xlink:href="media/image10.png" xlink:type="simple" xlink:show="embed" xlink:actuate="onLoad"/><svg:title/><svg:desc/></draw:frame></text:span></text:h>
      <text:p text:style-name="NormalWeb"><text:span text:style-name="T717"><text:line-break/></text:span></text:p>
      <text:p text:style-name="P718"><text:span text:style-name="T719">* More<text:s/></text:span><text:span text:style-name="T720">Links * <text:s/></text:span><text:span text:style-name="T721"><text:line-break/></text:span></text:p>
      <text:p text:style-name="Standard"><text:span text:style-name="T722">Canadian War Diaries Of The Normandy Campaign</text:span><text:span text:style-name="T723"><text:line-break/><text:s/></text:span><text:a xlink:href="http://lmharchive.ca/canadian-divisions-of-the-normandy-campaign/" office:target-frame-name="_top" xlink:show="replace"><text:span text:style-name="T724">http://lmharchive.ca/canadian-divisions-of-the-normandy-campaign/</text:span></text:a></text:p>
      <text:p text:style-name="P725">2nd Canadian Infantry Division<text:s/>(that’d be us Camerons in 6 Bde)</text:p>
      <text:p text:style-name="Standard"><text:span text:style-name="T726">http://lmharchive.ca/canadian-divisions-of-the-normandy-campaign/2nd-canadian-infantry-division/</text:span><text:span text:style-name="T727"><text:line-break/></text:span><text:span text:style-name="T728"><text:line-break/></text:span><text:span text:style-name="T729"><text:s/>For all of those of you who want to know what the Unit was up to in Normandy according to the War Diary – well, here it is.<text:s/></text:span></text:p>
      <text:p text:style-name="P730"><text:line-break/></text:p>
      <text:p text:style-name="P731"><text:span text:style-name="T732"><text:s text:c="4"/></text:span><text:s text:c="3"/><text:span text:style-name="T733">* “It wouldn’t be an Oatmeal Rag w/o a Wee Joke” (Russ Miller) *</text:span><text:s text:c="2"/></text:p>
      <text:p text:style-name="Standard"><text:span text:style-name="T734"><text:line-break/></text:span><text:span text:style-name="T735">What to do with vodka</text:span></text:p>
      <table:table table:style-name="Table736">
        <table:table-columns>
          <table:table-column table:style-name="TableColumn737"/>
        </table:table-columns>
        <table:table-row table:style-name="TableRow738">
          <table:table-cell table:style-name="TableCell739">
            <text:p text:style-name="P740"> 1. To remove a bandage painlessly, saturate the bandage with vodka. The solvent dissolves the adhesive.<text:line-break/>2. To clean the caulking around bathtubs and showers, fill a trigger-spray bottle with vodka, spray the caulking, let set five minutes and wash clean. The alcohol in the vodka kills mold and mildew.</text:p>
            <text:p text:style-name="Standard"><text:span text:style-name="T741">3. To clean your eyeglasses, simply wipe the lenses with</text:span><text:span text:style-name="T742"><text:s/>a soft, clean cloth dampened with<text:s/></text:span><text:soft-page-break/><text:span text:style-name="T743">vodka. The alcohol in the vodka cleans the glass and kills germs.</text:span><text:span text:style-name="T744"><text:line-break/></text:span><text:span text:style-name="T745">4. Prolong the life of razors by filling a cup with vodka and letting your safety razor blade soak in the alcohol after shaving. The vodka disinfects the b</text:span><text:span text:style-name="T746">lade and prevents rusting.</text:span><text:span text:style-name="T747"><text:line-break/></text:span><text:span text:style-name="T748">5. Spray vodka on vomit stains, scrub with a brush, then blot dry.</text:span><text:span text:style-name="T749"><text:line-break/></text:span><text:span text:style-name="T750">6. Using a cotton ball, apply vodka to your face as an astringent to cleanse the skin and tighten pores.</text:span><text:span text:style-name="T751"><text:line-break/></text:span><text:span text:style-name="T752">7. Add a jigger of vodka to a 12-ounce bottle of shampoo.</text:span><text:span text:style-name="T753"><text:s/>The alcohol cleanses the scalp, removes toxins from hair, and stimulates the growth of healthy hair.</text:span><text:span text:style-name="T754"><text:line-break/></text:span><text:span text:style-name="T755">8. Fill a sixteen-ounce trigger-spray bottle with vodka and spray bees or wasps to kill them.</text:span><text:span text:style-name="T756"><text:line-break/></text:span><text:span text:style-name="T757">9. Pour one-half cup vodka and one-half cup water in a Ziplo</text:span><text:span text:style-name="T758">ck freezer bag, and freeze for a slushy, refreezable ice pack for aches, pain, or black eyes.</text:span><text:span text:style-name="T759"><text:line-break/></text:span><text:span text:style-name="T760">10. Fill a clean, used mayonnaise jar with freshly packed lavender flowers, fill the jar with vodka, seal the lid tightly and set in the sun for three days. Strai</text:span><text:span text:style-name="T761">n liquid through a coffee</text:span><text:span text:style-name="T762"><text:line-break/></text:span><text:span text:style-name="T763"><text:s/>filter, then apply the tincture to aches and pains.</text:span><text:span text:style-name="T764"><text:line-break/></text:span><text:span text:style-name="T765">11. Make your own mouthwash by mixing nine tablespoons powered cinnamon with one cup vodka. Seal in an airtight container for two weeks. Strain through a coffee filter. Mix with</text:span><text:span text:style-name="T766"><text:s/>warm water and rinse your mouth. Don't swallow.</text:span><text:span text:style-name="T767"><text:line-break/></text:span><text:span text:style-name="T768">12. Using a q-tip, apply vodka to a cold sore to help it dry out.</text:span><text:span text:style-name="T769"><text:line-break/></text:span><text:span text:style-name="T770">13. If a blister opens, pour vodka over the raw skin as a local anesthetic that also disinfects the exposed dermis.</text:span><text:span text:style-name="T771"><text:line-break/></text:span><text:span text:style-name="T772">14. To treat dandruff, mi</text:span><text:span text:style-name="T773">x one cup vodka with two teaspoons crushed rosemary, let sit for two days, strain through a coffee filter and massage into your scalp and let dry.</text:span><text:span text:style-name="T774"><text:line-break/></text:span><text:span text:style-name="T775">15. To treat an earache put a few drops of vodka in your ear. Let set for a few minutes. Then drain. The vodk</text:span><text:span text:style-name="T776">a will kill the bacteria that is causing pain in your ear.</text:span><text:span text:style-name="T777"><text:line-break/></text:span><text:span text:style-name="T778">16.. To relieve a fever, use a washcloth to rub vodka on your chest and back as a liniment.</text:span><text:span text:style-name="T779"><text:line-break/></text:span><text:span text:style-name="T780">17. To cure foot odor, wash your feet with vodka.</text:span><text:span text:style-name="T781"><text:line-break/></text:span><text:span text:style-name="T782">18. Vodka will disinfect and alleviate a jellyfish stin</text:span><text:span text:style-name="T783">g.</text:span><text:span text:style-name="T784"><text:line-break/></text:span><text:span text:style-name="T785">19. To remove cigarette smoke in your home or office mix one part vodka and three parts water and spray the clothing, then launder and let dry.</text:span><text:span text:style-name="T786"><text:line-break/></text:span><text:span text:style-name="T787">20. Pour vodka over an area affected with poison ivy to remove the urushiol oil from your skin.</text:span><text:span text:style-name="T788"><text:line-break/></text:span><text:span text:style-name="T789">21. Swish a s</text:span><text:span text:style-name="T790">hot of vodka over an aching tooth. Allow your gums to absorb some of the alcohol to numb the pain.</text:span><text:span text:style-name="T791"><text:line-break/></text:span></text:p>
            <text:p text:style-name="Standard"><text:span text:style-name="T792"><text:s/>If anybody has ever actually tried any of these methods please let the editor know if they work. Especially number 20 about poison ivy !</text:span></text:p>
          </table:table-cell>
        </table:table-row>
      </table:table>
      <text:soft-page-break/>
      <text:p text:style-name="Standard"><text:span text:style-name="T793"><text:line-break/></text:span></text:p>
      <text:soft-page-break/>
      <text:p text:style-name="Standard"><text:span text:style-name="T794"><text:line-break/></text:span><text:span text:style-name="T795"><text:line-break/></text:span><text:span text:style-name="T796">Verification<text:s/></text:span><text:span text:style-name="T797">of Former Service DS Solution</text:span><text:span text:style-name="T798">:</text:span><text:s/><text:span text:style-name="T799">You can make a request under the Access to Information Act, which will provide you with proof of your service with the Camerons. Thanks very much to Sgt V. Sellars from Minto. <text:s/>Please click on the recently confirmed (May 03<text:s/></text:span><text:span text:style-name="T800">2015) link:</text:span><text:s text:c="2"/></text:p>
      <text:p text:style-name="Standard"><text:span text:style-name="T801"><text:s/></text:span><text:a xlink:href="http://www.tbs-sct.gc.ca/tbsf-fsct/350-58-eng.asp" office:target-frame-name="_top" xlink:show="replace">http://www.tbs-sct.gc.ca/tbsf-fsct/350-58-eng.asp</text:a></text:p>
      <text:p text:style-name="P802">We are always seeking sponsors or advertisers to help defray the cost of this publication. If anyone is interested or has any suggestions as to whom to contact please let us know and we'll be happy to do the follow up. <text:s/></text:p>
      <text:p text:style-name="P803">Sponsors to date are: Mr. Max Katz, our very first sponsor, of the Oatmeal Rag and the Jewish War Vets; Mr. Greg Flom, a former Cameron; <text:s/>Maj. Bill Gray, Cameron Advisory Board; Sgt Tim Seeley, Drum Sgt Extraordinaire; MCpl (Ret’d) Mark Silver, our “Eastern Branch” contact; <text:s/>Sgt (Ret’d) Roy Taylor, the Cameron WO’s &amp; Sgt’s #1 choice for reading “Rab” Burn’s poetry; <text:s/>Maj. Ken Smith; Col. Bob Darling, President of<text:s/>the Cameron Advisory Board <text:s/>Mr. W L (Lloyd) Jones, SWW Cameron; <text:s/>P/M Donald Morrison; Major Ken Smith; Sgt. Bill Douglas.<text:line-break/><text:line-break/><text:s/>Gentlemen, we thank you. <text:s/></text:p>
      <text:p text:style-name="Standard"><text:span text:style-name="T804"><text:line-break/></text:span><text:s text:c="11"/><text:span text:style-name="T805"><draw:frame draw:style-name="a10" draw:name="Picture 13" text:anchor-type="as-char" svg:x="0in" svg:y="0in" svg:width="6.38775in" svg:height="3.62726in" style:rel-width="scale" style:rel-height="scale"><draw:image xlink:href="media/image11.jpeg" xlink:type="simple" xlink:show="embed" xlink:actuate="onLoad"/><svg:title/><svg:desc>D:\Cameron Stuff Backup\OATMEAL RAG STUFF\Oatmeal Rag 21\26 Nov 2015 Excellent night at Siloam Mission. The Cameron Highland men were in force helping out one of the best organizations in Winnipeg..jpg</svg:desc></draw:frame></text:span><text:line-break/><text:s text:c="26"/><text:span text:style-name="T806">The Cameron Men helping out at the Siloam Mission Nov of 2015. Great job guys !</text:span><text:s/><text:line-break/><text:s/><text:line-break/><text:soft-page-break/><text:s/><text:s text:c="16"/><text:s text:c="6"/><text:s/><text:s/><text:span text:style-name="T807"><draw:frame draw:style-name="a11" draw:name="Picture 14" text:anchor-type="as-char" svg:x="0in" svg:y="0in" svg:width="5.6478in" svg:height="3.50122in" style:rel-width="scale" style:rel-height="scale"><draw:image xlink:href="media/image12.jpeg" xlink:type="simple" xlink:show="embed" xlink:actuate="onLoad"/><svg:title/><svg:desc>D:\Cameron Stuff Backup\OATMEAL RAG STUFF\Oatmeal Rag 21\Camerons Chritsmas Cheer Board 2015.jpg</svg:desc></draw:frame></text:span><text:line-break/><text:s text:c="27"/><text:span text:style-name="T808">The Cameron Men<text:s/></text:span><text:span text:style-name="T809">helping out at the Christmas Cheer Board Dec 2015. Great job again guys !</text:span><text:s/></text:p>
      <text:p text:style-name="Standard"><text:s text:c="27"/><text:span text:style-name="T810"><draw:frame draw:style-name="a12" draw:name="Picture 17" text:anchor-type="as-char" svg:x="0in" svg:y="0in" svg:width="5.59954in" svg:height="3.59541in" style:rel-width="scale" style:rel-height="scale"><draw:image xlink:href="media/image13.jpeg" xlink:type="simple" xlink:show="embed" xlink:actuate="onLoad"/><svg:title/><svg:desc>D:\Cameron Stuff Backup\OATMEAL RAG STUFF\Oatmeal Rag 21\MCpl C Brooker Monument.jpg</svg:desc></draw:frame></text:span></text:p>
      <text:p text:style-name="Standard"><text:span text:style-name="T811"><text:s text:c="41"/></text:span><text:span text:style-name="T812">MCpl C. Brooker at the Cenotaph, National Sentry Program</text:span><text:span text:style-name="T813"><text:line-break/></text:span><text:span text:style-name="T814">Our Sponsors for this issue of The Oatmeal Rag are the members named above and as always <text:s/>our special thanks to The Commissionaires for their continued support ! <text:s text:c="87"/></text:span></text:p>
      <text:p text:style-name="Standard"><text:s text:c="46"/><text:span text:style-name="T815"><draw:frame draw:style-name="a13" draw:name="Picture 16" text:anchor-type="as-char" svg:x="0in" svg:y="0in" svg:width="4.34028in" svg:height="0.55972in" style:rel-width="scale" style:rel-height="scale"><draw:image xlink:href="media/image14.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Courier New" svg:font-family="Courier New" style:font-family-generic="modern" style:font-pitch="fixed" svg:panose-1="2 7 3 9 2 2 5 2 4 4"/>
    <style:font-face style:name="Helvetica" svg:font-family="Helvetica"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CA" style:language-asian="en" style:country-asian="US" style:language-complex="ar" style:country-complex="SA" style:text-combine="none" fo:hyphenate="true"/>
    </style:default-style>
    <style:style style:name="Heading1" style:display-name="Heading 1" style:family="paragraph" style:parent-style-name="Standard" style:next-style-name="Textbody" style:default-outline-level="1">
      <style:paragraph-properties fo:keep-with-next="always" fo:keep-together="always" fo:margin-top="0.3333in" fo:margin-bottom="0in"/>
      <style:text-properties style:font-name="Cambria" fo:font-weight="bold" style:font-weight-asian="bold" style:font-weight-complex="bold" fo:color="#365F91" fo:font-size="14pt" style:font-size-asian="14pt" style:font-size-complex="14pt" fo:hyphenate="false"/>
    </style:style>
    <style:style style:name="Heading2" style:display-name="Heading 2" style:family="paragraph" style:parent-style-name="Standard" style:next-style-name="Textbody" style:default-outline-level="2">
      <style:paragraph-properties fo:keep-with-next="always" fo:keep-together="always" fo:margin-top="0.1388in" fo:margin-bottom="0in"/>
      <style:text-properties style:font-name="Cambria" fo:font-weight="bold" style:font-weight-asian="bold" style:font-weight-complex="bold" fo:color="#4F81BD" fo:font-size="13pt" style:font-size-asian="13pt" style:font-size-complex="13pt" fo:hyphenate="false"/>
    </style:style>
    <style:style style:name="Heading3" style:display-name="Heading 3" style:family="paragraph" style:parent-style-name="Standard" style:next-style-name="Textbody" style:default-outline-level="3">
      <style:paragraph-properties fo:keep-with-next="always" fo:keep-together="always" fo:margin-top="0.1388in" fo:margin-bottom="0in"/>
      <style:text-properties style:font-name="Cambria" fo:font-weight="bold" style:font-weight-asian="bold" style:font-weight-complex="bold" fo:color="#4F81BD" fo:hyphenate="false"/>
    </style:style>
    <style:style style:name="Heading5" style:display-name="Heading 5" style:family="paragraph" style:parent-style-name="Normal" style:next-style-name="Normal" style:default-outline-level="5">
      <style:paragraph-properties fo:keep-with-next="always" fo:keep-together="always" fo:margin-top="0.1388in" fo:margin-bottom="0in"/>
      <style:text-properties style:font-name="Cambria" style:font-name-asian="Times New Roman" style:font-name-complex="Times New Roman" fo:color="#243F60"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Mangal" fo:hyphenate="false"/>
    </style:style>
    <style:style style:name="Caption" style:display-name="Caption"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hyphenate="false"/>
    </style:style>
    <style:style style:name="Header" style:display-name="Header" style:family="paragraph" style:parent-style-name="Standard">
      <style:paragraph-properties text:number-lines="false" fo:margin-bottom="0in" fo:line-height="100%">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text:number-lines="false" fo:margin-bottom="0in" fo:line-height="100%">
        <style:tab-stops>
          <style:tab-stop style:type="center" style:position="3.25in"/>
          <style:tab-stop style:type="right" style:position="6.5in"/>
        </style:tab-stops>
      </style:paragraph-properties>
      <style:text-properties fo:hyphenate="false"/>
    </style:style>
    <style:style style:name="BalloonText" style:display-name="Balloon Text" style:family="paragraph" style:parent-style-name="Standard">
      <style:paragraph-properties fo:margin-bottom="0in" fo:line-height="100%"/>
      <style:text-properties style:font-name="Tahoma" fo:font-size="8pt" style:font-size-asian="8pt" style:font-size-complex="8pt" fo:hyphenate="false"/>
    </style:style>
    <style:style style:name="NormalWeb" style:display-name="Normal (Web)" style:family="paragraph" style:parent-style-name="Standard">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CA"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HeaderChar" style:display-name="Header Char" style:family="text" style:parent-style-name="DefaultParagraphFont"/>
    <style:style style:name="FooterChar" style:display-name="Footer Char" style:family="text" style:parent-style-name="DefaultParagraphFont"/>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_50f4" style:display-name="_50f4" style:family="text" style:parent-style-name="DefaultParagraphFont"/>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Emphasis" style:display-name="Emphasis" style:family="text" style:parent-style-name="DefaultParagraphFont">
      <style:text-properties fo:font-style="italic" style:font-style-asian="italic" style:font-style-complex="italic"/>
    </style:style>
    <style:style style:name="Heading1Char" style:display-name="Heading 1 Char" style:family="text" style:parent-style-name="DefaultParagraphFont">
      <style:text-properties style:font-name="Cambria" fo:font-weight="bold" style:font-weight-asian="bold" style:font-weight-complex="bold" fo:color="#365F91" fo:font-size="14pt" style:font-size-asian="14pt" style:font-size-complex="14pt"/>
    </style:style>
    <style:style style:name="StrongEmphasis" style:display-name="Strong Emphasis" style:family="text" style:parent-style-name="DefaultParagraphFont">
      <style:text-properties fo:font-weight="bold" style:font-weight-asian="bold" style:font-weight-complex="bold"/>
    </style:style>
    <style:style style:name="fsl" style:display-name="fsl" style:family="text" style:parent-style-name="DefaultParagraphFont"/>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Cambria" fo:font-weight="bold" style:font-weight-asian="bold" style:font-weight-complex="bold" fo:color="#4F81BD" fo:font-size="13pt" style:font-size-asian="13pt" style:font-size-complex="13pt"/>
    </style:style>
    <style:style style:name="Heading3Char" style:display-name="Heading 3 Char" style:family="text" style:parent-style-name="DefaultParagraphFont">
      <style:text-properties style:font-name="Cambria" fo:font-weight="bold" style:font-weight-asian="bold" style:font-weight-complex="bold" fo:color="#4F81BD"/>
    </style:style>
    <style:style style:name="_5yl5" style:display-name="_5yl5" style:family="text" style:parent-style-name="DefaultParagraphFont"/>
    <style:style style:name="ListLabel1" style:display-name="ListLabel 1" style:family="text">
      <style:text-properties style:font-name-asian="Times New Roman" style:font-name-complex="Times New Roman"/>
    </style:style>
    <style:style style:name="ListLabel2" style:display-name="ListLabel 2" style:family="text">
      <style:text-properties style:font-name-complex="Courier New"/>
    </style:style>
    <style:style style:name="Heading5Char" style:display-name="Heading 5 Char" style:family="text" style:parent-style-name="DefaultParagraphFont">
      <style:text-properties style:font-name="Cambria" style:font-name-asian="Times New Roman" style:font-name-complex="Times New Roman" fo:color="#243F60"/>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NoSpacing" style:display-name="No Spacing" style:family="paragraph">
      <style:paragraph-properties fo:margin-bottom="0in" fo:line-height="100%"/>
      <style:text-properties fo:hyphenate="false"/>
    </style:style>
    <style:style style:name="WW_CharLFO1LVL1" style:family="text">
      <style:text-properties style:font-name="Times New Roman" style:font-name-asian="Times New Roman" style:font-name-complex="Times New Roman"/>
    </style:style>
    <style:style style:name="WW_CharLFO1LVL2" style:family="text">
      <style:text-properties style:font-name="Times New Roman" style:font-name-complex="Courier New"/>
    </style:style>
    <style:style style:name="WW_CharLFO1LVL5" style:family="text">
      <style:text-properties style:font-name="Times New Roman" style:font-name-complex="Courier New"/>
    </style:style>
    <style:style style:name="WW_CharLFO1LVL8" style:family="text">
      <style:text-properties style:font-name="Times New Roman" style:font-name-complex="Courier New"/>
    </style:style>
    <text:list-style style:name="WWNum1" style:display-name="WWNum1">
      <text:list-level-style-bullet text:level="1" text:style-name="WW_CharLFO1LVL1" text:bullet-char="">
        <style:list-level-properties/>
        <style:text-properties style:font-name="Times New Roman"/>
      </text:list-level-style-bullet>
      <text:list-level-style-bullet text:level="2" text:style-name="WW_CharLFO1LVL2" text:bullet-char="o">
        <style:list-level-properties/>
        <style:text-properties style:font-name="Times New Roman"/>
      </text:list-level-style-bullet>
      <text:list-level-style-bullet text:level="3" text:bullet-char="">
        <style:list-level-properties/>
      </text:list-level-style-bullet>
      <text:list-level-style-bullet text:level="4" text:bullet-char="">
        <style:list-level-properties/>
      </text:list-level-style-bullet>
      <text:list-level-style-bullet text:level="5" text:style-name="WW_CharLFO1LVL5" text:bullet-char="o">
        <style:list-level-properties/>
        <style:text-properties style:font-name="Times New Roman"/>
      </text:list-level-style-bullet>
      <text:list-level-style-bullet text:level="6" text:bullet-char="">
        <style:list-level-properties/>
      </text:list-level-style-bullet>
      <text:list-level-style-bullet text:level="7" text:bullet-char="">
        <style:list-level-properties/>
      </text:list-level-style-bullet>
      <text:list-level-style-bullet text:level="8" text:style-name="WW_CharLFO1LVL8" text:bullet-char="o">
        <style:list-level-properties/>
        <style:text-properties style:font-name="Times New Roman"/>
      </text:list-level-style-bullet>
      <text:list-level-style-bullet text:level="9" text:bullet-char="">
        <style:list-level-properties/>
      </text:list-level-style-bullet>
    </text:list-style>
    <style:style style:name="WW_CharLFO2LVL1" style:family="text">
      <style:text-properties style:font-name="Times New Roman" style:font-name-asian="Times New Roman" style:font-name-complex="Times New Roman"/>
    </style:style>
    <style:style style:name="WW_CharLFO2LVL2" style:family="text">
      <style:text-properties style:font-name="Times New Roman" style:font-name-complex="Courier New"/>
    </style:style>
    <style:style style:name="WW_CharLFO2LVL5" style:family="text">
      <style:text-properties style:font-name="Times New Roman" style:font-name-complex="Courier New"/>
    </style:style>
    <style:style style:name="WW_CharLFO2LVL8" style:family="text">
      <style:text-properties style:font-name="Times New Roman" style:font-name-complex="Courier New"/>
    </style:style>
    <text:list-style style:name="WWNum2" style:display-name="WWNum2">
      <text:list-level-style-bullet text:level="1" text:style-name="WW_CharLFO2LVL1" text:bullet-char="">
        <style:list-level-properties/>
        <style:text-properties style:font-name="Times New Roman"/>
      </text:list-level-style-bullet>
      <text:list-level-style-bullet text:level="2" text:style-name="WW_CharLFO2LVL2" text:bullet-char="o">
        <style:list-level-properties/>
        <style:text-properties style:font-name="Times New Roman"/>
      </text:list-level-style-bullet>
      <text:list-level-style-bullet text:level="3" text:bullet-char="">
        <style:list-level-properties/>
      </text:list-level-style-bullet>
      <text:list-level-style-bullet text:level="4" text:bullet-char="">
        <style:list-level-properties/>
      </text:list-level-style-bullet>
      <text:list-level-style-bullet text:level="5" text:style-name="WW_CharLFO2LVL5" text:bullet-char="o">
        <style:list-level-properties/>
        <style:text-properties style:font-name="Times New Roman"/>
      </text:list-level-style-bullet>
      <text:list-level-style-bullet text:level="6" text:bullet-char="">
        <style:list-level-properties/>
      </text:list-level-style-bullet>
      <text:list-level-style-bullet text:level="7" text:bullet-char="">
        <style:list-level-properties/>
      </text:list-level-style-bullet>
      <text:list-level-style-bullet text:level="8" text:style-name="WW_CharLFO2LVL8" text:bullet-char="o">
        <style:list-level-properties/>
        <style:text-properties style:font-name="Times New Roman"/>
      </text:list-level-style-bullet>
      <text:list-level-style-bullet text:level="9" text:bullet-char="">
        <style:list-level-properties/>
      </text:list-level-style-bullet>
    </text:list-style>
    <style:style style:name="WW_CharLFO3LVL1" style:family="text">
      <style:text-properties style:font-name="Times New Roman" style:font-name-asian="Times New Roman" style:font-name-complex="Times New Roman"/>
    </style:style>
    <style:style style:name="WW_CharLFO3LVL2" style:family="text">
      <style:text-properties style:font-name="Times New Roman" style:font-name-complex="Courier New"/>
    </style:style>
    <style:style style:name="WW_CharLFO3LVL5" style:family="text">
      <style:text-properties style:font-name="Times New Roman" style:font-name-complex="Courier New"/>
    </style:style>
    <style:style style:name="WW_CharLFO3LVL8" style:family="text">
      <style:text-properties style:font-name="Times New Roman" style:font-name-complex="Courier New"/>
    </style:style>
    <text:list-style style:name="WWNum3" style:display-name="WWNum3">
      <text:list-level-style-bullet text:level="1" text:style-name="WW_CharLFO3LVL1" text:bullet-char="">
        <style:list-level-properties/>
        <style:text-properties style:font-name="Times New Roman"/>
      </text:list-level-style-bullet>
      <text:list-level-style-bullet text:level="2" text:style-name="WW_CharLFO3LVL2" text:bullet-char="o">
        <style:list-level-properties/>
        <style:text-properties style:font-name="Times New Roman"/>
      </text:list-level-style-bullet>
      <text:list-level-style-bullet text:level="3" text:bullet-char="">
        <style:list-level-properties/>
      </text:list-level-style-bullet>
      <text:list-level-style-bullet text:level="4" text:bullet-char="">
        <style:list-level-properties/>
      </text:list-level-style-bullet>
      <text:list-level-style-bullet text:level="5" text:style-name="WW_CharLFO3LVL5" text:bullet-char="o">
        <style:list-level-properties/>
        <style:text-properties style:font-name="Times New Roman"/>
      </text:list-level-style-bullet>
      <text:list-level-style-bullet text:level="6" text:bullet-char="">
        <style:list-level-properties/>
      </text:list-level-style-bullet>
      <text:list-level-style-bullet text:level="7" text:bullet-char="">
        <style:list-level-properties/>
      </text:list-level-style-bullet>
      <text:list-level-style-bullet text:level="8" text:style-name="WW_CharLFO3LVL8" text:bullet-char="o">
        <style:list-level-properties/>
        <style:text-properties style:font-name="Times New Roman"/>
      </text:list-level-style-bullet>
      <text:list-level-style-bullet text:level="9" text:bullet-char="">
        <style:list-level-properties/>
      </text:list-level-style-bullet>
    </text:list-style>
    <style:style style:name="WW_CharLFO4LVL1" style:family="text">
      <style:text-properties style:font-name="Times New Roman" style:font-name-asian="Times New Roman" style:font-name-complex="Times New Roman"/>
    </style:style>
    <style:style style:name="WW_CharLFO4LVL2" style:family="text">
      <style:text-properties style:font-name="Times New Roman" style:font-name-complex="Courier New"/>
    </style:style>
    <style:style style:name="WW_CharLFO4LVL5" style:family="text">
      <style:text-properties style:font-name="Times New Roman" style:font-name-complex="Courier New"/>
    </style:style>
    <style:style style:name="WW_CharLFO4LVL8" style:family="text">
      <style:text-properties style:font-name="Times New Roman" style:font-name-complex="Courier New"/>
    </style:style>
    <text:list-style style:name="WWNum4" style:display-name="WWNum4">
      <text:list-level-style-bullet text:level="1" text:style-name="WW_CharLFO4LVL1" text:bullet-char="">
        <style:list-level-properties/>
        <style:text-properties style:font-name="Times New Roman"/>
      </text:list-level-style-bullet>
      <text:list-level-style-bullet text:level="2" text:style-name="WW_CharLFO4LVL2" text:bullet-char="o">
        <style:list-level-properties/>
        <style:text-properties style:font-name="Times New Roman"/>
      </text:list-level-style-bullet>
      <text:list-level-style-bullet text:level="3" text:bullet-char="">
        <style:list-level-properties/>
      </text:list-level-style-bullet>
      <text:list-level-style-bullet text:level="4" text:bullet-char="">
        <style:list-level-properties/>
      </text:list-level-style-bullet>
      <text:list-level-style-bullet text:level="5" text:style-name="WW_CharLFO4LVL5" text:bullet-char="o">
        <style:list-level-properties/>
        <style:text-properties style:font-name="Times New Roman"/>
      </text:list-level-style-bullet>
      <text:list-level-style-bullet text:level="6" text:bullet-char="">
        <style:list-level-properties/>
      </text:list-level-style-bullet>
      <text:list-level-style-bullet text:level="7" text:bullet-char="">
        <style:list-level-properties/>
      </text:list-level-style-bullet>
      <text:list-level-style-bullet text:level="8" text:style-name="WW_CharLFO4LVL8" text:bullet-char="o">
        <style:list-level-properties/>
        <style:text-properties style:font-name="Times New Roman"/>
      </text:list-level-style-bullet>
      <text:list-level-style-bullet text:level="9" text:bullet-char="">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5"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4902in" fo:margin-left="0.5in" fo:margin-bottom="0.2in" fo:margin-right="0.5in" style:num-format="1" style:writing-mode="lr-tb">
        <style:footnote-sep style:width="0.007in" style:rel-width="33%" style:color="#000000" style:line-style="solid" style:adjustment="left"/>
      </style:page-layout-properties>
      <style:header-style>
        <style:header-footer-properties style:dynamic-spacing="true" fo:min-height="0.0395in"/>
      </style:header-style>
      <style:footer-style>
        <style:header-footer-properties style:dynamic-spacing="true" fo:min-height="0.3in"/>
      </style:footer-style>
    </style:page-layout>
    <style:style style:name="T2" style:parent-style-name="DefaultParagraphFont" style:family="text">
      <style:text-properties style:font-name="Cambria" fo:font-size="12pt" style:font-size-asian="12pt"/>
    </style:style>
    <style:style style:name="T3" style:parent-style-name="DefaultParagraphFont" style:family="text">
      <style:text-properties style:font-name="Cambria" fo:font-size="12pt" style:font-size-asian="12pt"/>
    </style:style>
    <style:style style:name="T4" style:parent-style-name="DefaultParagraphFont" style:family="text">
      <style:text-properties style:font-name="Cambria" fo:font-size="12pt" style:font-size-asian="12pt"/>
    </style:style>
    <style:style style:name="T5" style:parent-style-name="DefaultParagraphFont" style:family="text">
      <style:text-properties style:font-name="Cambria" fo:font-size="12pt" style:font-size-asian="12pt" fo:language="en" fo:country="US"/>
    </style:style>
  </office:automatic-styles>
  <office:master-styles>
    <style:master-page style:name="MP0" style:page-layout-name="PL0">
      <style:header>
        <text:p text:style-name="Header"><text:span text:style-name="T2">VOLUME: E 03 ISSUE 21</text:span><text:span text:style-name="T3"><text:tab/></text:span><text:span text:style-name="T4"><text:s text:c="118"/></text:span><text:span text:style-name="T5">December 27, 2015</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Hugh</meta:initial-creator>
    <dc:creator>Hugh</dc:creator>
    <meta:creation-date>2016-01-13T04:33:00Z</meta:creation-date>
    <dc:date>2016-01-13T04:34:00Z</dc:date>
    <meta:print-date>2016-01-13T03:18:00Z</meta:print-date>
    <meta:template xlink:href="Normal" xlink:type="simple"/>
    <meta:editing-cycles>3</meta:editing-cycles>
    <meta:editing-duration>PT60S</meta:editing-duration>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1" meta:paragraph-count="87" meta:word-count="6547" meta:character-count="43778" meta:row-count="310" meta:non-whitespace-character-count="37318"/>
  </office:meta>
</office:document-meta>
</file>